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783in"/>
    </style:style>
    <style:style style:name="co2" style:family="table-column">
      <style:table-column-properties fo:break-before="auto" style:column-width="1.6272in"/>
    </style:style>
    <style:style style:name="co3" style:family="table-column">
      <style:table-column-properties fo:break-before="auto" style:column-width="2.0646in"/>
    </style:style>
    <style:style style:name="co4" style:family="table-column">
      <style:table-column-properties fo:break-before="auto" style:column-width="2.0402in"/>
    </style:style>
    <style:style style:name="co5" style:family="table-column">
      <style:table-column-properties fo:break-before="auto" style:column-width="0.589in"/>
    </style:style>
    <style:style style:name="co6" style:family="table-column">
      <style:table-column-properties fo:break-before="auto" style:column-width="0.7102in"/>
    </style:style>
    <style:style style:name="co7" style:family="table-column">
      <style:table-column-properties fo:break-before="auto" style:column-width="1.578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/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>
      <style:text-properties fo:color="#c9211e" fo:font-weight="bold" style:font-weight-asian="bold" style:font-weight-complex="bold"/>
    </style:style>
    <style:style style:name="ce9" style:family="table-cell" style:parent-style-name="Default"/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/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>
      <style:text-properties fo:color="#c9211e" fo:font-weight="bold" style:font-weight-asian="bold" style:font-weight-complex="bold"/>
    </style:style>
    <style:style style:name="ce27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metaop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zero_program_chance</text:p>
          </table:table-cell>
          <table:table-cell office:value-type="string" calcext:value-type="string">
            <text:p>grow_root_mutation_chance</text:p>
          </table:table-cell>
          <table:table-cell office:value-type="string" calcext:value-type="string">
            <text:p>grow_leaf_mutation_chance</text:p>
          </table:table-cell>
          <table:table-cell office:value-type="string" calcext:value-type="string">
            <text:p>int_std</text:p>
          </table:table-cell>
          <table:table-cell office:value-type="string" calcext:value-type="string">
            <text:p>float_std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46717878539685" calcext:value-type="float">
            <text:p>0.646717878539685</text:p>
          </table:table-cell>
          <table:table-cell office:value-type="float" office:value="0.193153527398398" calcext:value-type="float">
            <text:p>0.193153527398398</text:p>
          </table:table-cell>
          <table:table-cell office:value-type="float" office:value="0.46895613274334" calcext:value-type="float">
            <text:p>0.46895613274334</text:p>
          </table:table-cell>
          <table:table-cell office:value-type="float" office:value="8.9" calcext:value-type="float">
            <text:p>8.9</text:p>
          </table:table-cell>
          <table:table-cell office:value-type="float" office:value="0.3" calcext:value-type="float">
            <text:p>0.3</text:p>
          </table:table-cell>
          <table:table-cell office:value-type="float" office:value="0.00216776545319499" calcext:value-type="float">
            <text:p>0.00216776545319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72573161220475" calcext:value-type="float">
            <text:p>0.672573161220475</text:p>
          </table:table-cell>
          <table:table-cell office:value-type="float" office:value="0.209245138531434" calcext:value-type="float">
            <text:p>0.209245138531434</text:p>
          </table:table-cell>
          <table:table-cell office:value-type="float" office:value="0.42358675459275" calcext:value-type="float">
            <text:p>0.42358675459275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0.00221486734204726" calcext:value-type="float">
            <text:p>0.00221486734204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17607200110004" calcext:value-type="float">
            <text:p>0.317607200110004</text:p>
          </table:table-cell>
          <table:table-cell office:value-type="float" office:value="0.288420075870616" calcext:value-type="float">
            <text:p>0.288420075870616</text:p>
          </table:table-cell>
          <table:table-cell office:value-type="float" office:value="0.3881956008562" calcext:value-type="float">
            <text:p>0.3881956008562</text:p>
          </table:table-cell>
          <table:table-cell office:value-type="float" office:value="0.5" calcext:value-type="float">
            <text:p>0.5</text:p>
          </table:table-cell>
          <table:table-cell office:value-type="float" office:value="14.4" calcext:value-type="float">
            <text:p>14.4</text:p>
          </table:table-cell>
          <table:table-cell office:value-type="float" office:value="0.00222906010304582" calcext:value-type="float">
            <text:p>0.00222906010304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2365348671269" calcext:value-type="float">
            <text:p>0.052365348671269</text:p>
          </table:table-cell>
          <table:table-cell office:value-type="float" office:value="0.246835058044271" calcext:value-type="float">
            <text:p>0.246835058044271</text:p>
          </table:table-cell>
          <table:table-cell office:value-type="float" office:value="0.56604574752655" calcext:value-type="float">
            <text:p>0.56604574752655</text:p>
          </table:table-cell>
          <table:table-cell office:value-type="float" office:value="2.1" calcext:value-type="float">
            <text:p>2.1</text:p>
          </table:table-cell>
          <table:table-cell office:value-type="float" office:value="3.4" calcext:value-type="float">
            <text:p>3.4</text:p>
          </table:table-cell>
          <table:table-cell office:value-type="float" office:value="0.00224017325373275" calcext:value-type="float">
            <text:p>0.00224017325373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9877493675911" calcext:value-type="float">
            <text:p>0.89877493675911</text:p>
          </table:table-cell>
          <table:table-cell office:value-type="float" office:value="0.294138553952337" calcext:value-type="float">
            <text:p>0.294138553952337</text:p>
          </table:table-cell>
          <table:table-cell office:value-type="float" office:value="0.338330744541936" calcext:value-type="float">
            <text:p>0.33833074454193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00225968103785179" calcext:value-type="float">
            <text:p>0.00225968103785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22143149809814" calcext:value-type="float">
            <text:p>0.222143149809814</text:p>
          </table:table-cell>
          <table:table-cell office:value-type="float" office:value="0.383116864491634" calcext:value-type="float">
            <text:p>0.383116864491634</text:p>
          </table:table-cell>
          <table:table-cell office:value-type="float" office:value="0.271215814662847" calcext:value-type="float">
            <text:p>0.271215814662847</text:p>
          </table:table-cell>
          <table:table-cell office:value-type="float" office:value="8.9" calcext:value-type="float">
            <text:p>8.9</text:p>
          </table:table-cell>
          <table:table-cell office:value-type="float" office:value="3.4" calcext:value-type="float">
            <text:p>3.4</text:p>
          </table:table-cell>
          <table:table-cell office:value-type="float" office:value="0.00226617886427051" calcext:value-type="float">
            <text:p>0.00226617886427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67044831529027" calcext:value-type="float">
            <text:p>0.967044831529027</text:p>
          </table:table-cell>
          <table:table-cell office:value-type="float" office:value="0.212463191720935" calcext:value-type="float">
            <text:p>0.212463191720935</text:p>
          </table:table-cell>
          <table:table-cell office:value-type="float" office:value="0.294475038771965" calcext:value-type="float">
            <text:p>0.294475038771965</text:p>
          </table:table-cell>
          <table:table-cell office:value-type="float" office:value="1.3" calcext:value-type="float">
            <text:p>1.3</text:p>
          </table:table-cell>
          <table:table-cell office:value-type="float" office:value="8.9" calcext:value-type="float">
            <text:p>8.9</text:p>
          </table:table-cell>
          <table:table-cell office:value-type="float" office:value="0.00228939321042037" calcext:value-type="float">
            <text:p>0.0022893932104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31863432110588" calcext:value-type="float">
            <text:p>0.131863432110588</text:p>
          </table:table-cell>
          <table:table-cell office:value-type="float" office:value="0.391250867301646" calcext:value-type="float">
            <text:p>0.391250867301646</text:p>
          </table:table-cell>
          <table:table-cell office:value-type="float" office:value="0.400381562760286" calcext:value-type="float">
            <text:p>0.400381562760286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00231609762763732" calcext:value-type="float">
            <text:p>0.00231609762763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69908345255655" calcext:value-type="float">
            <text:p>0.169908345255655</text:p>
          </table:table-cell>
          <table:table-cell office:value-type="float" office:value="0.439414285129195" calcext:value-type="float">
            <text:p>0.439414285129195</text:p>
          </table:table-cell>
          <table:table-cell office:value-type="float" office:value="0.449467542336971" calcext:value-type="float">
            <text:p>0.449467542336971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00232714688611405" calcext:value-type="float">
            <text:p>0.00232714688611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8385599772151" calcext:value-type="float">
            <text:p>0.98385599772151</text:p>
          </table:table-cell>
          <table:table-cell office:value-type="float" office:value="0.405300292829905" calcext:value-type="float">
            <text:p>0.405300292829905</text:p>
          </table:table-cell>
          <table:table-cell office:value-type="float" office:value="0.375792239687554" calcext:value-type="float">
            <text:p>0.375792239687554</text:p>
          </table:table-cell>
          <table:table-cell office:value-type="float" office:value="1.3" calcext:value-type="float">
            <text:p>1.3</text:p>
          </table:table-cell>
          <table:table-cell office:value-type="float" office:value="5.5" calcext:value-type="float">
            <text:p>5.5</text:p>
          </table:table-cell>
          <table:table-cell office:value-type="float" office:value="0.00237087755943242" calcext:value-type="float">
            <text:p>0.00237087755943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95562403543555" calcext:value-type="float">
            <text:p>0.195562403543555</text:p>
          </table:table-cell>
          <table:table-cell office:value-type="float" office:value="0.0718804766804512" calcext:value-type="float">
            <text:p>0.071880476680451</text:p>
          </table:table-cell>
          <table:table-cell office:value-type="float" office:value="0.519372859318711" calcext:value-type="float">
            <text:p>0.51937285931871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00237830003983078" calcext:value-type="float">
            <text:p>0.00237830003983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55439234020351" calcext:value-type="float">
            <text:p>0.055439234020351</text:p>
          </table:table-cell>
          <table:table-cell office:value-type="float" office:value="0.432797519179236" calcext:value-type="float">
            <text:p>0.432797519179236</text:p>
          </table:table-cell>
          <table:table-cell office:value-type="float" office:value="0.368710371957" calcext:value-type="float">
            <text:p>0.368710371957</text:p>
          </table:table-cell>
          <table:table-cell office:value-type="float" office:value="0.2" calcext:value-type="float">
            <text:p>0.2</text:p>
          </table:table-cell>
          <table:table-cell office:value-type="float" office:value="14.4" calcext:value-type="float">
            <text:p>14.4</text:p>
          </table:table-cell>
          <table:table-cell office:value-type="float" office:value="0.00238041139679441" calcext:value-type="float">
            <text:p>0.00238041139679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72348619091689" calcext:value-type="float">
            <text:p>0.572348619091689</text:p>
          </table:table-cell>
          <table:table-cell office:value-type="float" office:value="0.247712857538641" calcext:value-type="float">
            <text:p>0.247712857538641</text:p>
          </table:table-cell>
          <table:table-cell office:value-type="float" office:value="0.275981306685117" calcext:value-type="float">
            <text:p>0.275981306685117</text:p>
          </table:table-cell>
          <table:table-cell office:value-type="float" office:value="5.5" calcext:value-type="float">
            <text:p>5.5</text:p>
          </table:table-cell>
          <table:table-cell office:value-type="float" office:value="3.4" calcext:value-type="float">
            <text:p>3.4</text:p>
          </table:table-cell>
          <table:table-cell office:value-type="float" office:value="0.00242009908395573" calcext:value-type="float">
            <text:p>0.00242009908395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2399208074848" calcext:value-type="float">
            <text:p>0.32399208074848</text:p>
          </table:table-cell>
          <table:table-cell office:value-type="float" office:value="0.376254357963357" calcext:value-type="float">
            <text:p>0.376254357963357</text:p>
          </table:table-cell>
          <table:table-cell office:value-type="float" office:value="0.352839945457242" calcext:value-type="float">
            <text:p>0.35283994545724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00242484586238794" calcext:value-type="float">
            <text:p>0.00242484586238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59292201430716" calcext:value-type="float">
            <text:p>0.055929220143072</text:p>
          </table:table-cell>
          <table:table-cell office:value-type="float" office:value="0.120323037397072" calcext:value-type="float">
            <text:p>0.120323037397072</text:p>
          </table:table-cell>
          <table:table-cell office:value-type="float" office:value="0.878580093324051" calcext:value-type="float">
            <text:p>0.87858009332405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00245788281721432" calcext:value-type="float">
            <text:p>0.00245788281721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44034542441687" calcext:value-type="float">
            <text:p>0.944034542441687</text:p>
          </table:table-cell>
          <table:table-cell office:value-type="float" office:value="0.314458183806723" calcext:value-type="float">
            <text:p>0.314458183806723</text:p>
          </table:table-cell>
          <table:table-cell office:value-type="float" office:value="0.132168777285791" calcext:value-type="float">
            <text:p>0.13216877728579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0.00246885488460661" calcext:value-type="float">
            <text:p>0.00246885488460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48072767265316" calcext:value-type="float">
            <text:p>0.548072767265316</text:p>
          </table:table-cell>
          <table:table-cell office:value-type="float" office:value="0.318393385197541" calcext:value-type="float">
            <text:p>0.318393385197541</text:p>
          </table:table-cell>
          <table:table-cell office:value-type="float" office:value="0.199812142681955" calcext:value-type="float">
            <text:p>0.199812142681955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office:value-type="float" office:value="0.00247005027559776" calcext:value-type="float">
            <text:p>0.00247005027559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22216070606827" calcext:value-type="float">
            <text:p>0.522216070606827</text:p>
          </table:table-cell>
          <table:table-cell office:value-type="float" office:value="0.227972941263594" calcext:value-type="float">
            <text:p>0.227972941263594</text:p>
          </table:table-cell>
          <table:table-cell office:value-type="float" office:value="0.69710185695213" calcext:value-type="float">
            <text:p>0.69710185695213</text:p>
          </table:table-cell>
          <table:table-cell office:value-type="float" office:value="0.5" calcext:value-type="float">
            <text:p>0.5</text:p>
          </table:table-cell>
          <table:table-cell office:value-type="float" office:value="8.9" calcext:value-type="float">
            <text:p>8.9</text:p>
          </table:table-cell>
          <table:table-cell office:value-type="float" office:value="0.00247200231095757" calcext:value-type="float">
            <text:p>0.00247200231095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7419226868826" calcext:value-type="float">
            <text:p>0.137419226868826</text:p>
          </table:table-cell>
          <table:table-cell office:value-type="float" office:value="0.2377847376185" calcext:value-type="float">
            <text:p>0.2377847376185</text:p>
          </table:table-cell>
          <table:table-cell office:value-type="float" office:value="0.525376567849263" calcext:value-type="float">
            <text:p>0.525376567849263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0.00248132213161457" calcext:value-type="float">
            <text:p>0.00248132213161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31376045989414" calcext:value-type="float">
            <text:p>0.931376045989414</text:p>
          </table:table-cell>
          <table:table-cell office:value-type="float" office:value="0.55564306533035" calcext:value-type="float">
            <text:p>0.55564306533035</text:p>
          </table:table-cell>
          <table:table-cell office:value-type="float" office:value="0.33857675580704" calcext:value-type="float">
            <text:p>0.33857675580704</text:p>
          </table:table-cell>
          <table:table-cell office:value-type="float" office:value="0.8" calcext:value-type="float">
            <text:p>0.8</text:p>
          </table:table-cell>
          <table:table-cell office:value-type="float" office:value="8.9" calcext:value-type="float">
            <text:p>8.9</text:p>
          </table:table-cell>
          <table:table-cell office:value-type="float" office:value="0.00250260237891145" calcext:value-type="float">
            <text:p>0.00250260237891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31640166605748" calcext:value-type="float">
            <text:p>0.531640166605748</text:p>
          </table:table-cell>
          <table:table-cell table:style-name="ce21" office:value-type="float" office:value="0.724075813808707" calcext:value-type="float">
            <text:p>0.724075813808707</text:p>
          </table:table-cell>
          <table:table-cell office:value-type="float" office:value="0.132852751888584" calcext:value-type="float">
            <text:p>0.132852751888584</text:p>
          </table:table-cell>
          <table:table-cell office:value-type="float" office:value="0.1" calcext:value-type="float">
            <text:p>0.1</text:p>
          </table:table-cell>
          <table:table-cell office:value-type="float" office:value="8.9" calcext:value-type="float">
            <text:p>8.9</text:p>
          </table:table-cell>
          <table:table-cell office:value-type="float" office:value="0.00250441835424773" calcext:value-type="float">
            <text:p>0.00250441835424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7529982986538" calcext:value-type="float">
            <text:p>0.037529982986538</text:p>
          </table:table-cell>
          <table:table-cell office:value-type="float" office:value="0.298340205365941" calcext:value-type="float">
            <text:p>0.298340205365941</text:p>
          </table:table-cell>
          <table:table-cell office:value-type="float" office:value="0.395649023463939" calcext:value-type="float">
            <text:p>0.395649023463939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00251832189752768" calcext:value-type="float">
            <text:p>0.00251832189752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20017567833616" calcext:value-type="float">
            <text:p>0.620017567833616</text:p>
          </table:table-cell>
          <table:table-cell office:value-type="float" office:value="0.145319084497123" calcext:value-type="float">
            <text:p>0.145319084497123</text:p>
          </table:table-cell>
          <table:table-cell office:value-type="float" office:value="0.394404928052632" calcext:value-type="float">
            <text:p>0.394404928052632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00252318286235675" calcext:value-type="float">
            <text:p>0.00252318286235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95874668069329" calcext:value-type="float">
            <text:p>0.495874668069329</text:p>
          </table:table-cell>
          <table:table-cell office:value-type="float" office:value="0.0695192111877734" calcext:value-type="float">
            <text:p>0.069519211187773</text:p>
          </table:table-cell>
          <table:table-cell office:value-type="float" office:value="0.678225556027646" calcext:value-type="float">
            <text:p>0.678225556027646</text:p>
          </table:table-cell>
          <table:table-cell office:value-type="float" office:value="3.4" calcext:value-type="float">
            <text:p>3.4</text:p>
          </table:table-cell>
          <table:table-cell office:value-type="float" office:value="0.3" calcext:value-type="float">
            <text:p>0.3</text:p>
          </table:table-cell>
          <table:table-cell office:value-type="float" office:value="0.00255256965595833" calcext:value-type="float">
            <text:p>0.00255256965595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03502777634184" calcext:value-type="float">
            <text:p>0.803502777634184</text:p>
          </table:table-cell>
          <table:table-cell office:value-type="float" office:value="0.518156394881095" calcext:value-type="float">
            <text:p>0.518156394881095</text:p>
          </table:table-cell>
          <table:table-cell office:value-type="float" office:value="0.461913524307806" calcext:value-type="float">
            <text:p>0.461913524307806</text:p>
          </table:table-cell>
          <table:table-cell office:value-type="float" office:value="8.9" calcext:value-type="float">
            <text:p>8.9</text:p>
          </table:table-cell>
          <table:table-cell office:value-type="float" office:value="0.2" calcext:value-type="float">
            <text:p>0.2</text:p>
          </table:table-cell>
          <table:table-cell office:value-type="float" office:value="0.00255715981298903" calcext:value-type="float">
            <text:p>0.00255715981298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34523626493954" calcext:value-type="float">
            <text:p>0.934523626493954</text:p>
          </table:table-cell>
          <table:table-cell office:value-type="float" office:value="0.208294214411704" calcext:value-type="float">
            <text:p>0.208294214411704</text:p>
          </table:table-cell>
          <table:table-cell office:value-type="float" office:value="0.502245241189907" calcext:value-type="float">
            <text:p>0.502245241189907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00256408864805317" calcext:value-type="float">
            <text:p>0.00256408864805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77711659111225" calcext:value-type="float">
            <text:p>0.577711659111225</text:p>
          </table:table-cell>
          <table:table-cell office:value-type="float" office:value="0.296441354474464" calcext:value-type="float">
            <text:p>0.296441354474464</text:p>
          </table:table-cell>
          <table:table-cell office:value-type="float" office:value="0.341725066853797" calcext:value-type="float">
            <text:p>0.341725066853797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0.00261581300864833" calcext:value-type="float">
            <text:p>0.00261581300864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307004598510732" calcext:value-type="float">
            <text:p>0.030700459851073</text:p>
          </table:table-cell>
          <table:table-cell office:value-type="float" office:value="0.376360064753628" calcext:value-type="float">
            <text:p>0.376360064753628</text:p>
          </table:table-cell>
          <table:table-cell office:value-type="float" office:value="0.19636992125372" calcext:value-type="float">
            <text:p>0.19636992125372</text:p>
          </table:table-cell>
          <table:table-cell office:value-type="float" office:value="8.9" calcext:value-type="float">
            <text:p>8.9</text:p>
          </table:table-cell>
          <table:table-cell office:value-type="float" office:value="0.2" calcext:value-type="float">
            <text:p>0.2</text:p>
          </table:table-cell>
          <table:table-cell office:value-type="float" office:value="0.00261890211472923" calcext:value-type="float">
            <text:p>0.00261890211472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78973908600235" calcext:value-type="float">
            <text:p>0.678973908600235</text:p>
          </table:table-cell>
          <table:table-cell office:value-type="float" office:value="0.508219038255697" calcext:value-type="float">
            <text:p>0.508219038255697</text:p>
          </table:table-cell>
          <table:table-cell office:value-type="float" office:value="0.229514856309022" calcext:value-type="float">
            <text:p>0.229514856309022</text:p>
          </table:table-cell>
          <table:table-cell office:value-type="float" office:value="8.9" calcext:value-type="float">
            <text:p>8.9</text:p>
          </table:table-cell>
          <table:table-cell office:value-type="float" office:value="3.4" calcext:value-type="float">
            <text:p>3.4</text:p>
          </table:table-cell>
          <table:table-cell office:value-type="float" office:value="0.00262332081924962" calcext:value-type="float">
            <text:p>0.0026233208192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49452864615547" calcext:value-type="float">
            <text:p>0.749452864615547</text:p>
          </table:table-cell>
          <table:table-cell office:value-type="float" office:value="0.342980748384001" calcext:value-type="float">
            <text:p>0.342980748384001</text:p>
          </table:table-cell>
          <table:table-cell office:value-type="float" office:value="0.297052213057682" calcext:value-type="float">
            <text:p>0.297052213057682</text:p>
          </table:table-cell>
          <table:table-cell table:number-columns-repeated="2" office:value-type="float" office:value="8.9" calcext:value-type="float">
            <text:p>8.9</text:p>
          </table:table-cell>
          <table:table-cell office:value-type="float" office:value="0.00262667416480299" calcext:value-type="float">
            <text:p>0.00262667416480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60285156245013" calcext:value-type="float">
            <text:p>0.560285156245013</text:p>
          </table:table-cell>
          <table:table-cell office:value-type="float" office:value="0.387079430662451" calcext:value-type="float">
            <text:p>0.387079430662451</text:p>
          </table:table-cell>
          <table:table-cell office:value-type="float" office:value="0.57059132204026" calcext:value-type="float">
            <text:p>0.57059132204026</text:p>
          </table:table-cell>
          <table:table-cell office:value-type="float" office:value="0.2" calcext:value-type="float">
            <text:p>0.2</text:p>
          </table:table-cell>
          <table:table-cell office:value-type="float" office:value="8.9" calcext:value-type="float">
            <text:p>8.9</text:p>
          </table:table-cell>
          <table:table-cell office:value-type="float" office:value="0.00263180296624262" calcext:value-type="float">
            <text:p>0.00263180296624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58426026423579" calcext:value-type="float">
            <text:p>0.958426026423579</text:p>
          </table:table-cell>
          <table:table-cell office:value-type="float" office:value="0.314308014787613" calcext:value-type="float">
            <text:p>0.314308014787613</text:p>
          </table:table-cell>
          <table:table-cell office:value-type="float" office:value="0.395187237446333" calcext:value-type="float">
            <text:p>0.395187237446333</text:p>
          </table:table-cell>
          <table:table-cell office:value-type="float" office:value="0.3" calcext:value-type="float">
            <text:p>0.3</text:p>
          </table:table-cell>
          <table:table-cell office:value-type="float" office:value="1.3" calcext:value-type="float">
            <text:p>1.3</text:p>
          </table:table-cell>
          <table:table-cell office:value-type="float" office:value="0.00263209277660424" calcext:value-type="float">
            <text:p>0.00263209277660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63947786435049" calcext:value-type="float">
            <text:p>0.663947786435049</text:p>
          </table:table-cell>
          <table:table-cell office:value-type="float" office:value="0.24002174757956" calcext:value-type="float">
            <text:p>0.24002174757956</text:p>
          </table:table-cell>
          <table:table-cell office:value-type="float" office:value="0.419329593780672" calcext:value-type="float">
            <text:p>0.419329593780672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00263506059760591" calcext:value-type="float">
            <text:p>0.00263506059760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37212794110861" calcext:value-type="float">
            <text:p>0.837212794110861</text:p>
          </table:table-cell>
          <table:table-cell office:value-type="float" office:value="0.17736365480334" calcext:value-type="float">
            <text:p>0.17736365480334</text:p>
          </table:table-cell>
          <table:table-cell office:value-type="float" office:value="0.472085613987082" calcext:value-type="float">
            <text:p>0.472085613987082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0.00263876541163762" calcext:value-type="float">
            <text:p>0.00263876541163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47775326523617" calcext:value-type="float">
            <text:p>0.447775326523617</text:p>
          </table:table-cell>
          <table:table-cell office:value-type="float" office:value="0.378616450467633" calcext:value-type="float">
            <text:p>0.378616450467633</text:p>
          </table:table-cell>
          <table:table-cell office:value-type="float" office:value="0.140689598886529" calcext:value-type="float">
            <text:p>0.140689598886529</text:p>
          </table:table-cell>
          <table:table-cell table:number-columns-repeated="2" office:value-type="float" office:value="8.9" calcext:value-type="float">
            <text:p>8.9</text:p>
          </table:table-cell>
          <table:table-cell office:value-type="float" office:value="0.00264495132346792" calcext:value-type="float">
            <text:p>0.00264495132346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26175584744265" calcext:value-type="float">
            <text:p>0.226175584744265</text:p>
          </table:table-cell>
          <table:table-cell office:value-type="float" office:value="0.395161628865123" calcext:value-type="float">
            <text:p>0.395161628865123</text:p>
          </table:table-cell>
          <table:table-cell office:value-type="float" office:value="0.216013204773645" calcext:value-type="float">
            <text:p>0.21601320477364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00265311976791256" calcext:value-type="float">
            <text:p>0.00265311976791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917460443787698" calcext:value-type="float">
            <text:p>0.09174604437877</text:p>
          </table:table-cell>
          <table:table-cell office:value-type="float" office:value="0.146414665335465" calcext:value-type="float">
            <text:p>0.146414665335465</text:p>
          </table:table-cell>
          <table:table-cell office:value-type="float" office:value="0.427444151909509" calcext:value-type="float">
            <text:p>0.427444151909509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0.00265600817776056" calcext:value-type="float">
            <text:p>0.00265600817776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85656492238884" calcext:value-type="float">
            <text:p>0.585656492238884</text:p>
          </table:table-cell>
          <table:table-cell office:value-type="float" office:value="0.276617486898856" calcext:value-type="float">
            <text:p>0.276617486898856</text:p>
          </table:table-cell>
          <table:table-cell office:value-type="float" office:value="0.169673047866362" calcext:value-type="float">
            <text:p>0.169673047866362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00265611824698701" calcext:value-type="float">
            <text:p>0.00265611824698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439254049411899" calcext:value-type="float">
            <text:p>0.04392540494119</text:p>
          </table:table-cell>
          <table:table-cell office:value-type="float" office:value="0.357275826880619" calcext:value-type="float">
            <text:p>0.357275826880619</text:p>
          </table:table-cell>
          <table:table-cell office:value-type="float" office:value="0.373709930051299" calcext:value-type="float">
            <text:p>0.373709930051299</text:p>
          </table:table-cell>
          <table:table-cell office:value-type="float" office:value="8.9" calcext:value-type="float">
            <text:p>8.9</text:p>
          </table:table-cell>
          <table:table-cell office:value-type="float" office:value="0.5" calcext:value-type="float">
            <text:p>0.5</text:p>
          </table:table-cell>
          <table:table-cell office:value-type="float" office:value="0.00266090621798314" calcext:value-type="float">
            <text:p>0.00266090621798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71568837247306" calcext:value-type="float">
            <text:p>0.571568837247306</text:p>
          </table:table-cell>
          <table:table-cell office:value-type="float" office:value="0.332069875649481" calcext:value-type="float">
            <text:p>0.332069875649481</text:p>
          </table:table-cell>
          <table:table-cell office:value-type="float" office:value="0.313321585093585" calcext:value-type="float">
            <text:p>0.313321585093585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0.0026705297227069" calcext:value-type="float">
            <text:p>0.00267052972270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36746253964428" calcext:value-type="float">
            <text:p>0.236746253964428</text:p>
          </table:table-cell>
          <table:table-cell office:value-type="float" office:value="0.200591822939724" calcext:value-type="float">
            <text:p>0.200591822939724</text:p>
          </table:table-cell>
          <table:table-cell office:value-type="float" office:value="0.302619813801436" calcext:value-type="float">
            <text:p>0.302619813801436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00269823680512176" calcext:value-type="float">
            <text:p>0.00269823680512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04071165619332" calcext:value-type="float">
            <text:p>0.904071165619332</text:p>
          </table:table-cell>
          <table:table-cell office:value-type="float" office:value="0.600023169980606" calcext:value-type="float">
            <text:p>0.600023169980606</text:p>
          </table:table-cell>
          <table:table-cell office:value-type="float" office:value="0.113522995397986" calcext:value-type="float">
            <text:p>0.113522995397986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00270145407511439" calcext:value-type="float">
            <text:p>0.00270145407511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13188752597756" calcext:value-type="float">
            <text:p>0.513188752597756</text:p>
          </table:table-cell>
          <table:table-cell office:value-type="float" office:value="0.109520485398222" calcext:value-type="float">
            <text:p>0.109520485398222</text:p>
          </table:table-cell>
          <table:table-cell office:value-type="float" office:value="0.477610057789836" calcext:value-type="float">
            <text:p>0.477610057789836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00270244140675849" calcext:value-type="float">
            <text:p>0.00270244140675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96406118598054" calcext:value-type="float">
            <text:p>0.996406118598054</text:p>
          </table:table-cell>
          <table:table-cell office:value-type="float" office:value="0.192204431862696" calcext:value-type="float">
            <text:p>0.192204431862696</text:p>
          </table:table-cell>
          <table:table-cell office:value-type="float" office:value="0.58464292951672" calcext:value-type="float">
            <text:p>0.58464292951672</text:p>
          </table:table-cell>
          <table:table-cell office:value-type="float" office:value="0.8" calcext:value-type="float">
            <text:p>0.8</text:p>
          </table:table-cell>
          <table:table-cell office:value-type="float" office:value="14.4" calcext:value-type="float">
            <text:p>14.4</text:p>
          </table:table-cell>
          <table:table-cell office:value-type="float" office:value="0.00270479101143041" calcext:value-type="float">
            <text:p>0.0027047910114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75328609703381" calcext:value-type="float">
            <text:p>0.057532860970338</text:p>
          </table:table-cell>
          <table:table-cell office:value-type="float" office:value="0.382070047015436" calcext:value-type="float">
            <text:p>0.382070047015436</text:p>
          </table:table-cell>
          <table:table-cell office:value-type="float" office:value="0.299211694793172" calcext:value-type="float">
            <text:p>0.299211694793172</text:p>
          </table:table-cell>
          <table:table-cell office:value-type="float" office:value="0.2" calcext:value-type="float">
            <text:p>0.2</text:p>
          </table:table-cell>
          <table:table-cell office:value-type="float" office:value="3.4" calcext:value-type="float">
            <text:p>3.4</text:p>
          </table:table-cell>
          <table:table-cell office:value-type="float" office:value="0.00271092789757785" calcext:value-type="float">
            <text:p>0.00271092789757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9597891773955" calcext:value-type="float">
            <text:p>0.79597891773955</text:p>
          </table:table-cell>
          <table:table-cell office:value-type="float" office:value="0.256670901103955" calcext:value-type="float">
            <text:p>0.256670901103955</text:p>
          </table:table-cell>
          <table:table-cell office:value-type="float" office:value="0.290875549244383" calcext:value-type="float">
            <text:p>0.290875549244383</text:p>
          </table:table-cell>
          <table:table-cell office:value-type="float" office:value="2.1" calcext:value-type="float">
            <text:p>2.1</text:p>
          </table:table-cell>
          <table:table-cell office:value-type="float" office:value="3.4" calcext:value-type="float">
            <text:p>3.4</text:p>
          </table:table-cell>
          <table:table-cell office:value-type="float" office:value="0.00271311099290916" calcext:value-type="float">
            <text:p>0.00271311099290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69227578226634" calcext:value-type="float">
            <text:p>0.269227578226634</text:p>
          </table:table-cell>
          <table:table-cell office:value-type="float" office:value="0.582200701711689" calcext:value-type="float">
            <text:p>0.582200701711689</text:p>
          </table:table-cell>
          <table:table-cell office:value-type="float" office:value="0.146927240480066" calcext:value-type="float">
            <text:p>0.146927240480066</text:p>
          </table:table-cell>
          <table:table-cell office:value-type="float" office:value="0.2" calcext:value-type="float">
            <text:p>0.2</text:p>
          </table:table-cell>
          <table:table-cell office:value-type="float" office:value="8.9" calcext:value-type="float">
            <text:p>8.9</text:p>
          </table:table-cell>
          <table:table-cell office:value-type="float" office:value="0.00271595534361885" calcext:value-type="float">
            <text:p>0.00271595534361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87527002494025" calcext:value-type="float">
            <text:p>0.387527002494025</text:p>
          </table:table-cell>
          <table:table-cell office:value-type="float" office:value="0.395766614813444" calcext:value-type="float">
            <text:p>0.395766614813444</text:p>
          </table:table-cell>
          <table:table-cell office:value-type="float" office:value="0.367564251260777" calcext:value-type="float">
            <text:p>0.367564251260777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.00274334945752048" calcext:value-type="float">
            <text:p>0.0027433494575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86406024852443" calcext:value-type="float">
            <text:p>0.486406024852443</text:p>
          </table:table-cell>
          <table:table-cell office:value-type="float" office:value="0.0858741126583067" calcext:value-type="float">
            <text:p>0.085874112658307</text:p>
          </table:table-cell>
          <table:table-cell office:value-type="float" office:value="0.46341457058404" calcext:value-type="float">
            <text:p>0.46341457058404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.00275318035208916" calcext:value-type="float">
            <text:p>0.00275318035208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0766841111122" calcext:value-type="float">
            <text:p>0.330766841111122</text:p>
          </table:table-cell>
          <table:table-cell office:value-type="float" office:value="0.238255345232762" calcext:value-type="float">
            <text:p>0.238255345232762</text:p>
          </table:table-cell>
          <table:table-cell office:value-type="float" office:value="0.308469177380351" calcext:value-type="float">
            <text:p>0.30846917738035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0278391511804723" calcext:value-type="float">
            <text:p>0.00278391511804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73504100436668" calcext:value-type="float">
            <text:p>0.573504100436668</text:p>
          </table:table-cell>
          <table:table-cell office:value-type="float" office:value="0.495753955853063" calcext:value-type="float">
            <text:p>0.495753955853063</text:p>
          </table:table-cell>
          <table:table-cell office:value-type="float" office:value="0.386714352087154" calcext:value-type="float">
            <text:p>0.386714352087154</text:p>
          </table:table-cell>
          <table:table-cell office:value-type="float" office:value="2.1" calcext:value-type="float">
            <text:p>2.1</text:p>
          </table:table-cell>
          <table:table-cell office:value-type="float" office:value="5.5" calcext:value-type="float">
            <text:p>5.5</text:p>
          </table:table-cell>
          <table:table-cell office:value-type="float" office:value="0.0027839882693209" calcext:value-type="float">
            <text:p>0.00278398826932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30803705456425" calcext:value-type="float">
            <text:p>0.730803705456425</text:p>
          </table:table-cell>
          <table:table-cell office:value-type="float" office:value="0.137240500164467" calcext:value-type="float">
            <text:p>0.137240500164467</text:p>
          </table:table-cell>
          <table:table-cell office:value-type="float" office:value="0.409856919039014" calcext:value-type="float">
            <text:p>0.409856919039014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0.00278876555841206" calcext:value-type="float">
            <text:p>0.00278876555841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63045708627543" calcext:value-type="float">
            <text:p>0.963045708627543</text:p>
          </table:table-cell>
          <table:table-cell office:value-type="float" office:value="0.343622712161768" calcext:value-type="float">
            <text:p>0.343622712161768</text:p>
          </table:table-cell>
          <table:table-cell office:value-type="float" office:value="0.275114067575484" calcext:value-type="float">
            <text:p>0.275114067575484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0.00278973187955725" calcext:value-type="float">
            <text:p>0.00278973187955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81596327294586" calcext:value-type="float">
            <text:p>0.681596327294586</text:p>
          </table:table-cell>
          <table:table-cell office:value-type="float" office:value="0.287163283361626" calcext:value-type="float">
            <text:p>0.287163283361626</text:p>
          </table:table-cell>
          <table:table-cell office:value-type="float" office:value="0.0874513431044723" calcext:value-type="float">
            <text:p>0.08745134310447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00278985043504483" calcext:value-type="float">
            <text:p>0.00278985043504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76078008995076" calcext:value-type="float">
            <text:p>0.576078008995076</text:p>
          </table:table-cell>
          <table:table-cell office:value-type="float" office:value="0.433859516350862" calcext:value-type="float">
            <text:p>0.433859516350862</text:p>
          </table:table-cell>
          <table:table-cell office:value-type="float" office:value="0.406264657427666" calcext:value-type="float">
            <text:p>0.406264657427666</text:p>
          </table:table-cell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office:value-type="float" office:value="0.00279046063168031" calcext:value-type="float">
            <text:p>0.0027904606316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28859496927249" calcext:value-type="float">
            <text:p>0.528859496927249</text:p>
          </table:table-cell>
          <table:table-cell office:value-type="float" office:value="0.494250368963802" calcext:value-type="float">
            <text:p>0.494250368963802</text:p>
          </table:table-cell>
          <table:table-cell office:value-type="float" office:value="0.146770708116312" calcext:value-type="float">
            <text:p>0.146770708116312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0.00279085383259861" calcext:value-type="float">
            <text:p>0.00279085383259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42556713950146" calcext:value-type="float">
            <text:p>0.542556713950146</text:p>
          </table:table-cell>
          <table:table-cell office:value-type="float" office:value="0.115249130117652" calcext:value-type="float">
            <text:p>0.115249130117652</text:p>
          </table:table-cell>
          <table:table-cell office:value-type="float" office:value="0.572352960756238" calcext:value-type="float">
            <text:p>0.572352960756238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0.00279162717323577" calcext:value-type="float">
            <text:p>0.00279162717323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3336997668209" calcext:value-type="float">
            <text:p>0.026333699766821</text:p>
          </table:table-cell>
          <table:table-cell office:value-type="float" office:value="0.0424301961301244" calcext:value-type="float">
            <text:p>0.042430196130124</text:p>
          </table:table-cell>
          <table:table-cell office:value-type="float" office:value="0.497420422245078" calcext:value-type="float">
            <text:p>0.497420422245078</text:p>
          </table:table-cell>
          <table:table-cell office:value-type="float" office:value="3.4" calcext:value-type="float">
            <text:p>3.4</text:p>
          </table:table-cell>
          <table:table-cell office:value-type="float" office:value="0.2" calcext:value-type="float">
            <text:p>0.2</text:p>
          </table:table-cell>
          <table:table-cell office:value-type="float" office:value="0.00279805586289629" calcext:value-type="float">
            <text:p>0.00279805586289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07724680507465" calcext:value-type="float">
            <text:p>0.407724680507465</text:p>
          </table:table-cell>
          <table:table-cell office:value-type="float" office:value="0.290367417743803" calcext:value-type="float">
            <text:p>0.290367417743803</text:p>
          </table:table-cell>
          <table:table-cell office:value-type="float" office:value="0.221202284337941" calcext:value-type="float">
            <text:p>0.221202284337941</text:p>
          </table:table-cell>
          <table:table-cell office:value-type="float" office:value="3.4" calcext:value-type="float">
            <text:p>3.4</text:p>
          </table:table-cell>
          <table:table-cell office:value-type="float" office:value="14.4" calcext:value-type="float">
            <text:p>14.4</text:p>
          </table:table-cell>
          <table:table-cell office:value-type="float" office:value="0.00280062923841377" calcext:value-type="float">
            <text:p>0.00280062923841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28505922973185" calcext:value-type="float">
            <text:p>0.328505922973185</text:p>
          </table:table-cell>
          <table:table-cell office:value-type="float" office:value="0.52414359573696" calcext:value-type="float">
            <text:p>0.52414359573696</text:p>
          </table:table-cell>
          <table:table-cell office:value-type="float" office:value="0.292814362048074" calcext:value-type="float">
            <text:p>0.292814362048074</text:p>
          </table:table-cell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00280220885480762" calcext:value-type="float">
            <text:p>0.00280220885480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85001397347708" calcext:value-type="float">
            <text:p>0.185001397347708</text:p>
          </table:table-cell>
          <table:table-cell office:value-type="float" office:value="0.135699170017054" calcext:value-type="float">
            <text:p>0.135699170017054</text:p>
          </table:table-cell>
          <table:table-cell office:value-type="float" office:value="0.527172445849428" calcext:value-type="float">
            <text:p>0.527172445849428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0.00280303333294941" calcext:value-type="float">
            <text:p>0.00280303333294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60439235521341" calcext:value-type="float">
            <text:p>0.760439235521341</text:p>
          </table:table-cell>
          <table:table-cell office:value-type="float" office:value="0.0242337659429203" calcext:value-type="float">
            <text:p>0.02423376594292</text:p>
          </table:table-cell>
          <table:table-cell office:value-type="float" office:value="0.631577557682863" calcext:value-type="float">
            <text:p>0.631577557682863</text:p>
          </table:table-cell>
          <table:table-cell office:value-type="float" office:value="0.1" calcext:value-type="float">
            <text:p>0.1</text:p>
          </table:table-cell>
          <table:table-cell office:value-type="float" office:value="14.4" calcext:value-type="float">
            <text:p>14.4</text:p>
          </table:table-cell>
          <table:table-cell office:value-type="float" office:value="0.0028094243604227" calcext:value-type="float">
            <text:p>0.00280942436042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72403266385376" calcext:value-type="float">
            <text:p>0.372403266385376</text:p>
          </table:table-cell>
          <table:table-cell office:value-type="float" office:value="0.266462416286994" calcext:value-type="float">
            <text:p>0.266462416286994</text:p>
          </table:table-cell>
          <table:table-cell office:value-type="float" office:value="0.212825359102355" calcext:value-type="float">
            <text:p>0.212825359102355</text:p>
          </table:table-cell>
          <table:table-cell office:value-type="float" office:value="3.4" calcext:value-type="float">
            <text:p>3.4</text:p>
          </table:table-cell>
          <table:table-cell office:value-type="float" office:value="14.4" calcext:value-type="float">
            <text:p>14.4</text:p>
          </table:table-cell>
          <table:table-cell office:value-type="float" office:value="0.00281058775855747" calcext:value-type="float">
            <text:p>0.00281058775855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6364980533039" calcext:value-type="float">
            <text:p>0.396364980533039</text:p>
          </table:table-cell>
          <table:table-cell office:value-type="float" office:value="0.730365420891539" calcext:value-type="float">
            <text:p>0.730365420891539</text:p>
          </table:table-cell>
          <table:table-cell office:value-type="float" office:value="0.0040683635473248" calcext:value-type="float">
            <text:p>0.004068363547325</text:p>
          </table:table-cell>
          <table:table-cell office:value-type="float" office:value="5.5" calcext:value-type="float">
            <text:p>5.5</text:p>
          </table:table-cell>
          <table:table-cell office:value-type="float" office:value="14.4" calcext:value-type="float">
            <text:p>14.4</text:p>
          </table:table-cell>
          <table:table-cell office:value-type="float" office:value="0.00281388338401833" calcext:value-type="float">
            <text:p>0.00281388338401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87251848610731" calcext:value-type="float">
            <text:p>0.287251848610731</text:p>
          </table:table-cell>
          <table:table-cell office:value-type="float" office:value="0.203436213587273" calcext:value-type="float">
            <text:p>0.203436213587273</text:p>
          </table:table-cell>
          <table:table-cell office:value-type="float" office:value="0.146235450975197" calcext:value-type="float">
            <text:p>0.146235450975197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0.00281515483443365" calcext:value-type="float">
            <text:p>0.0028151548344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848343889155412" calcext:value-type="float">
            <text:p>0.008483438891554</text:p>
          </table:table-cell>
          <table:table-cell office:value-type="float" office:value="0.602244492611206" calcext:value-type="float">
            <text:p>0.602244492611206</text:p>
          </table:table-cell>
          <table:table-cell office:value-type="float" office:value="0.212173087185322" calcext:value-type="float">
            <text:p>0.212173087185322</text:p>
          </table:table-cell>
          <table:table-cell office:value-type="float" office:value="0.1" calcext:value-type="float">
            <text:p>0.1</text:p>
          </table:table-cell>
          <table:table-cell office:value-type="float" office:value="14.4" calcext:value-type="float">
            <text:p>14.4</text:p>
          </table:table-cell>
          <table:table-cell office:value-type="float" office:value="0.00281620502771457" calcext:value-type="float">
            <text:p>0.00281620502771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76308693644923" calcext:value-type="float">
            <text:p>0.476308693644923</text:p>
          </table:table-cell>
          <table:table-cell office:value-type="float" office:value="0.0847461965914368" calcext:value-type="float">
            <text:p>0.084746196591437</text:p>
          </table:table-cell>
          <table:table-cell office:value-type="float" office:value="0.470203262571553" calcext:value-type="float">
            <text:p>0.470203262571553</text:p>
          </table:table-cell>
          <table:table-cell office:value-type="float" office:value="3.4" calcext:value-type="float">
            <text:p>3.4</text:p>
          </table:table-cell>
          <table:table-cell office:value-type="float" office:value="8.9" calcext:value-type="float">
            <text:p>8.9</text:p>
          </table:table-cell>
          <table:table-cell office:value-type="float" office:value="0.00281830363939701" calcext:value-type="float">
            <text:p>0.00281830363939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44854090127654" calcext:value-type="float">
            <text:p>0.844854090127654</text:p>
          </table:table-cell>
          <table:table-cell office:value-type="float" office:value="0.341652777774878" calcext:value-type="float">
            <text:p>0.341652777774878</text:p>
          </table:table-cell>
          <table:table-cell office:value-type="float" office:value="0.208648701237536" calcext:value-type="float">
            <text:p>0.208648701237536</text:p>
          </table:table-cell>
          <table:table-cell office:value-type="float" office:value="14.4" calcext:value-type="float">
            <text:p>14.4</text:p>
          </table:table-cell>
          <table:table-cell office:value-type="float" office:value="2.1" calcext:value-type="float">
            <text:p>2.1</text:p>
          </table:table-cell>
          <table:table-cell office:value-type="float" office:value="0.00282927000945121" calcext:value-type="float">
            <text:p>0.00282927000945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0209633574378" calcext:value-type="float">
            <text:p>0.50209633574378</text:p>
          </table:table-cell>
          <table:table-cell office:value-type="float" office:value="0.435294889568374" calcext:value-type="float">
            <text:p>0.435294889568374</text:p>
          </table:table-cell>
          <table:table-cell office:value-type="float" office:value="0.235232694897681" calcext:value-type="float">
            <text:p>0.235232694897681</text:p>
          </table:table-cell>
          <table:table-cell office:value-type="float" office:value="3.4" calcext:value-type="float">
            <text:p>3.4</text:p>
          </table:table-cell>
          <table:table-cell office:value-type="float" office:value="14.4" calcext:value-type="float">
            <text:p>14.4</text:p>
          </table:table-cell>
          <table:table-cell office:value-type="float" office:value="0.00283147975534464" calcext:value-type="float">
            <text:p>0.00283147975534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28544016223804" calcext:value-type="float">
            <text:p>0.03285440162238</text:p>
          </table:table-cell>
          <table:table-cell office:value-type="float" office:value="0.363910604730815" calcext:value-type="float">
            <text:p>0.363910604730815</text:p>
          </table:table-cell>
          <table:table-cell office:value-type="float" office:value="0.516976116939504" calcext:value-type="float">
            <text:p>0.516976116939504</text:p>
          </table:table-cell>
          <table:table-cell office:value-type="float" office:value="0.2" calcext:value-type="float">
            <text:p>0.2</text:p>
          </table:table-cell>
          <table:table-cell office:value-type="float" office:value="8.9" calcext:value-type="float">
            <text:p>8.9</text:p>
          </table:table-cell>
          <table:table-cell office:value-type="float" office:value="0.00283298904931598" calcext:value-type="float">
            <text:p>0.00283298904931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565063749548929" calcext:value-type="float">
            <text:p>0.056506374954893</text:p>
          </table:table-cell>
          <table:table-cell office:value-type="float" office:value="0.235978114759295" calcext:value-type="float">
            <text:p>0.235978114759295</text:p>
          </table:table-cell>
          <table:table-cell office:value-type="float" office:value="0.180643727907908" calcext:value-type="float">
            <text:p>0.180643727907908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00283627518621573" calcext:value-type="float">
            <text:p>0.0028362751862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95321260096463" calcext:value-type="float">
            <text:p>0.595321260096463</text:p>
          </table:table-cell>
          <table:table-cell office:value-type="float" office:value="0.487471090309431" calcext:value-type="float">
            <text:p>0.487471090309431</text:p>
          </table:table-cell>
          <table:table-cell office:value-type="float" office:value="0.149968263146674" calcext:value-type="float">
            <text:p>0.149968263146674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00283716884553008" calcext:value-type="float">
            <text:p>0.0028371688455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79765414584202" calcext:value-type="float">
            <text:p>0.879765414584202</text:p>
          </table:table-cell>
          <table:table-cell office:value-type="float" office:value="0.0886188214985954" calcext:value-type="float">
            <text:p>0.088618821498595</text:p>
          </table:table-cell>
          <table:table-cell office:value-type="float" office:value="0.906139316226303" calcext:value-type="float">
            <text:p>0.906139316226303</text:p>
          </table:table-cell>
          <table:table-cell office:value-type="float" office:value="5.5" calcext:value-type="float">
            <text:p>5.5</text:p>
          </table:table-cell>
          <table:table-cell office:value-type="float" office:value="3.4" calcext:value-type="float">
            <text:p>3.4</text:p>
          </table:table-cell>
          <table:table-cell office:value-type="float" office:value="0.00283979517014294" calcext:value-type="float">
            <text:p>0.00283979517014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878555564579022" calcext:value-type="float">
            <text:p>0.878555564579022</text:p>
          </table:table-cell>
          <table:table-cell office:value-type="float" office:value="0.217850868706721" calcext:value-type="float">
            <text:p>0.217850868706721</text:p>
          </table:table-cell>
          <table:table-cell office:value-type="float" office:value="0.441091221231861" calcext:value-type="float">
            <text:p>0.441091221231861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00284306958281141" calcext:value-type="float">
            <text:p>0.0028430695828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78228633083358" calcext:value-type="float">
            <text:p>0.978228633083358</text:p>
          </table:table-cell>
          <table:table-cell office:value-type="float" office:value="0.345016684532416" calcext:value-type="float">
            <text:p>0.345016684532416</text:p>
          </table:table-cell>
          <table:table-cell office:value-type="float" office:value="0.326801012093843" calcext:value-type="float">
            <text:p>0.326801012093843</text:p>
          </table:table-cell>
          <table:table-cell office:value-type="float" office:value="1.3" calcext:value-type="float">
            <text:p>1.3</text:p>
          </table:table-cell>
          <table:table-cell office:value-type="float" office:value="3.4" calcext:value-type="float">
            <text:p>3.4</text:p>
          </table:table-cell>
          <table:table-cell office:value-type="float" office:value="0.00284417342058997" calcext:value-type="float">
            <text:p>0.0028441734205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25288486427061" calcext:value-type="float">
            <text:p>0.525288486427061</text:p>
          </table:table-cell>
          <table:table-cell office:value-type="float" office:value="0.226730977338227" calcext:value-type="float">
            <text:p>0.226730977338227</text:p>
          </table:table-cell>
          <table:table-cell office:value-type="float" office:value="0.55314886008252" calcext:value-type="float">
            <text:p>0.55314886008252</text:p>
          </table:table-cell>
          <table:table-cell office:value-type="float" office:value="14.4" calcext:value-type="float">
            <text:p>14.4</text:p>
          </table:table-cell>
          <table:table-cell office:value-type="float" office:value="0.8" calcext:value-type="float">
            <text:p>0.8</text:p>
          </table:table-cell>
          <table:table-cell office:value-type="float" office:value="0.00286013113202638" calcext:value-type="float">
            <text:p>0.00286013113202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7104429473322" calcext:value-type="float">
            <text:p>0.87104429473322</text:p>
          </table:table-cell>
          <table:table-cell office:value-type="float" office:value="0.328512027931857" calcext:value-type="float">
            <text:p>0.328512027931857</text:p>
          </table:table-cell>
          <table:table-cell office:value-type="float" office:value="0.172996925069336" calcext:value-type="float">
            <text:p>0.172996925069336</text:p>
          </table:table-cell>
          <table:table-cell office:value-type="float" office:value="0.5" calcext:value-type="float">
            <text:p>0.5</text:p>
          </table:table-cell>
          <table:table-cell office:value-type="float" office:value="14.4" calcext:value-type="float">
            <text:p>14.4</text:p>
          </table:table-cell>
          <table:table-cell office:value-type="float" office:value="0.0028602180399387" calcext:value-type="float">
            <text:p>0.00286021803993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88739038591341" calcext:value-type="float">
            <text:p>0.888739038591341</text:p>
          </table:table-cell>
          <table:table-cell office:value-type="float" office:value="0.588176569714515" calcext:value-type="float">
            <text:p>0.588176569714515</text:p>
          </table:table-cell>
          <table:table-cell office:value-type="float" office:value="0.377663488544528" calcext:value-type="float">
            <text:p>0.377663488544528</text:p>
          </table:table-cell>
          <table:table-cell table:number-columns-repeated="2" office:value-type="float" office:value="14.4" calcext:value-type="float">
            <text:p>14.4</text:p>
          </table:table-cell>
          <table:table-cell office:value-type="float" office:value="0.00286074265335707" calcext:value-type="float">
            <text:p>0.00286074265335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36110441978429" calcext:value-type="float">
            <text:p>0.736110441978429</text:p>
          </table:table-cell>
          <table:table-cell office:value-type="float" office:value="0.364090591257178" calcext:value-type="float">
            <text:p>0.364090591257178</text:p>
          </table:table-cell>
          <table:table-cell office:value-type="float" office:value="0.195166229301483" calcext:value-type="float">
            <text:p>0.19516622930148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00286286362236014" calcext:value-type="float">
            <text:p>0.0028628636223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430446689056202" calcext:value-type="float">
            <text:p>0.04304466890562</text:p>
          </table:table-cell>
          <table:table-cell office:value-type="float" office:value="0.491929555451295" calcext:value-type="float">
            <text:p>0.491929555451295</text:p>
          </table:table-cell>
          <table:table-cell office:value-type="float" office:value="0.306275139661633" calcext:value-type="float">
            <text:p>0.306275139661633</text:p>
          </table:table-cell>
          <table:table-cell office:value-type="float" office:value="3.4" calcext:value-type="float">
            <text:p>3.4</text:p>
          </table:table-cell>
          <table:table-cell office:value-type="float" office:value="0.5" calcext:value-type="float">
            <text:p>0.5</text:p>
          </table:table-cell>
          <table:table-cell office:value-type="float" office:value="0.00286902189211096" calcext:value-type="float">
            <text:p>0.00286902189211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5988237258778" calcext:value-type="float">
            <text:p>0.75988237258778</text:p>
          </table:table-cell>
          <table:table-cell office:value-type="float" office:value="0.683254578663769" calcext:value-type="float">
            <text:p>0.683254578663769</text:p>
          </table:table-cell>
          <table:table-cell office:value-type="float" office:value="0.147581188259225" calcext:value-type="float">
            <text:p>0.147581188259225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0.00287180016849002" calcext:value-type="float">
            <text:p>0.0028718001684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43046708403241" calcext:value-type="float">
            <text:p>0.643046708403241</text:p>
          </table:table-cell>
          <table:table-cell office:value-type="float" office:value="0.241587907799744" calcext:value-type="float">
            <text:p>0.241587907799744</text:p>
          </table:table-cell>
          <table:table-cell office:value-type="float" office:value="0.566993900927627" calcext:value-type="float">
            <text:p>0.566993900927627</text:p>
          </table:table-cell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00287837471103075" calcext:value-type="float">
            <text:p>0.00287837471103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03094909935338" calcext:value-type="float">
            <text:p>0.303094909935338</text:p>
          </table:table-cell>
          <table:table-cell office:value-type="float" office:value="0.414569319162651" calcext:value-type="float">
            <text:p>0.414569319162651</text:p>
          </table:table-cell>
          <table:table-cell office:value-type="float" office:value="0.248016700932886" calcext:value-type="float">
            <text:p>0.248016700932886</text:p>
          </table:table-cell>
          <table:table-cell office:value-type="float" office:value="0.1" calcext:value-type="float">
            <text:p>0.1</text:p>
          </table:table-cell>
          <table:table-cell office:value-type="float" office:value="8.9" calcext:value-type="float">
            <text:p>8.9</text:p>
          </table:table-cell>
          <table:table-cell office:value-type="float" office:value="0.00288480142624205" calcext:value-type="float">
            <text:p>0.00288480142624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69737903250633" calcext:value-type="float">
            <text:p>0.969737903250633</text:p>
          </table:table-cell>
          <table:table-cell office:value-type="float" office:value="0.464839755054695" calcext:value-type="float">
            <text:p>0.464839755054695</text:p>
          </table:table-cell>
          <table:table-cell office:value-type="float" office:value="0.333765553546125" calcext:value-type="float">
            <text:p>0.333765553546125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0.00289247465713205" calcext:value-type="float">
            <text:p>0.00289247465713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41804463392699" calcext:value-type="float">
            <text:p>0.541804463392699</text:p>
          </table:table-cell>
          <table:table-cell office:value-type="float" office:value="0.133236480861715" calcext:value-type="float">
            <text:p>0.133236480861715</text:p>
          </table:table-cell>
          <table:table-cell office:value-type="float" office:value="0.377035455145263" calcext:value-type="float">
            <text:p>0.377035455145263</text:p>
          </table:table-cell>
          <table:table-cell office:value-type="float" office:value="0.5" calcext:value-type="float">
            <text:p>0.5</text:p>
          </table:table-cell>
          <table:table-cell office:value-type="float" office:value="8.9" calcext:value-type="float">
            <text:p>8.9</text:p>
          </table:table-cell>
          <table:table-cell office:value-type="float" office:value="0.00290058249623915" calcext:value-type="float">
            <text:p>0.00290058249623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53428085503677" calcext:value-type="float">
            <text:p>0.253428085503677</text:p>
          </table:table-cell>
          <table:table-cell office:value-type="float" office:value="0.390367304727081" calcext:value-type="float">
            <text:p>0.390367304727081</text:p>
          </table:table-cell>
          <table:table-cell office:value-type="float" office:value="0.101618636702523" calcext:value-type="float">
            <text:p>0.101618636702523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00291389221977898" calcext:value-type="float">
            <text:p>0.00291389221977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00957694307235" calcext:value-type="float">
            <text:p>0.800957694307235</text:p>
          </table:table-cell>
          <table:table-cell office:value-type="float" office:value="0.277772096505767" calcext:value-type="float">
            <text:p>0.277772096505767</text:p>
          </table:table-cell>
          <table:table-cell office:value-type="float" office:value="0.357212853342896" calcext:value-type="float">
            <text:p>0.357212853342896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00291576521935905" calcext:value-type="float">
            <text:p>0.00291576521935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9000752212001" calcext:value-type="float">
            <text:p>0.199000752212001</text:p>
          </table:table-cell>
          <table:table-cell office:value-type="float" office:value="0.146902146509967" calcext:value-type="float">
            <text:p>0.146902146509967</text:p>
          </table:table-cell>
          <table:table-cell office:value-type="float" office:value="0.505258361945048" calcext:value-type="float">
            <text:p>0.505258361945048</text:p>
          </table:table-cell>
          <table:table-cell office:value-type="float" office:value="3.4" calcext:value-type="float">
            <text:p>3.4</text:p>
          </table:table-cell>
          <table:table-cell office:value-type="float" office:value="0.5" calcext:value-type="float">
            <text:p>0.5</text:p>
          </table:table-cell>
          <table:table-cell office:value-type="float" office:value="0.00292902900933345" calcext:value-type="float">
            <text:p>0.00292902900933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32955868514133" calcext:value-type="float">
            <text:p>0.632955868514133</text:p>
          </table:table-cell>
          <table:table-cell office:value-type="float" office:value="0.565067992200439" calcext:value-type="float">
            <text:p>0.565067992200439</text:p>
          </table:table-cell>
          <table:table-cell office:value-type="float" office:value="0.288871646440685" calcext:value-type="float">
            <text:p>0.288871646440685</text:p>
          </table:table-cell>
          <table:table-cell office:value-type="float" office:value="0.1" calcext:value-type="float">
            <text:p>0.1</text:p>
          </table:table-cell>
          <table:table-cell office:value-type="float" office:value="8.9" calcext:value-type="float">
            <text:p>8.9</text:p>
          </table:table-cell>
          <table:table-cell office:value-type="float" office:value="0.00293523184092417" calcext:value-type="float">
            <text:p>0.00293523184092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91622215052429" calcext:value-type="float">
            <text:p>0.059162221505243</text:p>
          </table:table-cell>
          <table:table-cell office:value-type="float" office:value="0.034697491838193" calcext:value-type="float">
            <text:p>0.034697491838193</text:p>
          </table:table-cell>
          <table:table-cell office:value-type="float" office:value="0.414305366115379" calcext:value-type="float">
            <text:p>0.414305366115379</text:p>
          </table:table-cell>
          <table:table-cell office:value-type="float" office:value="0.5" calcext:value-type="float">
            <text:p>0.5</text:p>
          </table:table-cell>
          <table:table-cell office:value-type="float" office:value="8.9" calcext:value-type="float">
            <text:p>8.9</text:p>
          </table:table-cell>
          <table:table-cell office:value-type="float" office:value="0.00293947316585423" calcext:value-type="float">
            <text:p>0.00293947316585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37437402643444" calcext:value-type="float">
            <text:p>0.637437402643444</text:p>
          </table:table-cell>
          <table:table-cell office:value-type="float" office:value="0.393717772082002" calcext:value-type="float">
            <text:p>0.393717772082002</text:p>
          </table:table-cell>
          <table:table-cell office:value-type="float" office:value="0.36743518041891" calcext:value-type="float">
            <text:p>0.36743518041891</text:p>
          </table:table-cell>
          <table:table-cell office:value-type="float" office:value="0.2" calcext:value-type="float">
            <text:p>0.2</text:p>
          </table:table-cell>
          <table:table-cell office:value-type="float" office:value="8.9" calcext:value-type="float">
            <text:p>8.9</text:p>
          </table:table-cell>
          <table:table-cell office:value-type="float" office:value="0.00294716282707634" calcext:value-type="float">
            <text:p>0.00294716282707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40794012598566" calcext:value-type="float">
            <text:p>0.440794012598566</text:p>
          </table:table-cell>
          <table:table-cell office:value-type="float" office:value="0.547442097004558" calcext:value-type="float">
            <text:p>0.547442097004558</text:p>
          </table:table-cell>
          <table:table-cell office:value-type="float" office:value="0.176616487710807" calcext:value-type="float">
            <text:p>0.176616487710807</text:p>
          </table:table-cell>
          <table:table-cell office:value-type="float" office:value="14.4" calcext:value-type="float">
            <text:p>14.4</text:p>
          </table:table-cell>
          <table:table-cell office:value-type="float" office:value="0.5" calcext:value-type="float">
            <text:p>0.5</text:p>
          </table:table-cell>
          <table:table-cell office:value-type="float" office:value="0.00296160968220476" calcext:value-type="float">
            <text:p>0.00296160968220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04013841626634" calcext:value-type="float">
            <text:p>0.204013841626634</text:p>
          </table:table-cell>
          <table:table-cell office:value-type="float" office:value="0.354171241320472" calcext:value-type="float">
            <text:p>0.354171241320472</text:p>
          </table:table-cell>
          <table:table-cell office:value-type="float" office:value="0.337882739218172" calcext:value-type="float">
            <text:p>0.33788273921817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00296636856517414" calcext:value-type="float">
            <text:p>0.00296636856517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72067609183691" calcext:value-type="float">
            <text:p>0.772067609183691</text:p>
          </table:table-cell>
          <table:table-cell office:value-type="float" office:value="0.520827016967858" calcext:value-type="float">
            <text:p>0.520827016967858</text:p>
          </table:table-cell>
          <table:table-cell office:value-type="float" office:value="0.0174664932468443" calcext:value-type="float">
            <text:p>0.01746649324684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00297046714221852" calcext:value-type="float">
            <text:p>0.00297046714221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34128799051946" calcext:value-type="float">
            <text:p>0.013412879905195</text:p>
          </table:table-cell>
          <table:table-cell office:value-type="float" office:value="0.353015869412724" calcext:value-type="float">
            <text:p>0.353015869412724</text:p>
          </table:table-cell>
          <table:table-cell office:value-type="float" office:value="0.452667133128775" calcext:value-type="float">
            <text:p>0.452667133128775</text:p>
          </table:table-cell>
          <table:table-cell office:value-type="float" office:value="3.4" calcext:value-type="float">
            <text:p>3.4</text:p>
          </table:table-cell>
          <table:table-cell office:value-type="float" office:value="5.5" calcext:value-type="float">
            <text:p>5.5</text:p>
          </table:table-cell>
          <table:table-cell office:value-type="float" office:value="0.00297309184466469" calcext:value-type="float">
            <text:p>0.00297309184466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52969434811099" calcext:value-type="float">
            <text:p>0.752969434811099</text:p>
          </table:table-cell>
          <table:table-cell office:value-type="float" office:value="0.540762677063624" calcext:value-type="float">
            <text:p>0.540762677063624</text:p>
          </table:table-cell>
          <table:table-cell office:value-type="float" office:value="0.0718919511065105" calcext:value-type="float">
            <text:p>0.071891951106511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00297390926228566" calcext:value-type="float">
            <text:p>0.00297390926228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03553852023134" calcext:value-type="float">
            <text:p>0.803553852023134</text:p>
          </table:table-cell>
          <table:table-cell office:value-type="float" office:value="0.513440262376182" calcext:value-type="float">
            <text:p>0.513440262376182</text:p>
          </table:table-cell>
          <table:table-cell office:value-type="float" office:value="0.262720778349743" calcext:value-type="float">
            <text:p>0.262720778349743</text:p>
          </table:table-cell>
          <table:table-cell office:value-type="float" office:value="14.4" calcext:value-type="float">
            <text:p>14.4</text:p>
          </table:table-cell>
          <table:table-cell office:value-type="float" office:value="8.9" calcext:value-type="float">
            <text:p>8.9</text:p>
          </table:table-cell>
          <table:table-cell office:value-type="float" office:value="0.00297953603278761" calcext:value-type="float">
            <text:p>0.00297953603278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37776532124786" calcext:value-type="float">
            <text:p>0.437776532124786</text:p>
          </table:table-cell>
          <table:table-cell office:value-type="float" office:value="0.276121627459182" calcext:value-type="float">
            <text:p>0.276121627459182</text:p>
          </table:table-cell>
          <table:table-cell office:value-type="float" office:value="0.311967809763867" calcext:value-type="float">
            <text:p>0.311967809763867</text:p>
          </table:table-cell>
          <table:table-cell office:value-type="float" office:value="3.4" calcext:value-type="float">
            <text:p>3.4</text:p>
          </table:table-cell>
          <table:table-cell office:value-type="float" office:value="14.4" calcext:value-type="float">
            <text:p>14.4</text:p>
          </table:table-cell>
          <table:table-cell office:value-type="float" office:value="0.00300648719295875" calcext:value-type="float">
            <text:p>0.00300648719295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05519009269371" calcext:value-type="float">
            <text:p>0.805519009269371</text:p>
          </table:table-cell>
          <table:table-cell office:value-type="float" office:value="0.287884556175062" calcext:value-type="float">
            <text:p>0.287884556175062</text:p>
          </table:table-cell>
          <table:table-cell office:value-type="float" office:value="0.307627592090184" calcext:value-type="float">
            <text:p>0.307627592090184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0.00301031673370202" calcext:value-type="float">
            <text:p>0.00301031673370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65269212312183" calcext:value-type="float">
            <text:p>0.165269212312183</text:p>
          </table:table-cell>
          <table:table-cell office:value-type="float" office:value="0.431967220674727" calcext:value-type="float">
            <text:p>0.431967220674727</text:p>
          </table:table-cell>
          <table:table-cell office:value-type="float" office:value="0.311344942776608" calcext:value-type="float">
            <text:p>0.311344942776608</text:p>
          </table:table-cell>
          <table:table-cell office:value-type="float" office:value="14.4" calcext:value-type="float">
            <text:p>14.4</text:p>
          </table:table-cell>
          <table:table-cell office:value-type="float" office:value="3.4" calcext:value-type="float">
            <text:p>3.4</text:p>
          </table:table-cell>
          <table:table-cell office:value-type="float" office:value="0.00301104057204318" calcext:value-type="float">
            <text:p>0.00301104057204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07665382984623" calcext:value-type="float">
            <text:p>0.207665382984623</text:p>
          </table:table-cell>
          <table:table-cell office:value-type="float" office:value="0.329390180066398" calcext:value-type="float">
            <text:p>0.329390180066398</text:p>
          </table:table-cell>
          <table:table-cell office:value-type="float" office:value="0.501234039536174" calcext:value-type="float">
            <text:p>0.501234039536174</text:p>
          </table:table-cell>
          <table:table-cell office:value-type="float" office:value="8.9" calcext:value-type="float">
            <text:p>8.9</text:p>
          </table:table-cell>
          <table:table-cell office:value-type="float" office:value="0.8" calcext:value-type="float">
            <text:p>0.8</text:p>
          </table:table-cell>
          <table:table-cell office:value-type="float" office:value="0.0030209323892172" calcext:value-type="float">
            <text:p>0.00302093238921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38692451787456" calcext:value-type="float">
            <text:p>0.638692451787456</text:p>
          </table:table-cell>
          <table:table-cell office:value-type="float" office:value="0.597307721694008" calcext:value-type="float">
            <text:p>0.597307721694008</text:p>
          </table:table-cell>
          <table:table-cell office:value-type="float" office:value="0.272861339953665" calcext:value-type="float">
            <text:p>0.272861339953665</text:p>
          </table:table-cell>
          <table:table-cell office:value-type="float" office:value="14.4" calcext:value-type="float">
            <text:p>14.4</text:p>
          </table:table-cell>
          <table:table-cell office:value-type="float" office:value="0.3" calcext:value-type="float">
            <text:p>0.3</text:p>
          </table:table-cell>
          <table:table-cell office:value-type="float" office:value="0.00302551630028795" calcext:value-type="float">
            <text:p>0.00302551630028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72820587278733" calcext:value-type="float">
            <text:p>0.003728205872787</text:p>
          </table:table-cell>
          <table:table-cell office:value-type="float" office:value="0.20604265752437" calcext:value-type="float">
            <text:p>0.20604265752437</text:p>
          </table:table-cell>
          <table:table-cell office:value-type="float" office:value="0.346783384666559" calcext:value-type="float">
            <text:p>0.346783384666559</text:p>
          </table:table-cell>
          <table:table-cell office:value-type="float" office:value="0.5" calcext:value-type="float">
            <text:p>0.5</text:p>
          </table:table-cell>
          <table:table-cell office:value-type="float" office:value="3.4" calcext:value-type="float">
            <text:p>3.4</text:p>
          </table:table-cell>
          <table:table-cell office:value-type="float" office:value="0.00302568772567389" calcext:value-type="float">
            <text:p>0.0030256877256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91625002591551" calcext:value-type="float">
            <text:p>0.079162500259155</text:p>
          </table:table-cell>
          <table:table-cell office:value-type="float" office:value="0.0127488104474063" calcext:value-type="float">
            <text:p>0.012748810447406</text:p>
          </table:table-cell>
          <table:table-cell office:value-type="float" office:value="0.493273704458378" calcext:value-type="float">
            <text:p>0.493273704458378</text:p>
          </table:table-cell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00302736649927838" calcext:value-type="float">
            <text:p>0.00302736649927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38382700959827" calcext:value-type="float">
            <text:p>0.738382700959827</text:p>
          </table:table-cell>
          <table:table-cell office:value-type="float" office:value="0.459761735471686" calcext:value-type="float">
            <text:p>0.459761735471686</text:p>
          </table:table-cell>
          <table:table-cell office:value-type="float" office:value="0.27315374386571" calcext:value-type="float">
            <text:p>0.27315374386571</text:p>
          </table:table-cell>
          <table:table-cell office:value-type="float" office:value="5.5" calcext:value-type="float">
            <text:p>5.5</text:p>
          </table:table-cell>
          <table:table-cell office:value-type="float" office:value="3.4" calcext:value-type="float">
            <text:p>3.4</text:p>
          </table:table-cell>
          <table:table-cell office:value-type="float" office:value="0.00302996225113075" calcext:value-type="float">
            <text:p>0.00302996225113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444606914902" calcext:value-type="float">
            <text:p>0.5444606914902</text:p>
          </table:table-cell>
          <table:table-cell office:value-type="float" office:value="0.344804897095729" calcext:value-type="float">
            <text:p>0.344804897095729</text:p>
          </table:table-cell>
          <table:table-cell office:value-type="float" office:value="0.158663223936694" calcext:value-type="float">
            <text:p>0.158663223936694</text:p>
          </table:table-cell>
          <table:table-cell office:value-type="float" office:value="0.5" calcext:value-type="float">
            <text:p>0.5</text:p>
          </table:table-cell>
          <table:table-cell office:value-type="float" office:value="3.4" calcext:value-type="float">
            <text:p>3.4</text:p>
          </table:table-cell>
          <table:table-cell office:value-type="float" office:value="0.00303633132970085" calcext:value-type="float">
            <text:p>0.00303633132970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63428195605002" calcext:value-type="float">
            <text:p>0.163428195605002</text:p>
          </table:table-cell>
          <table:table-cell office:value-type="float" office:value="0.0148503731642275" calcext:value-type="float">
            <text:p>0.014850373164228</text:p>
          </table:table-cell>
          <table:table-cell office:value-type="float" office:value="0.975906993081032" calcext:value-type="float">
            <text:p>0.975906993081032</text:p>
          </table:table-cell>
          <table:table-cell office:value-type="float" office:value="0.2" calcext:value-type="float">
            <text:p>0.2</text:p>
          </table:table-cell>
          <table:table-cell office:value-type="float" office:value="8.9" calcext:value-type="float">
            <text:p>8.9</text:p>
          </table:table-cell>
          <table:table-cell office:value-type="float" office:value="0.00304249544380532" calcext:value-type="float">
            <text:p>0.00304249544380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85904487801081" calcext:value-type="float">
            <text:p>0.685904487801081</text:p>
          </table:table-cell>
          <table:table-cell office:value-type="float" office:value="0.0962450460628528" calcext:value-type="float">
            <text:p>0.096245046062853</text:p>
          </table:table-cell>
          <table:table-cell office:value-type="float" office:value="0.540698061816644" calcext:value-type="float">
            <text:p>0.540698061816644</text:p>
          </table:table-cell>
          <table:table-cell office:value-type="float" office:value="8.9" calcext:value-type="float">
            <text:p>8.9</text:p>
          </table:table-cell>
          <table:table-cell office:value-type="float" office:value="14.4" calcext:value-type="float">
            <text:p>14.4</text:p>
          </table:table-cell>
          <table:table-cell office:value-type="float" office:value="0.00304566212776275" calcext:value-type="float">
            <text:p>0.00304566212776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41825145571152" calcext:value-type="float">
            <text:p>0.941825145571152</text:p>
          </table:table-cell>
          <table:table-cell office:value-type="float" office:value="0.410310696473742" calcext:value-type="float">
            <text:p>0.410310696473742</text:p>
          </table:table-cell>
          <table:table-cell office:value-type="float" office:value="0.4340170050294" calcext:value-type="float">
            <text:p>0.4340170050294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00305318445388176" calcext:value-type="float">
            <text:p>0.00305318445388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66176882476008" calcext:value-type="float">
            <text:p>0.166176882476008</text:p>
          </table:table-cell>
          <table:table-cell office:value-type="float" office:value="0.128437189545149" calcext:value-type="float">
            <text:p>0.128437189545149</text:p>
          </table:table-cell>
          <table:table-cell office:value-type="float" office:value="0.461742000652896" calcext:value-type="float">
            <text:p>0.461742000652896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0.00305612707729931" calcext:value-type="float">
            <text:p>0.00305612707729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38871568663682" calcext:value-type="float">
            <text:p>0.738871568663682</text:p>
          </table:table-cell>
          <table:table-cell office:value-type="float" office:value="0.342962568821575" calcext:value-type="float">
            <text:p>0.342962568821575</text:p>
          </table:table-cell>
          <table:table-cell office:value-type="float" office:value="0.344615140536906" calcext:value-type="float">
            <text:p>0.344615140536906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00306332987442572" calcext:value-type="float">
            <text:p>0.00306332987442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63410262862913" calcext:value-type="float">
            <text:p>0.363410262862913</text:p>
          </table:table-cell>
          <table:table-cell office:value-type="float" office:value="0.136053826959761" calcext:value-type="float">
            <text:p>0.136053826959761</text:p>
          </table:table-cell>
          <table:table-cell office:value-type="float" office:value="0.272760105648064" calcext:value-type="float">
            <text:p>0.272760105648064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0.00306487251272237" calcext:value-type="float">
            <text:p>0.00306487251272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79539559083963" calcext:value-type="float">
            <text:p>0.179539559083963</text:p>
          </table:table-cell>
          <table:table-cell office:value-type="float" office:value="0.674284610655629" calcext:value-type="float">
            <text:p>0.674284610655629</text:p>
          </table:table-cell>
          <table:table-cell office:value-type="float" office:value="0.125636681253623" calcext:value-type="float">
            <text:p>0.125636681253623</text:p>
          </table:table-cell>
          <table:table-cell office:value-type="float" office:value="3.4" calcext:value-type="float">
            <text:p>3.4</text:p>
          </table:table-cell>
          <table:table-cell office:value-type="float" office:value="0.3" calcext:value-type="float">
            <text:p>0.3</text:p>
          </table:table-cell>
          <table:table-cell office:value-type="float" office:value="0.00306619791536286" calcext:value-type="float">
            <text:p>0.00306619791536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48678422200414" calcext:value-type="float">
            <text:p>0.548678422200414</text:p>
          </table:table-cell>
          <table:table-cell office:value-type="float" office:value="0.148730189248402" calcext:value-type="float">
            <text:p>0.148730189248402</text:p>
          </table:table-cell>
          <table:table-cell office:value-type="float" office:value="0.505498580082712" calcext:value-type="float">
            <text:p>0.505498580082712</text:p>
          </table:table-cell>
          <table:table-cell office:value-type="float" office:value="8.9" calcext:value-type="float">
            <text:p>8.9</text:p>
          </table:table-cell>
          <table:table-cell office:value-type="float" office:value="5.5" calcext:value-type="float">
            <text:p>5.5</text:p>
          </table:table-cell>
          <table:table-cell office:value-type="float" office:value="0.00308158819745959" calcext:value-type="float">
            <text:p>0.0030815881974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11456979414692" calcext:value-type="float">
            <text:p>0.311456979414692</text:p>
          </table:table-cell>
          <table:table-cell office:value-type="float" office:value="0.00184072698495076" calcext:value-type="float">
            <text:p>0.001840726984951</text:p>
          </table:table-cell>
          <table:table-cell office:value-type="float" office:value="0.541020585660377" calcext:value-type="float">
            <text:p>0.541020585660377</text:p>
          </table:table-cell>
          <table:table-cell office:value-type="float" office:value="0.2" calcext:value-type="float">
            <text:p>0.2</text:p>
          </table:table-cell>
          <table:table-cell office:value-type="float" office:value="3.4" calcext:value-type="float">
            <text:p>3.4</text:p>
          </table:table-cell>
          <table:table-cell office:value-type="float" office:value="0.00308377369179368" calcext:value-type="float">
            <text:p>0.00308377369179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03390072268236" calcext:value-type="float">
            <text:p>0.403390072268236</text:p>
          </table:table-cell>
          <table:table-cell office:value-type="float" office:value="0.0114648668933222" calcext:value-type="float">
            <text:p>0.011464866893322</text:p>
          </table:table-cell>
          <table:table-cell office:value-type="float" office:value="0.47123426917656" calcext:value-type="float">
            <text:p>0.47123426917656</text:p>
          </table:table-cell>
          <table:table-cell office:value-type="float" office:value="3.4" calcext:value-type="float">
            <text:p>3.4</text:p>
          </table:table-cell>
          <table:table-cell office:value-type="float" office:value="14.4" calcext:value-type="float">
            <text:p>14.4</text:p>
          </table:table-cell>
          <table:table-cell office:value-type="float" office:value="0.00309874259898277" calcext:value-type="float">
            <text:p>0.00309874259898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2626026310324" calcext:value-type="float">
            <text:p>0.952626026310324</text:p>
          </table:table-cell>
          <table:table-cell office:value-type="float" office:value="0.406277104000518" calcext:value-type="float">
            <text:p>0.406277104000518</text:p>
          </table:table-cell>
          <table:table-cell office:value-type="float" office:value="0.314947582796668" calcext:value-type="float">
            <text:p>0.31494758279666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0310121747827063" calcext:value-type="float">
            <text:p>0.00310121747827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23553878097852" calcext:value-type="float">
            <text:p>0.923553878097852</text:p>
          </table:table-cell>
          <table:table-cell office:value-type="float" office:value="0.341051102209694" calcext:value-type="float">
            <text:p>0.341051102209694</text:p>
          </table:table-cell>
          <table:table-cell office:value-type="float" office:value="0.267445503202311" calcext:value-type="float">
            <text:p>0.267445503202311</text:p>
          </table:table-cell>
          <table:table-cell office:value-type="float" office:value="8.9" calcext:value-type="float">
            <text:p>8.9</text:p>
          </table:table-cell>
          <table:table-cell office:value-type="float" office:value="1.3" calcext:value-type="float">
            <text:p>1.3</text:p>
          </table:table-cell>
          <table:table-cell office:value-type="float" office:value="0.00311089568423663" calcext:value-type="float">
            <text:p>0.00311089568423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07662728970031" calcext:value-type="float">
            <text:p>0.307662728970031</text:p>
          </table:table-cell>
          <table:table-cell office:value-type="float" office:value="0.657425256034586" calcext:value-type="float">
            <text:p>0.657425256034586</text:p>
          </table:table-cell>
          <table:table-cell office:value-type="float" office:value="0.220310449093738" calcext:value-type="float">
            <text:p>0.220310449093738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0031118319503664" calcext:value-type="float">
            <text:p>0.00311183195036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0294334370317" calcext:value-type="float">
            <text:p>0.80294334370317</text:p>
          </table:table-cell>
          <table:table-cell office:value-type="float" office:value="0.238469896685438" calcext:value-type="float">
            <text:p>0.238469896685438</text:p>
          </table:table-cell>
          <table:table-cell office:value-type="float" office:value="0.260803752039871" calcext:value-type="float">
            <text:p>0.260803752039871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00311207377951305" calcext:value-type="float">
            <text:p>0.00311207377951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26597504765165" calcext:value-type="float">
            <text:p>0.526597504765165</text:p>
          </table:table-cell>
          <table:table-cell office:value-type="float" office:value="0.225504442352517" calcext:value-type="float">
            <text:p>0.225504442352517</text:p>
          </table:table-cell>
          <table:table-cell office:value-type="float" office:value="0.170856029403344" calcext:value-type="float">
            <text:p>0.170856029403344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0.00311341558650035" calcext:value-type="float">
            <text:p>0.003113415586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67821684569733" calcext:value-type="float">
            <text:p>0.967821684569733</text:p>
          </table:table-cell>
          <table:table-cell office:value-type="float" office:value="0.259613430901569" calcext:value-type="float">
            <text:p>0.259613430901569</text:p>
          </table:table-cell>
          <table:table-cell office:value-type="float" office:value="0.304052220866622" calcext:value-type="float">
            <text:p>0.304052220866622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0.00311717734601073" calcext:value-type="float">
            <text:p>0.0031171773460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19105631382413" calcext:value-type="float">
            <text:p>0.219105631382413</text:p>
          </table:table-cell>
          <table:table-cell office:value-type="float" office:value="0.3911955877602" calcext:value-type="float">
            <text:p>0.3911955877602</text:p>
          </table:table-cell>
          <table:table-cell office:value-type="float" office:value="0.247834589202076" calcext:value-type="float">
            <text:p>0.247834589202076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0.00311729437771733" calcext:value-type="float">
            <text:p>0.00311729437771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86051445576827" calcext:value-type="float">
            <text:p>0.886051445576827</text:p>
          </table:table-cell>
          <table:table-cell office:value-type="float" office:value="0.52183805672535" calcext:value-type="float">
            <text:p>0.52183805672535</text:p>
          </table:table-cell>
          <table:table-cell office:value-type="float" office:value="0.0601664176810677" calcext:value-type="float">
            <text:p>0.060166417681068</text:p>
          </table:table-cell>
          <table:table-cell office:value-type="float" office:value="0.2" calcext:value-type="float">
            <text:p>0.2</text:p>
          </table:table-cell>
          <table:table-cell office:value-type="float" office:value="14.4" calcext:value-type="float">
            <text:p>14.4</text:p>
          </table:table-cell>
          <table:table-cell office:value-type="float" office:value="0.00312230279423191" calcext:value-type="float">
            <text:p>0.00312230279423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74055237230814" calcext:value-type="float">
            <text:p>0.774055237230814</text:p>
          </table:table-cell>
          <table:table-cell office:value-type="float" office:value="0.499188032508136" calcext:value-type="float">
            <text:p>0.499188032508136</text:p>
          </table:table-cell>
          <table:table-cell office:value-type="float" office:value="0.212483442698142" calcext:value-type="float">
            <text:p>0.212483442698142</text:p>
          </table:table-cell>
          <table:table-cell office:value-type="float" office:value="14.4" calcext:value-type="float">
            <text:p>14.4</text:p>
          </table:table-cell>
          <table:table-cell office:value-type="float" office:value="3.4" calcext:value-type="float">
            <text:p>3.4</text:p>
          </table:table-cell>
          <table:table-cell office:value-type="float" office:value="0.00313398888211366" calcext:value-type="float">
            <text:p>0.00313398888211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89383029588913" calcext:value-type="float">
            <text:p>0.189383029588913</text:p>
          </table:table-cell>
          <table:table-cell office:value-type="float" office:value="0.234836158671872" calcext:value-type="float">
            <text:p>0.234836158671872</text:p>
          </table:table-cell>
          <table:table-cell office:value-type="float" office:value="0.42513258375928" calcext:value-type="float">
            <text:p>0.42513258375928</text:p>
          </table:table-cell>
          <table:table-cell office:value-type="float" office:value="0.3" calcext:value-type="float">
            <text:p>0.3</text:p>
          </table:table-cell>
          <table:table-cell office:value-type="float" office:value="8.9" calcext:value-type="float">
            <text:p>8.9</text:p>
          </table:table-cell>
          <table:table-cell office:value-type="float" office:value="0.00313455412209922" calcext:value-type="float">
            <text:p>0.00313455412209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18974742930639" calcext:value-type="float">
            <text:p>0.418974742930639</text:p>
          </table:table-cell>
          <table:table-cell office:value-type="float" office:value="0.0178068662053874" calcext:value-type="float">
            <text:p>0.017806866205387</text:p>
          </table:table-cell>
          <table:table-cell office:value-type="float" office:value="0.636456134579648" calcext:value-type="float">
            <text:p>0.636456134579648</text:p>
          </table:table-cell>
          <table:table-cell office:value-type="float" office:value="0.2" calcext:value-type="float">
            <text:p>0.2</text:p>
          </table:table-cell>
          <table:table-cell office:value-type="float" office:value="8.9" calcext:value-type="float">
            <text:p>8.9</text:p>
          </table:table-cell>
          <table:table-cell office:value-type="float" office:value="0.00313618204786477" calcext:value-type="float">
            <text:p>0.00313618204786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7147869873427" calcext:value-type="float">
            <text:p>0.47147869873427</text:p>
          </table:table-cell>
          <table:table-cell office:value-type="float" office:value="0.331957832371272" calcext:value-type="float">
            <text:p>0.331957832371272</text:p>
          </table:table-cell>
          <table:table-cell office:value-type="float" office:value="0.362060351465746" calcext:value-type="float">
            <text:p>0.362060351465746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00314134426753473" calcext:value-type="float">
            <text:p>0.0031413442675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51609107674689" calcext:value-type="float">
            <text:p>0.951609107674689</text:p>
          </table:table-cell>
          <table:table-cell office:value-type="float" office:value="0.437211769510507" calcext:value-type="float">
            <text:p>0.437211769510507</text:p>
          </table:table-cell>
          <table:table-cell office:value-type="float" office:value="0.385641750572334" calcext:value-type="float">
            <text:p>0.385641750572334</text:p>
          </table:table-cell>
          <table:table-cell office:value-type="float" office:value="0.1" calcext:value-type="float">
            <text:p>0.1</text:p>
          </table:table-cell>
          <table:table-cell office:value-type="float" office:value="14.4" calcext:value-type="float">
            <text:p>14.4</text:p>
          </table:table-cell>
          <table:table-cell office:value-type="float" office:value="0.00314301570165282" calcext:value-type="float">
            <text:p>0.00314301570165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36613059152241" calcext:value-type="float">
            <text:p>0.336613059152241</text:p>
          </table:table-cell>
          <table:table-cell office:value-type="float" office:value="0.386760174987005" calcext:value-type="float">
            <text:p>0.386760174987005</text:p>
          </table:table-cell>
          <table:table-cell office:value-type="float" office:value="0.42999229513324" calcext:value-type="float">
            <text:p>0.4299922951332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0315640466416066" calcext:value-type="float">
            <text:p>0.00315640466416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75383871680907" calcext:value-type="float">
            <text:p>0.375383871680907</text:p>
          </table:table-cell>
          <table:table-cell office:value-type="float" office:value="0.192884994485335" calcext:value-type="float">
            <text:p>0.192884994485335</text:p>
          </table:table-cell>
          <table:table-cell office:value-type="float" office:value="0.800888698058182" calcext:value-type="float">
            <text:p>0.800888698058182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00316414523285295" calcext:value-type="float">
            <text:p>0.00316414523285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1567095438128" calcext:value-type="float">
            <text:p>0.851567095438128</text:p>
          </table:table-cell>
          <table:table-cell office:value-type="float" office:value="0.457021260881497" calcext:value-type="float">
            <text:p>0.457021260881497</text:p>
          </table:table-cell>
          <table:table-cell office:value-type="float" office:value="0.227334475853118" calcext:value-type="float">
            <text:p>0.227334475853118</text:p>
          </table:table-cell>
          <table:table-cell office:value-type="float" office:value="0.3" calcext:value-type="float">
            <text:p>0.3</text:p>
          </table:table-cell>
          <table:table-cell office:value-type="float" office:value="1.3" calcext:value-type="float">
            <text:p>1.3</text:p>
          </table:table-cell>
          <table:table-cell office:value-type="float" office:value="0.00316676772032829" calcext:value-type="float">
            <text:p>0.00316676772032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03204876825333" calcext:value-type="float">
            <text:p>0.703204876825333</text:p>
          </table:table-cell>
          <table:table-cell office:value-type="float" office:value="0.583374898626161" calcext:value-type="float">
            <text:p>0.583374898626161</text:p>
          </table:table-cell>
          <table:table-cell office:value-type="float" office:value="0.24369621544573" calcext:value-type="float">
            <text:p>0.24369621544573</text:p>
          </table:table-cell>
          <table:table-cell office:value-type="float" office:value="3.4" calcext:value-type="float">
            <text:p>3.4</text:p>
          </table:table-cell>
          <table:table-cell office:value-type="float" office:value="0.5" calcext:value-type="float">
            <text:p>0.5</text:p>
          </table:table-cell>
          <table:table-cell office:value-type="float" office:value="0.00317019389637196" calcext:value-type="float">
            <text:p>0.00317019389637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36433919883507" calcext:value-type="float">
            <text:p>0.236433919883507</text:p>
          </table:table-cell>
          <table:table-cell office:value-type="float" office:value="0.288175533525186" calcext:value-type="float">
            <text:p>0.288175533525186</text:p>
          </table:table-cell>
          <table:table-cell office:value-type="float" office:value="0.612347876686894" calcext:value-type="float">
            <text:p>0.61234787668689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0.00318350762408247" calcext:value-type="float">
            <text:p>0.00318350762408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22292873191992" calcext:value-type="float">
            <text:p>0.622292873191992</text:p>
          </table:table-cell>
          <table:table-cell office:value-type="float" office:value="0.565485972323952" calcext:value-type="float">
            <text:p>0.565485972323952</text:p>
          </table:table-cell>
          <table:table-cell office:value-type="float" office:value="0.269850345974927" calcext:value-type="float">
            <text:p>0.269850345974927</text:p>
          </table:table-cell>
          <table:table-cell office:value-type="float" office:value="5.5" calcext:value-type="float">
            <text:p>5.5</text:p>
          </table:table-cell>
          <table:table-cell office:value-type="float" office:value="3.4" calcext:value-type="float">
            <text:p>3.4</text:p>
          </table:table-cell>
          <table:table-cell office:value-type="float" office:value="0.0031859201197039" calcext:value-type="float">
            <text:p>0.00318592011970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24440213254973" calcext:value-type="float">
            <text:p>0.724440213254973</text:p>
          </table:table-cell>
          <table:table-cell office:value-type="float" office:value="0.404837029484783" calcext:value-type="float">
            <text:p>0.404837029484783</text:p>
          </table:table-cell>
          <table:table-cell office:value-type="float" office:value="0.0321267701295133" calcext:value-type="float">
            <text:p>0.032126770129513</text:p>
          </table:table-cell>
          <table:table-cell office:value-type="float" office:value="0.2" calcext:value-type="float">
            <text:p>0.2</text:p>
          </table:table-cell>
          <table:table-cell office:value-type="float" office:value="3.4" calcext:value-type="float">
            <text:p>3.4</text:p>
          </table:table-cell>
          <table:table-cell office:value-type="float" office:value="0.00320525185685845" calcext:value-type="float">
            <text:p>0.00320525185685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48819176329987" calcext:value-type="float">
            <text:p>0.848819176329987</text:p>
          </table:table-cell>
          <table:table-cell office:value-type="float" office:value="0.334801405864073" calcext:value-type="float">
            <text:p>0.334801405864073</text:p>
          </table:table-cell>
          <table:table-cell office:value-type="float" office:value="0.277375228655252" calcext:value-type="float">
            <text:p>0.277375228655252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00321044606067422" calcext:value-type="float">
            <text:p>0.00321044606067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97192800834413" calcext:value-type="float">
            <text:p>0.497192800834413</text:p>
          </table:table-cell>
          <table:table-cell office:value-type="float" office:value="0.0408047162275905" calcext:value-type="float">
            <text:p>0.040804716227591</text:p>
          </table:table-cell>
          <table:table-cell office:value-type="float" office:value="0.607706481945325" calcext:value-type="float">
            <text:p>0.607706481945325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0.00322356809916989" calcext:value-type="float">
            <text:p>0.0032235680991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27088003916919" calcext:value-type="float">
            <text:p>0.127088003916919</text:p>
          </table:table-cell>
          <table:table-cell office:value-type="float" office:value="0.241445851863784" calcext:value-type="float">
            <text:p>0.241445851863784</text:p>
          </table:table-cell>
          <table:table-cell office:value-type="float" office:value="0.396086579907881" calcext:value-type="float">
            <text:p>0.39608657990788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0032241305131244" calcext:value-type="float">
            <text:p>0.00322413051312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20384450308001" calcext:value-type="float">
            <text:p>0.720384450308001</text:p>
          </table:table-cell>
          <table:table-cell office:value-type="float" office:value="0.286126603611097" calcext:value-type="float">
            <text:p>0.286126603611097</text:p>
          </table:table-cell>
          <table:table-cell office:value-type="float" office:value="0.232832606663772" calcext:value-type="float">
            <text:p>0.232832606663772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0.00322585454322908" calcext:value-type="float">
            <text:p>0.00322585454322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26940884821384" calcext:value-type="float">
            <text:p>0.326940884821384</text:p>
          </table:table-cell>
          <table:table-cell office:value-type="float" office:value="0.478200036844402" calcext:value-type="float">
            <text:p>0.478200036844402</text:p>
          </table:table-cell>
          <table:table-cell office:value-type="float" office:value="0.125622442403535" calcext:value-type="float">
            <text:p>0.12562244240353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00322717309647622" calcext:value-type="float">
            <text:p>0.00322717309647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08286206191222" calcext:value-type="float">
            <text:p>0.708286206191222</text:p>
          </table:table-cell>
          <table:table-cell office:value-type="float" office:value="0.189896947371479" calcext:value-type="float">
            <text:p>0.189896947371479</text:p>
          </table:table-cell>
          <table:table-cell office:value-type="float" office:value="0.368462170002341" calcext:value-type="float">
            <text:p>0.36846217000234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0322987827016642" calcext:value-type="float">
            <text:p>0.00322987827016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16225431877747" calcext:value-type="float">
            <text:p>0.516225431877747</text:p>
          </table:table-cell>
          <table:table-cell office:value-type="float" office:value="0.143263091197374" calcext:value-type="float">
            <text:p>0.143263091197374</text:p>
          </table:table-cell>
          <table:table-cell office:value-type="float" office:value="0.198433106534051" calcext:value-type="float">
            <text:p>0.198433106534051</text:p>
          </table:table-cell>
          <table:table-cell office:value-type="float" office:value="1.3" calcext:value-type="float">
            <text:p>1.3</text:p>
          </table:table-cell>
          <table:table-cell office:value-type="float" office:value="5.5" calcext:value-type="float">
            <text:p>5.5</text:p>
          </table:table-cell>
          <table:table-cell office:value-type="float" office:value="0.00323089771339477" calcext:value-type="float">
            <text:p>0.00323089771339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10215464117604" calcext:value-type="float">
            <text:p>0.710215464117604</text:p>
          </table:table-cell>
          <table:table-cell office:value-type="float" office:value="0.43309819165167" calcext:value-type="float">
            <text:p>0.43309819165167</text:p>
          </table:table-cell>
          <table:table-cell office:value-type="float" office:value="0.313553213936818" calcext:value-type="float">
            <text:p>0.313553213936818</text:p>
          </table:table-cell>
          <table:table-cell office:value-type="float" office:value="3.4" calcext:value-type="float">
            <text:p>3.4</text:p>
          </table:table-cell>
          <table:table-cell office:value-type="float" office:value="0.5" calcext:value-type="float">
            <text:p>0.5</text:p>
          </table:table-cell>
          <table:table-cell office:value-type="float" office:value="0.00323929724662312" calcext:value-type="float">
            <text:p>0.00323929724662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63858054355954" calcext:value-type="float">
            <text:p>0.963858054355954</text:p>
          </table:table-cell>
          <table:table-cell office:value-type="float" office:value="0.332755429223514" calcext:value-type="float">
            <text:p>0.332755429223514</text:p>
          </table:table-cell>
          <table:table-cell office:value-type="float" office:value="0.30790083169041" calcext:value-type="float">
            <text:p>0.30790083169041</text:p>
          </table:table-cell>
          <table:table-cell office:value-type="float" office:value="14.4" calcext:value-type="float">
            <text:p>14.4</text:p>
          </table:table-cell>
          <table:table-cell office:value-type="float" office:value="0.3" calcext:value-type="float">
            <text:p>0.3</text:p>
          </table:table-cell>
          <table:table-cell office:value-type="float" office:value="0.00324005638423999" calcext:value-type="float">
            <text:p>0.0032400563842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76524574838995" calcext:value-type="float">
            <text:p>0.976524574838995</text:p>
          </table:table-cell>
          <table:table-cell office:value-type="float" office:value="0.100029200546449" calcext:value-type="float">
            <text:p>0.100029200546449</text:p>
          </table:table-cell>
          <table:table-cell office:value-type="float" office:value="0.349315405384931" calcext:value-type="float">
            <text:p>0.34931540538493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00324554024897515" calcext:value-type="float">
            <text:p>0.00324554024897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70874319358125" calcext:value-type="float">
            <text:p>0.870874319358125</text:p>
          </table:table-cell>
          <table:table-cell office:value-type="float" office:value="0.422511148813498" calcext:value-type="float">
            <text:p>0.422511148813498</text:p>
          </table:table-cell>
          <table:table-cell office:value-type="float" office:value="0.0506730902347295" calcext:value-type="float">
            <text:p>0.0506730902347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00324840319926827" calcext:value-type="float">
            <text:p>0.00324840319926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34738737809898" calcext:value-type="float">
            <text:p>0.234738737809898</text:p>
          </table:table-cell>
          <table:table-cell office:value-type="float" office:value="0.358153430939559" calcext:value-type="float">
            <text:p>0.358153430939559</text:p>
          </table:table-cell>
          <table:table-cell office:value-type="float" office:value="0.0256603431546505" calcext:value-type="float">
            <text:p>0.02566034315465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0032558842907182" calcext:value-type="float">
            <text:p>0.00325588429071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15043905572052" calcext:value-type="float">
            <text:p>0.515043905572052</text:p>
          </table:table-cell>
          <table:table-cell office:value-type="float" office:value="0.525583112989608" calcext:value-type="float">
            <text:p>0.525583112989608</text:p>
          </table:table-cell>
          <table:table-cell office:value-type="float" office:value="0.464695890009613" calcext:value-type="float">
            <text:p>0.46469589000961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0325945357695251" calcext:value-type="float">
            <text:p>0.00325945357695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77531864371706" calcext:value-type="float">
            <text:p>0.977531864371706</text:p>
          </table:table-cell>
          <table:table-cell office:value-type="float" office:value="0.36022757227444" calcext:value-type="float">
            <text:p>0.36022757227444</text:p>
          </table:table-cell>
          <table:table-cell office:value-type="float" office:value="0.369483891692634" calcext:value-type="float">
            <text:p>0.369483891692634</text:p>
          </table:table-cell>
          <table:table-cell office:value-type="float" office:value="8.9" calcext:value-type="float">
            <text:p>8.9</text:p>
          </table:table-cell>
          <table:table-cell office:value-type="float" office:value="0.3" calcext:value-type="float">
            <text:p>0.3</text:p>
          </table:table-cell>
          <table:table-cell office:value-type="float" office:value="0.00326200741097239" calcext:value-type="float">
            <text:p>0.00326200741097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37726532720928" calcext:value-type="float">
            <text:p>0.637726532720928</text:p>
          </table:table-cell>
          <table:table-cell office:value-type="float" office:value="0.266933130780534" calcext:value-type="float">
            <text:p>0.266933130780534</text:p>
          </table:table-cell>
          <table:table-cell office:value-type="float" office:value="0.312522483939589" calcext:value-type="float">
            <text:p>0.312522483939589</text:p>
          </table:table-cell>
          <table:table-cell office:value-type="float" office:value="2.1" calcext:value-type="float">
            <text:p>2.1</text:p>
          </table:table-cell>
          <table:table-cell office:value-type="float" office:value="14.4" calcext:value-type="float">
            <text:p>14.4</text:p>
          </table:table-cell>
          <table:table-cell office:value-type="float" office:value="0.00326467926370924" calcext:value-type="float">
            <text:p>0.00326467926370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73334842384449" calcext:value-type="float">
            <text:p>0.373334842384449</text:p>
          </table:table-cell>
          <table:table-cell office:value-type="float" office:value="0.326674256101668" calcext:value-type="float">
            <text:p>0.326674256101668</text:p>
          </table:table-cell>
          <table:table-cell office:value-type="float" office:value="0.350939293671737" calcext:value-type="float">
            <text:p>0.350939293671737</text:p>
          </table:table-cell>
          <table:table-cell office:value-type="float" office:value="14.4" calcext:value-type="float">
            <text:p>14.4</text:p>
          </table:table-cell>
          <table:table-cell office:value-type="float" office:value="2.1" calcext:value-type="float">
            <text:p>2.1</text:p>
          </table:table-cell>
          <table:table-cell office:value-type="float" office:value="0.00326912271836958" calcext:value-type="float">
            <text:p>0.0032691227183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52525345781983" calcext:value-type="float">
            <text:p>0.352525345781983</text:p>
          </table:table-cell>
          <table:table-cell office:value-type="float" office:value="0.485659784787956" calcext:value-type="float">
            <text:p>0.485659784787956</text:p>
          </table:table-cell>
          <table:table-cell office:value-type="float" office:value="0.320792174363876" calcext:value-type="float">
            <text:p>0.320792174363876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00326984451213274" calcext:value-type="float">
            <text:p>0.00326984451213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7698251076998" calcext:value-type="float">
            <text:p>0.87698251076998</text:p>
          </table:table-cell>
          <table:table-cell office:value-type="float" office:value="0.168032494455622" calcext:value-type="float">
            <text:p>0.168032494455622</text:p>
          </table:table-cell>
          <table:table-cell office:value-type="float" office:value="0.504089523582895" calcext:value-type="float">
            <text:p>0.504089523582895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0.0032742946544045" calcext:value-type="float">
            <text:p>0.00327429465440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60417589247111" calcext:value-type="float">
            <text:p>0.860417589247111</text:p>
          </table:table-cell>
          <table:table-cell office:value-type="float" office:value="0.158298969714154" calcext:value-type="float">
            <text:p>0.158298969714154</text:p>
          </table:table-cell>
          <table:table-cell office:value-type="float" office:value="0.546906679161011" calcext:value-type="float">
            <text:p>0.546906679161011</text:p>
          </table:table-cell>
          <table:table-cell office:value-type="float" office:value="0.8" calcext:value-type="float">
            <text:p>0.8</text:p>
          </table:table-cell>
          <table:table-cell office:value-type="float" office:value="5.5" calcext:value-type="float">
            <text:p>5.5</text:p>
          </table:table-cell>
          <table:table-cell office:value-type="float" office:value="0.00327654291936527" calcext:value-type="float">
            <text:p>0.00327654291936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29338394820663" calcext:value-type="float">
            <text:p>0.429338394820663</text:p>
          </table:table-cell>
          <table:table-cell office:value-type="float" office:value="0.386393054868283" calcext:value-type="float">
            <text:p>0.386393054868283</text:p>
          </table:table-cell>
          <table:table-cell office:value-type="float" office:value="0.567267923485181" calcext:value-type="float">
            <text:p>0.567267923485181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00327882248524365" calcext:value-type="float">
            <text:p>0.00327882248524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24694841958548" calcext:value-type="float">
            <text:p>0.924694841958548</text:p>
          </table:table-cell>
          <table:table-cell office:value-type="float" office:value="0.0415483481847795" calcext:value-type="float">
            <text:p>0.04154834818478</text:p>
          </table:table-cell>
          <table:table-cell office:value-type="float" office:value="0.400318868231279" calcext:value-type="float">
            <text:p>0.400318868231279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0.00328941539912526" calcext:value-type="float">
            <text:p>0.00328941539912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28294596483105" calcext:value-type="float">
            <text:p>0.828294596483105</text:p>
          </table:table-cell>
          <table:table-cell office:value-type="float" office:value="0.297361281401796" calcext:value-type="float">
            <text:p>0.297361281401796</text:p>
          </table:table-cell>
          <table:table-cell office:value-type="float" office:value="0.592132250871844" calcext:value-type="float">
            <text:p>0.592132250871844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003294845124583" calcext:value-type="float">
            <text:p>0.00329484512458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79873340363128" calcext:value-type="float">
            <text:p>0.179873340363128</text:p>
          </table:table-cell>
          <table:table-cell office:value-type="float" office:value="0.199025978992829" calcext:value-type="float">
            <text:p>0.199025978992829</text:p>
          </table:table-cell>
          <table:table-cell office:value-type="float" office:value="0.388975035309883" calcext:value-type="float">
            <text:p>0.388975035309883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0032952897065848" calcext:value-type="float">
            <text:p>0.00329528970658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21771888042692" calcext:value-type="float">
            <text:p>0.621771888042692</text:p>
          </table:table-cell>
          <table:table-cell office:value-type="float" office:value="0.198118614606467" calcext:value-type="float">
            <text:p>0.198118614606467</text:p>
          </table:table-cell>
          <table:table-cell office:value-type="float" office:value="0.203568763653627" calcext:value-type="float">
            <text:p>0.203568763653627</text:p>
          </table:table-cell>
          <table:table-cell office:value-type="float" office:value="0.3" calcext:value-type="float">
            <text:p>0.3</text:p>
          </table:table-cell>
          <table:table-cell office:value-type="float" office:value="1.3" calcext:value-type="float">
            <text:p>1.3</text:p>
          </table:table-cell>
          <table:table-cell office:value-type="float" office:value="0.00329815520409377" calcext:value-type="float">
            <text:p>0.0032981552040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1499530499057" calcext:value-type="float">
            <text:p>0.251499530499057</text:p>
          </table:table-cell>
          <table:table-cell office:value-type="float" office:value="0.518380652529444" calcext:value-type="float">
            <text:p>0.518380652529444</text:p>
          </table:table-cell>
          <table:table-cell office:value-type="float" office:value="0.433822918841192" calcext:value-type="float">
            <text:p>0.43382291884119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0330197137803738" calcext:value-type="float">
            <text:p>0.00330197137803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0046819147895" calcext:value-type="float">
            <text:p>0.60046819147895</text:p>
          </table:table-cell>
          <table:table-cell office:value-type="float" office:value="0.372275081743238" calcext:value-type="float">
            <text:p>0.372275081743238</text:p>
          </table:table-cell>
          <table:table-cell office:value-type="float" office:value="0.369199375084579" calcext:value-type="float">
            <text:p>0.369199375084579</text:p>
          </table:table-cell>
          <table:table-cell office:value-type="float" office:value="14.4" calcext:value-type="float">
            <text:p>14.4</text:p>
          </table:table-cell>
          <table:table-cell office:value-type="float" office:value="1.3" calcext:value-type="float">
            <text:p>1.3</text:p>
          </table:table-cell>
          <table:table-cell office:value-type="float" office:value="0.00330382194047617" calcext:value-type="float">
            <text:p>0.00330382194047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76712184960361" calcext:value-type="float">
            <text:p>0.476712184960361</text:p>
          </table:table-cell>
          <table:table-cell office:value-type="float" office:value="0.695713439564667" calcext:value-type="float">
            <text:p>0.695713439564667</text:p>
          </table:table-cell>
          <table:table-cell office:value-type="float" office:value="0.221043137190241" calcext:value-type="float">
            <text:p>0.221043137190241</text:p>
          </table:table-cell>
          <table:table-cell office:value-type="float" office:value="0.5" calcext:value-type="float">
            <text:p>0.5</text:p>
          </table:table-cell>
          <table:table-cell office:value-type="float" office:value="8.9" calcext:value-type="float">
            <text:p>8.9</text:p>
          </table:table-cell>
          <table:table-cell office:value-type="float" office:value="0.0033041555051352" calcext:value-type="float">
            <text:p>0.00330415550513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98222025690935" calcext:value-type="float">
            <text:p>0.598222025690935</text:p>
          </table:table-cell>
          <table:table-cell office:value-type="float" office:value="0.529707270046637" calcext:value-type="float">
            <text:p>0.529707270046637</text:p>
          </table:table-cell>
          <table:table-cell office:value-type="float" office:value="0.352108652142932" calcext:value-type="float">
            <text:p>0.352108652142932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0.00332024628395213" calcext:value-type="float">
            <text:p>0.00332024628395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51370569337545" calcext:value-type="float">
            <text:p>0.151370569337545</text:p>
          </table:table-cell>
          <table:table-cell office:value-type="float" office:value="0.339626123767573" calcext:value-type="float">
            <text:p>0.339626123767573</text:p>
          </table:table-cell>
          <table:table-cell office:value-type="float" office:value="0.354407276597573" calcext:value-type="float">
            <text:p>0.354407276597573</text:p>
          </table:table-cell>
          <table:table-cell office:value-type="float" office:value="0.1" calcext:value-type="float">
            <text:p>0.1</text:p>
          </table:table-cell>
          <table:table-cell office:value-type="float" office:value="8.9" calcext:value-type="float">
            <text:p>8.9</text:p>
          </table:table-cell>
          <table:table-cell office:value-type="float" office:value="0.00332037976873144" calcext:value-type="float">
            <text:p>0.00332037976873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24039317676728" calcext:value-type="float">
            <text:p>0.724039317676728</text:p>
          </table:table-cell>
          <table:table-cell office:value-type="float" office:value="0.243844629822362" calcext:value-type="float">
            <text:p>0.243844629822362</text:p>
          </table:table-cell>
          <table:table-cell office:value-type="float" office:value="0.126493064753319" calcext:value-type="float">
            <text:p>0.126493064753319</text:p>
          </table:table-cell>
          <table:table-cell office:value-type="float" office:value="14.4" calcext:value-type="float">
            <text:p>14.4</text:p>
          </table:table-cell>
          <table:table-cell office:value-type="float" office:value="0.3" calcext:value-type="float">
            <text:p>0.3</text:p>
          </table:table-cell>
          <table:table-cell office:value-type="float" office:value="0.00332660542986047" calcext:value-type="float">
            <text:p>0.0033266054298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19425965536299" calcext:value-type="float">
            <text:p>0.119425965536299</text:p>
          </table:table-cell>
          <table:table-cell office:value-type="float" office:value="0.228910851833724" calcext:value-type="float">
            <text:p>0.228910851833724</text:p>
          </table:table-cell>
          <table:table-cell office:value-type="float" office:value="0.383637769298933" calcext:value-type="float">
            <text:p>0.383637769298933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00333389447755618" calcext:value-type="float">
            <text:p>0.00333389447755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29074425554065" calcext:value-type="float">
            <text:p>0.329074425554065</text:p>
          </table:table-cell>
          <table:table-cell office:value-type="float" office:value="0.113497916630156" calcext:value-type="float">
            <text:p>0.113497916630156</text:p>
          </table:table-cell>
          <table:table-cell office:value-type="float" office:value="0.0467618754046998" calcext:value-type="float">
            <text:p>0.0467618754047</text:p>
          </table:table-cell>
          <table:table-cell office:value-type="float" office:value="0.8" calcext:value-type="float">
            <text:p>0.8</text:p>
          </table:table-cell>
          <table:table-cell office:value-type="float" office:value="14.4" calcext:value-type="float">
            <text:p>14.4</text:p>
          </table:table-cell>
          <table:table-cell office:value-type="float" office:value="0.00333500459111696" calcext:value-type="float">
            <text:p>0.00333500459111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99726283140934" calcext:value-type="float">
            <text:p>0.799726283140934</text:p>
          </table:table-cell>
          <table:table-cell office:value-type="float" office:value="0.197404828623288" calcext:value-type="float">
            <text:p>0.197404828623288</text:p>
          </table:table-cell>
          <table:table-cell office:value-type="float" office:value="0.374960721990624" calcext:value-type="float">
            <text:p>0.374960721990624</text:p>
          </table:table-cell>
          <table:table-cell office:value-type="float" office:value="14.4" calcext:value-type="float">
            <text:p>14.4</text:p>
          </table:table-cell>
          <table:table-cell office:value-type="float" office:value="2.1" calcext:value-type="float">
            <text:p>2.1</text:p>
          </table:table-cell>
          <table:table-cell office:value-type="float" office:value="0.0033434488517205" calcext:value-type="float">
            <text:p>0.00334344885172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05651033449825" calcext:value-type="float">
            <text:p>0.605651033449825</text:p>
          </table:table-cell>
          <table:table-cell office:value-type="float" office:value="0.347719921082144" calcext:value-type="float">
            <text:p>0.347719921082144</text:p>
          </table:table-cell>
          <table:table-cell office:value-type="float" office:value="0.299586273688145" calcext:value-type="float">
            <text:p>0.299586273688145</text:p>
          </table:table-cell>
          <table:table-cell office:value-type="float" office:value="0.1" calcext:value-type="float">
            <text:p>0.1</text:p>
          </table:table-cell>
          <table:table-cell office:value-type="float" office:value="3.4" calcext:value-type="float">
            <text:p>3.4</text:p>
          </table:table-cell>
          <table:table-cell office:value-type="float" office:value="0.0033577085997526" calcext:value-type="float">
            <text:p>0.00335770859975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9505410386867" calcext:value-type="float">
            <text:p>0.49505410386867</text:p>
          </table:table-cell>
          <table:table-cell office:value-type="float" office:value="0.408860902919307" calcext:value-type="float">
            <text:p>0.408860902919307</text:p>
          </table:table-cell>
          <table:table-cell office:value-type="float" office:value="0.215457971231256" calcext:value-type="float">
            <text:p>0.215457971231256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0.00336017811058363" calcext:value-type="float">
            <text:p>0.00336017811058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977719057338333" calcext:value-type="float">
            <text:p>0.009777190573383</text:p>
          </table:table-cell>
          <table:table-cell office:value-type="float" office:value="0.404281672773928" calcext:value-type="float">
            <text:p>0.404281672773928</text:p>
          </table:table-cell>
          <table:table-cell office:value-type="float" office:value="0.412958516242396" calcext:value-type="float">
            <text:p>0.412958516242396</text:p>
          </table:table-cell>
          <table:table-cell table:number-columns-repeated="2" office:value-type="float" office:value="8.9" calcext:value-type="float">
            <text:p>8.9</text:p>
          </table:table-cell>
          <table:table-cell office:value-type="float" office:value="0.00337153832676249" calcext:value-type="float">
            <text:p>0.00337153832676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70976524739442" calcext:value-type="float">
            <text:p>0.170976524739442</text:p>
          </table:table-cell>
          <table:table-cell office:value-type="float" office:value="0.3612234064059" calcext:value-type="float">
            <text:p>0.3612234064059</text:p>
          </table:table-cell>
          <table:table-cell office:value-type="float" office:value="0.392542755330146" calcext:value-type="float">
            <text:p>0.392542755330146</text:p>
          </table:table-cell>
          <table:table-cell office:value-type="float" office:value="8.9" calcext:value-type="float">
            <text:p>8.9</text:p>
          </table:table-cell>
          <table:table-cell office:value-type="float" office:value="0.3" calcext:value-type="float">
            <text:p>0.3</text:p>
          </table:table-cell>
          <table:table-cell office:value-type="float" office:value="0.00339661232793002" calcext:value-type="float">
            <text:p>0.0033966123279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39914261984487" calcext:value-type="float">
            <text:p>0.339914261984487</text:p>
          </table:table-cell>
          <table:table-cell office:value-type="float" office:value="0.890823629735737" calcext:value-type="float">
            <text:p>0.890823629735737</text:p>
          </table:table-cell>
          <table:table-cell office:value-type="float" office:value="0.00941442481039516" calcext:value-type="float">
            <text:p>0.009414424810395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00339686128072479" calcext:value-type="float">
            <text:p>0.00339686128072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897564507378949" calcext:value-type="float">
            <text:p>0.897564507378949</text:p>
          </table:table-cell>
          <table:table-cell office:value-type="float" office:value="0.377770465713817" calcext:value-type="float">
            <text:p>0.377770465713817</text:p>
          </table:table-cell>
          <table:table-cell office:value-type="float" office:value="0.513656633722109" calcext:value-type="float">
            <text:p>0.513656633722109</text:p>
          </table:table-cell>
          <table:table-cell office:value-type="float" office:value="2.1" calcext:value-type="float">
            <text:p>2.1</text:p>
          </table:table-cell>
          <table:table-cell office:value-type="float" office:value="14.4" calcext:value-type="float">
            <text:p>14.4</text:p>
          </table:table-cell>
          <table:table-cell office:value-type="float" office:value="0.0034116816419972" calcext:value-type="float">
            <text:p>0.00341168164199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46250101797484" calcext:value-type="float">
            <text:p>0.846250101797484</text:p>
          </table:table-cell>
          <table:table-cell office:value-type="float" office:value="0.423040355409407" calcext:value-type="float">
            <text:p>0.423040355409407</text:p>
          </table:table-cell>
          <table:table-cell office:value-type="float" office:value="0.0757231923448245" calcext:value-type="float">
            <text:p>0.075723192344825</text:p>
          </table:table-cell>
          <table:table-cell office:value-type="float" office:value="0.3" calcext:value-type="float">
            <text:p>0.3</text:p>
          </table:table-cell>
          <table:table-cell office:value-type="float" office:value="14.4" calcext:value-type="float">
            <text:p>14.4</text:p>
          </table:table-cell>
          <table:table-cell office:value-type="float" office:value="0.00342496595624133" calcext:value-type="float">
            <text:p>0.00342496595624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78331264213468" calcext:value-type="float">
            <text:p>0.037833126421347</text:p>
          </table:table-cell>
          <table:table-cell office:value-type="float" office:value="0.377218495961667" calcext:value-type="float">
            <text:p>0.377218495961667</text:p>
          </table:table-cell>
          <table:table-cell office:value-type="float" office:value="0.269736413758016" calcext:value-type="float">
            <text:p>0.269736413758016</text:p>
          </table:table-cell>
          <table:table-cell office:value-type="float" office:value="8.9" calcext:value-type="float">
            <text:p>8.9</text:p>
          </table:table-cell>
          <table:table-cell office:value-type="float" office:value="1.3" calcext:value-type="float">
            <text:p>1.3</text:p>
          </table:table-cell>
          <table:table-cell office:value-type="float" office:value="0.00342502260578807" calcext:value-type="float">
            <text:p>0.00342502260578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99397418096986" calcext:value-type="float">
            <text:p>0.299397418096986</text:p>
          </table:table-cell>
          <table:table-cell office:value-type="float" office:value="0.345969135635503" calcext:value-type="float">
            <text:p>0.345969135635503</text:p>
          </table:table-cell>
          <table:table-cell office:value-type="float" office:value="0.286036693353294" calcext:value-type="float">
            <text:p>0.286036693353294</text:p>
          </table:table-cell>
          <table:table-cell office:value-type="float" office:value="0.8" calcext:value-type="float">
            <text:p>0.8</text:p>
          </table:table-cell>
          <table:table-cell office:value-type="float" office:value="14.4" calcext:value-type="float">
            <text:p>14.4</text:p>
          </table:table-cell>
          <table:table-cell office:value-type="float" office:value="0.00342932537074054" calcext:value-type="float">
            <text:p>0.00342932537074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45879919252741" calcext:value-type="float">
            <text:p>0.945879919252741</text:p>
          </table:table-cell>
          <table:table-cell office:value-type="float" office:value="0.525979254048131" calcext:value-type="float">
            <text:p>0.525979254048131</text:p>
          </table:table-cell>
          <table:table-cell office:value-type="float" office:value="0.37887625975618" calcext:value-type="float">
            <text:p>0.37887625975618</text:p>
          </table:table-cell>
          <table:table-cell office:value-type="float" office:value="3.4" calcext:value-type="float">
            <text:p>3.4</text:p>
          </table:table-cell>
          <table:table-cell office:value-type="float" office:value="5.5" calcext:value-type="float">
            <text:p>5.5</text:p>
          </table:table-cell>
          <table:table-cell office:value-type="float" office:value="0.00343505737436333" calcext:value-type="float">
            <text:p>0.00343505737436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28109972089234" calcext:value-type="float">
            <text:p>0.228109972089234</text:p>
          </table:table-cell>
          <table:table-cell office:value-type="float" office:value="0.491835092191313" calcext:value-type="float">
            <text:p>0.491835092191313</text:p>
          </table:table-cell>
          <table:table-cell office:value-type="float" office:value="0.0209904068540754" calcext:value-type="float">
            <text:p>0.02099040685407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0034352948546521" calcext:value-type="float">
            <text:p>0.00343529485465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706466140158365" calcext:value-type="float">
            <text:p>0.070646614015837</text:p>
          </table:table-cell>
          <table:table-cell office:value-type="float" office:value="0.366691321422554" calcext:value-type="float">
            <text:p>0.366691321422554</text:p>
          </table:table-cell>
          <table:table-cell office:value-type="float" office:value="0.377243838073775" calcext:value-type="float">
            <text:p>0.37724383807377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00344205538707178" calcext:value-type="float">
            <text:p>0.00344205538707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89885635651429" calcext:value-type="float">
            <text:p>0.989885635651429</text:p>
          </table:table-cell>
          <table:table-cell office:value-type="float" office:value="0.373842912099394" calcext:value-type="float">
            <text:p>0.373842912099394</text:p>
          </table:table-cell>
          <table:table-cell office:value-type="float" office:value="0.0669522323779594" calcext:value-type="float">
            <text:p>0.066952232377959</text:p>
          </table:table-cell>
          <table:table-cell office:value-type="float" office:value="0.5" calcext:value-type="float">
            <text:p>0.5</text:p>
          </table:table-cell>
          <table:table-cell office:value-type="float" office:value="3.4" calcext:value-type="float">
            <text:p>3.4</text:p>
          </table:table-cell>
          <table:table-cell office:value-type="float" office:value="0.0034433370871613" calcext:value-type="float">
            <text:p>0.00344333708716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09769875830564" calcext:value-type="float">
            <text:p>0.209769875830564</text:p>
          </table:table-cell>
          <table:table-cell office:value-type="float" office:value="0.265993698375941" calcext:value-type="float">
            <text:p>0.265993698375941</text:p>
          </table:table-cell>
          <table:table-cell office:value-type="float" office:value="0.407423534001798" calcext:value-type="float">
            <text:p>0.407423534001798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00344446209378669" calcext:value-type="float">
            <text:p>0.00344446209378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30372638786028" calcext:value-type="float">
            <text:p>0.230372638786028</text:p>
          </table:table-cell>
          <table:table-cell office:value-type="float" office:value="0.285837917562649" calcext:value-type="float">
            <text:p>0.285837917562649</text:p>
          </table:table-cell>
          <table:table-cell office:value-type="float" office:value="0.696354888970734" calcext:value-type="float">
            <text:p>0.696354888970734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00345849647208324" calcext:value-type="float">
            <text:p>0.00345849647208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98105934014394" calcext:value-type="float">
            <text:p>0.898105934014394</text:p>
          </table:table-cell>
          <table:table-cell office:value-type="float" office:value="0.204293241653784" calcext:value-type="float">
            <text:p>0.204293241653784</text:p>
          </table:table-cell>
          <table:table-cell office:value-type="float" office:value="0.559042457020084" calcext:value-type="float">
            <text:p>0.559042457020084</text:p>
          </table:table-cell>
          <table:table-cell office:value-type="float" office:value="0.8" calcext:value-type="float">
            <text:p>0.8</text:p>
          </table:table-cell>
          <table:table-cell office:value-type="float" office:value="5.5" calcext:value-type="float">
            <text:p>5.5</text:p>
          </table:table-cell>
          <table:table-cell office:value-type="float" office:value="0.00346711543066821" calcext:value-type="float">
            <text:p>0.00346711543066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11285896821632" calcext:value-type="float">
            <text:p>0.511285896821632</text:p>
          </table:table-cell>
          <table:table-cell office:value-type="float" office:value="0.252823301552859" calcext:value-type="float">
            <text:p>0.252823301552859</text:p>
          </table:table-cell>
          <table:table-cell office:value-type="float" office:value="0.395218062653233" calcext:value-type="float">
            <text:p>0.395218062653233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0.00347269295232" calcext:value-type="float">
            <text:p>0.0034726929523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81305721089846" calcext:value-type="float">
            <text:p>0.481305721089846</text:p>
          </table:table-cell>
          <table:table-cell office:value-type="float" office:value="0.433110246379423" calcext:value-type="float">
            <text:p>0.433110246379423</text:p>
          </table:table-cell>
          <table:table-cell office:value-type="float" office:value="0.333852505849819" calcext:value-type="float">
            <text:p>0.333852505849819</text:p>
          </table:table-cell>
          <table:table-cell office:value-type="float" office:value="0.5" calcext:value-type="float">
            <text:p>0.5</text:p>
          </table:table-cell>
          <table:table-cell office:value-type="float" office:value="3.4" calcext:value-type="float">
            <text:p>3.4</text:p>
          </table:table-cell>
          <table:table-cell office:value-type="float" office:value="0.00347574118863257" calcext:value-type="float">
            <text:p>0.00347574118863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10904142745707" calcext:value-type="float">
            <text:p>0.041090414274571</text:p>
          </table:table-cell>
          <table:table-cell office:value-type="float" office:value="0.459323819298174" calcext:value-type="float">
            <text:p>0.459323819298174</text:p>
          </table:table-cell>
          <table:table-cell office:value-type="float" office:value="0.118023457186644" calcext:value-type="float">
            <text:p>0.118023457186644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0.00348357880200285" calcext:value-type="float">
            <text:p>0.00348357880200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52467677953434" calcext:value-type="float">
            <text:p>0.552467677953434</text:p>
          </table:table-cell>
          <table:table-cell office:value-type="float" office:value="0.437900421524807" calcext:value-type="float">
            <text:p>0.437900421524807</text:p>
          </table:table-cell>
          <table:table-cell office:value-type="float" office:value="0.547082812155624" calcext:value-type="float">
            <text:p>0.547082812155624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0.00349556964994494" calcext:value-type="float">
            <text:p>0.00349556964994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86475709479092" calcext:value-type="float">
            <text:p>0.86475709479092</text:p>
          </table:table-cell>
          <table:table-cell office:value-type="float" office:value="0.536017325997654" calcext:value-type="float">
            <text:p>0.536017325997654</text:p>
          </table:table-cell>
          <table:table-cell office:value-type="float" office:value="0.382564060809101" calcext:value-type="float">
            <text:p>0.382564060809101</text:p>
          </table:table-cell>
          <table:table-cell office:value-type="float" office:value="5.5" calcext:value-type="float">
            <text:p>5.5</text:p>
          </table:table-cell>
          <table:table-cell office:value-type="float" office:value="8.9" calcext:value-type="float">
            <text:p>8.9</text:p>
          </table:table-cell>
          <table:table-cell office:value-type="float" office:value="0.00350107202607812" calcext:value-type="float">
            <text:p>0.00350107202607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2922983462318" calcext:value-type="float">
            <text:p>0.02922983462318</text:p>
          </table:table-cell>
          <table:table-cell office:value-type="float" office:value="0.276251486248591" calcext:value-type="float">
            <text:p>0.276251486248591</text:p>
          </table:table-cell>
          <table:table-cell office:value-type="float" office:value="0.343266911168977" calcext:value-type="float">
            <text:p>0.343266911168977</text:p>
          </table:table-cell>
          <table:table-cell office:value-type="float" office:value="0.3" calcext:value-type="float">
            <text:p>0.3</text:p>
          </table:table-cell>
          <table:table-cell office:value-type="float" office:value="1.3" calcext:value-type="float">
            <text:p>1.3</text:p>
          </table:table-cell>
          <table:table-cell office:value-type="float" office:value="0.00351817336767936" calcext:value-type="float">
            <text:p>0.00351817336767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6648883675132" calcext:value-type="float">
            <text:p>0.36648883675132</text:p>
          </table:table-cell>
          <table:table-cell office:value-type="float" office:value="0.107765540566389" calcext:value-type="float">
            <text:p>0.107765540566389</text:p>
          </table:table-cell>
          <table:table-cell office:value-type="float" office:value="0.173778869861591" calcext:value-type="float">
            <text:p>0.173778869861591</text:p>
          </table:table-cell>
          <table:table-cell office:value-type="float" office:value="14.4" calcext:value-type="float">
            <text:p>14.4</text:p>
          </table:table-cell>
          <table:table-cell office:value-type="float" office:value="0.5" calcext:value-type="float">
            <text:p>0.5</text:p>
          </table:table-cell>
          <table:table-cell office:value-type="float" office:value="0.00352269018084462" calcext:value-type="float">
            <text:p>0.00352269018084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81158567470877" calcext:value-type="float">
            <text:p>0.781158567470877</text:p>
          </table:table-cell>
          <table:table-cell office:value-type="float" office:value="0.595094227825056" calcext:value-type="float">
            <text:p>0.595094227825056</text:p>
          </table:table-cell>
          <table:table-cell office:value-type="float" office:value="0.318315784594676" calcext:value-type="float">
            <text:p>0.318315784594676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0.00353113310454519" calcext:value-type="float">
            <text:p>0.00353113310454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73648926144668" calcext:value-type="float">
            <text:p>0.573648926144668</text:p>
          </table:table-cell>
          <table:table-cell office:value-type="float" office:value="0.600725025611155" calcext:value-type="float">
            <text:p>0.600725025611155</text:p>
          </table:table-cell>
          <table:table-cell office:value-type="float" office:value="0.214684684003157" calcext:value-type="float">
            <text:p>0.214684684003157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00353947665447287" calcext:value-type="float">
            <text:p>0.00353947665447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53473365795435" calcext:value-type="float">
            <text:p>0.045347336579544</text:p>
          </table:table-cell>
          <table:table-cell office:value-type="float" office:value="0.512506254015025" calcext:value-type="float">
            <text:p>0.512506254015025</text:p>
          </table:table-cell>
          <table:table-cell office:value-type="float" office:value="0.434308325732828" calcext:value-type="float">
            <text:p>0.434308325732828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0.00354038441751806" calcext:value-type="float">
            <text:p>0.00354038441751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872488186453341" calcext:value-type="float">
            <text:p>0.087248818645334</text:p>
          </table:table-cell>
          <table:table-cell office:value-type="float" office:value="0.417408240967728" calcext:value-type="float">
            <text:p>0.417408240967728</text:p>
          </table:table-cell>
          <table:table-cell office:value-type="float" office:value="0.24924496491197" calcext:value-type="float">
            <text:p>0.24924496491197</text:p>
          </table:table-cell>
          <table:table-cell office:value-type="float" office:value="0.1" calcext:value-type="float">
            <text:p>0.1</text:p>
          </table:table-cell>
          <table:table-cell office:value-type="float" office:value="14.4" calcext:value-type="float">
            <text:p>14.4</text:p>
          </table:table-cell>
          <table:table-cell office:value-type="float" office:value="0.00354558758190133" calcext:value-type="float">
            <text:p>0.00354558758190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13475621942437" calcext:value-type="float">
            <text:p>0.913475621942437</text:p>
          </table:table-cell>
          <table:table-cell office:value-type="float" office:value="0.293392727158228" calcext:value-type="float">
            <text:p>0.293392727158228</text:p>
          </table:table-cell>
          <table:table-cell office:value-type="float" office:value="0.395727422877324" calcext:value-type="float">
            <text:p>0.395727422877324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0.00355163608199365" calcext:value-type="float">
            <text:p>0.00355163608199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24832490064825" calcext:value-type="float">
            <text:p>0.124832490064825</text:p>
          </table:table-cell>
          <table:table-cell office:value-type="float" office:value="0.0873821314180292" calcext:value-type="float">
            <text:p>0.087382131418029</text:p>
          </table:table-cell>
          <table:table-cell office:value-type="float" office:value="0.87963749995449" calcext:value-type="float">
            <text:p>0.87963749995449</text:p>
          </table:table-cell>
          <table:table-cell office:value-type="float" office:value="8.9" calcext:value-type="float">
            <text:p>8.9</text:p>
          </table:table-cell>
          <table:table-cell office:value-type="float" office:value="0.2" calcext:value-type="float">
            <text:p>0.2</text:p>
          </table:table-cell>
          <table:table-cell office:value-type="float" office:value="0.00355604383012496" calcext:value-type="float">
            <text:p>0.00355604383012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89088623139635" calcext:value-type="float">
            <text:p>0.189088623139635</text:p>
          </table:table-cell>
          <table:table-cell office:value-type="float" office:value="0.437429145470897" calcext:value-type="float">
            <text:p>0.437429145470897</text:p>
          </table:table-cell>
          <table:table-cell office:value-type="float" office:value="0.512528562284378" calcext:value-type="float">
            <text:p>0.512528562284378</text:p>
          </table:table-cell>
          <table:table-cell office:value-type="float" office:value="0.3" calcext:value-type="float">
            <text:p>0.3</text:p>
          </table:table-cell>
          <table:table-cell office:value-type="float" office:value="2.1" calcext:value-type="float">
            <text:p>2.1</text:p>
          </table:table-cell>
          <table:table-cell office:value-type="float" office:value="0.00356484146767226" calcext:value-type="float">
            <text:p>0.00356484146767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0374365625667" calcext:value-type="float">
            <text:p>0.330374365625667</text:p>
          </table:table-cell>
          <table:table-cell office:value-type="float" office:value="0.392089396689383" calcext:value-type="float">
            <text:p>0.392089396689383</text:p>
          </table:table-cell>
          <table:table-cell office:value-type="float" office:value="0.514055732496685" calcext:value-type="float">
            <text:p>0.51405573249668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00358046811077461" calcext:value-type="float">
            <text:p>0.0035804681107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94834668633217" calcext:value-type="float">
            <text:p>0.994834668633217</text:p>
          </table:table-cell>
          <table:table-cell office:value-type="float" office:value="0.222439507932269" calcext:value-type="float">
            <text:p>0.222439507932269</text:p>
          </table:table-cell>
          <table:table-cell office:value-type="float" office:value="0.478183562865766" calcext:value-type="float">
            <text:p>0.478183562865766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00358852862844487" calcext:value-type="float">
            <text:p>0.00358852862844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22397204462067" calcext:value-type="float">
            <text:p>0.522397204462067</text:p>
          </table:table-cell>
          <table:table-cell office:value-type="float" office:value="0.0619159699663484" calcext:value-type="float">
            <text:p>0.061915969966348</text:p>
          </table:table-cell>
          <table:table-cell office:value-type="float" office:value="0.365863992498454" calcext:value-type="float">
            <text:p>0.365863992498454</text:p>
          </table:table-cell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0.00358951549227971" calcext:value-type="float">
            <text:p>0.0035895154922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17996946530334" calcext:value-type="float">
            <text:p>0.317996946530334</text:p>
          </table:table-cell>
          <table:table-cell office:value-type="float" office:value="0.189645958276272" calcext:value-type="float">
            <text:p>0.189645958276272</text:p>
          </table:table-cell>
          <table:table-cell office:value-type="float" office:value="0.416489579812025" calcext:value-type="float">
            <text:p>0.416489579812025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0.00359278383522664" calcext:value-type="float">
            <text:p>0.00359278383522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49306822713359" calcext:value-type="float">
            <text:p>0.949306822713359</text:p>
          </table:table-cell>
          <table:table-cell office:value-type="float" office:value="0.414286961008558" calcext:value-type="float">
            <text:p>0.414286961008558</text:p>
          </table:table-cell>
          <table:table-cell office:value-type="float" office:value="0.210905155745513" calcext:value-type="float">
            <text:p>0.210905155745513</text:p>
          </table:table-cell>
          <table:table-cell office:value-type="float" office:value="3.4" calcext:value-type="float">
            <text:p>3.4</text:p>
          </table:table-cell>
          <table:table-cell office:value-type="float" office:value="2.1" calcext:value-type="float">
            <text:p>2.1</text:p>
          </table:table-cell>
          <table:table-cell office:value-type="float" office:value="0.00360013523723336" calcext:value-type="float">
            <text:p>0.0036001352372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49857110473242" calcext:value-type="float">
            <text:p>0.449857110473242</text:p>
          </table:table-cell>
          <table:table-cell office:value-type="float" office:value="0.167726718793855" calcext:value-type="float">
            <text:p>0.167726718793855</text:p>
          </table:table-cell>
          <table:table-cell office:value-type="float" office:value="0.449610277369507" calcext:value-type="float">
            <text:p>0.449610277369507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0.00360071008886632" calcext:value-type="float">
            <text:p>0.00360071008886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09226417045659" calcext:value-type="float">
            <text:p>0.609226417045659</text:p>
          </table:table-cell>
          <table:table-cell office:value-type="float" office:value="0.23972789399391" calcext:value-type="float">
            <text:p>0.23972789399391</text:p>
          </table:table-cell>
          <table:table-cell office:value-type="float" office:value="0.594601996668929" calcext:value-type="float">
            <text:p>0.59460199666892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00360420705126756" calcext:value-type="float">
            <text:p>0.00360420705126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89119325835217" calcext:value-type="float">
            <text:p>0.789119325835217</text:p>
          </table:table-cell>
          <table:table-cell office:value-type="float" office:value="0.462140580850053" calcext:value-type="float">
            <text:p>0.462140580850053</text:p>
          </table:table-cell>
          <table:table-cell office:value-type="float" office:value="0.37118858037303" calcext:value-type="float">
            <text:p>0.37118858037303</text:p>
          </table:table-cell>
          <table:table-cell office:value-type="float" office:value="1.3" calcext:value-type="float">
            <text:p>1.3</text:p>
          </table:table-cell>
          <table:table-cell office:value-type="float" office:value="5.5" calcext:value-type="float">
            <text:p>5.5</text:p>
          </table:table-cell>
          <table:table-cell office:value-type="float" office:value="0.00360596973788068" calcext:value-type="float">
            <text:p>0.00360596973788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70857865453177" calcext:value-type="float">
            <text:p>0.770857865453177</text:p>
          </table:table-cell>
          <table:table-cell office:value-type="float" office:value="0.370963440756591" calcext:value-type="float">
            <text:p>0.370963440756591</text:p>
          </table:table-cell>
          <table:table-cell office:value-type="float" office:value="0.385322356577003" calcext:value-type="float">
            <text:p>0.385322356577003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0.00362033852191884" calcext:value-type="float">
            <text:p>0.00362033852191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89233470600869" calcext:value-type="float">
            <text:p>0.689233470600869</text:p>
          </table:table-cell>
          <table:table-cell office:value-type="float" office:value="0.427824645896679" calcext:value-type="float">
            <text:p>0.427824645896679</text:p>
          </table:table-cell>
          <table:table-cell office:value-type="float" office:value="0.355366268932668" calcext:value-type="float">
            <text:p>0.355366268932668</text:p>
          </table:table-cell>
          <table:table-cell office:value-type="float" office:value="14.4" calcext:value-type="float">
            <text:p>14.4</text:p>
          </table:table-cell>
          <table:table-cell office:value-type="float" office:value="8.9" calcext:value-type="float">
            <text:p>8.9</text:p>
          </table:table-cell>
          <table:table-cell office:value-type="float" office:value="0.00362946441584648" calcext:value-type="float">
            <text:p>0.00362946441584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22942090375826" calcext:value-type="float">
            <text:p>0.722942090375826</text:p>
          </table:table-cell>
          <table:table-cell office:value-type="float" office:value="0.480833709840429" calcext:value-type="float">
            <text:p>0.480833709840429</text:p>
          </table:table-cell>
          <table:table-cell office:value-type="float" office:value="0.489807384111299" calcext:value-type="float">
            <text:p>0.489807384111299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00363233328120736" calcext:value-type="float">
            <text:p>0.00363233328120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64390728080054" calcext:value-type="float">
            <text:p>0.164390728080054</text:p>
          </table:table-cell>
          <table:table-cell office:value-type="float" office:value="0.522776511522563" calcext:value-type="float">
            <text:p>0.522776511522563</text:p>
          </table:table-cell>
          <table:table-cell office:value-type="float" office:value="0.32359377212844" calcext:value-type="float">
            <text:p>0.32359377212844</text:p>
          </table:table-cell>
          <table:table-cell office:value-type="float" office:value="0.1" calcext:value-type="float">
            <text:p>0.1</text:p>
          </table:table-cell>
          <table:table-cell office:value-type="float" office:value="14.4" calcext:value-type="float">
            <text:p>14.4</text:p>
          </table:table-cell>
          <table:table-cell office:value-type="float" office:value="0.00366042902957415" calcext:value-type="float">
            <text:p>0.0036604290295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77779778978149" calcext:value-type="float">
            <text:p>0.777779778978149</text:p>
          </table:table-cell>
          <table:table-cell office:value-type="float" office:value="0.577378710251487" calcext:value-type="float">
            <text:p>0.577378710251487</text:p>
          </table:table-cell>
          <table:table-cell office:value-type="float" office:value="0.0723856295964926" calcext:value-type="float">
            <text:p>0.072385629596493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00367473941429477" calcext:value-type="float">
            <text:p>0.00367473941429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43694967098896" calcext:value-type="float">
            <text:p>0.943694967098896</text:p>
          </table:table-cell>
          <table:table-cell office:value-type="float" office:value="0.00299423722770819" calcext:value-type="float">
            <text:p>0.002994237227708</text:p>
          </table:table-cell>
          <table:table-cell office:value-type="float" office:value="0.324259538527113" calcext:value-type="float">
            <text:p>0.324259538527113</text:p>
          </table:table-cell>
          <table:table-cell office:value-type="float" office:value="8.9" calcext:value-type="float">
            <text:p>8.9</text:p>
          </table:table-cell>
          <table:table-cell office:value-type="float" office:value="3.4" calcext:value-type="float">
            <text:p>3.4</text:p>
          </table:table-cell>
          <table:table-cell office:value-type="float" office:value="0.00368107663840033" calcext:value-type="float">
            <text:p>0.003681076638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09637653714998" calcext:value-type="float">
            <text:p>0.809637653714998</text:p>
          </table:table-cell>
          <table:table-cell office:value-type="float" office:value="0.361701554422121" calcext:value-type="float">
            <text:p>0.361701554422121</text:p>
          </table:table-cell>
          <table:table-cell office:value-type="float" office:value="0.485317803412582" calcext:value-type="float">
            <text:p>0.485317803412582</text:p>
          </table:table-cell>
          <table:table-cell office:value-type="float" office:value="5.5" calcext:value-type="float">
            <text:p>5.5</text:p>
          </table:table-cell>
          <table:table-cell office:value-type="float" office:value="0.8" calcext:value-type="float">
            <text:p>0.8</text:p>
          </table:table-cell>
          <table:table-cell office:value-type="float" office:value="0.00369630886147501" calcext:value-type="float">
            <text:p>0.00369630886147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37962749876888" calcext:value-type="float">
            <text:p>0.013796274987689</text:p>
          </table:table-cell>
          <table:table-cell office:value-type="float" office:value="0.306879116078976" calcext:value-type="float">
            <text:p>0.306879116078976</text:p>
          </table:table-cell>
          <table:table-cell office:value-type="float" office:value="0.360641123344563" calcext:value-type="float">
            <text:p>0.360641123344563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00370129388063557" calcext:value-type="float">
            <text:p>0.00370129388063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76774982582451" calcext:value-type="float">
            <text:p>0.176774982582451</text:p>
          </table:table-cell>
          <table:table-cell office:value-type="float" office:value="0.0873113607942288" calcext:value-type="float">
            <text:p>0.087311360794229</text:p>
          </table:table-cell>
          <table:table-cell office:value-type="float" office:value="0.248158252008709" calcext:value-type="float">
            <text:p>0.248158252008709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00371375412615422" calcext:value-type="float">
            <text:p>0.00371375412615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88826208904031" calcext:value-type="float">
            <text:p>0.588826208904031</text:p>
          </table:table-cell>
          <table:table-cell office:value-type="float" office:value="0.766618703787453" calcext:value-type="float">
            <text:p>0.766618703787453</text:p>
          </table:table-cell>
          <table:table-cell office:value-type="float" office:value="0.124643309298113" calcext:value-type="float">
            <text:p>0.124643309298113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00372678416534317" calcext:value-type="float">
            <text:p>0.00372678416534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73420625524957" calcext:value-type="float">
            <text:p>0.673420625524957</text:p>
          </table:table-cell>
          <table:table-cell office:value-type="float" office:value="0.443248205934612" calcext:value-type="float">
            <text:p>0.443248205934612</text:p>
          </table:table-cell>
          <table:table-cell office:value-type="float" office:value="0.232799116253131" calcext:value-type="float">
            <text:p>0.232799116253131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00373088087618164" calcext:value-type="float">
            <text:p>0.00373088087618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84388190242164" calcext:value-type="float">
            <text:p>0.584388190242164</text:p>
          </table:table-cell>
          <table:table-cell office:value-type="float" office:value="0.713058467600832" calcext:value-type="float">
            <text:p>0.713058467600832</text:p>
          </table:table-cell>
          <table:table-cell office:value-type="float" office:value="0.148655789227758" calcext:value-type="float">
            <text:p>0.148655789227758</text:p>
          </table:table-cell>
          <table:table-cell office:value-type="float" office:value="0.1" calcext:value-type="float">
            <text:p>0.1</text:p>
          </table:table-cell>
          <table:table-cell office:value-type="float" office:value="3.4" calcext:value-type="float">
            <text:p>3.4</text:p>
          </table:table-cell>
          <table:table-cell office:value-type="float" office:value="0.0037359272708586" calcext:value-type="float">
            <text:p>0.00373592727085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24781416739254" calcext:value-type="float">
            <text:p>0.022478141673925</text:p>
          </table:table-cell>
          <table:table-cell office:value-type="float" office:value="0.436207620028555" calcext:value-type="float">
            <text:p>0.436207620028555</text:p>
          </table:table-cell>
          <table:table-cell office:value-type="float" office:value="0.139602068622776" calcext:value-type="float">
            <text:p>0.139602068622776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00374280480325743" calcext:value-type="float">
            <text:p>0.00374280480325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48642607022597" calcext:value-type="float">
            <text:p>0.948642607022597</text:p>
          </table:table-cell>
          <table:table-cell office:value-type="float" office:value="0.263793634439678" calcext:value-type="float">
            <text:p>0.263793634439678</text:p>
          </table:table-cell>
          <table:table-cell office:value-type="float" office:value="0.067407782708192" calcext:value-type="float">
            <text:p>0.067407782708192</text:p>
          </table:table-cell>
          <table:table-cell office:value-type="float" office:value="2.1" calcext:value-type="float">
            <text:p>2.1</text:p>
          </table:table-cell>
          <table:table-cell office:value-type="float" office:value="14.4" calcext:value-type="float">
            <text:p>14.4</text:p>
          </table:table-cell>
          <table:table-cell office:value-type="float" office:value="0.00375418979813879" calcext:value-type="float">
            <text:p>0.00375418979813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43354061032714" calcext:value-type="float">
            <text:p>0.054335406103271</text:p>
          </table:table-cell>
          <table:table-cell office:value-type="float" office:value="0.403354892239205" calcext:value-type="float">
            <text:p>0.403354892239205</text:p>
          </table:table-cell>
          <table:table-cell office:value-type="float" office:value="0.408708111760154" calcext:value-type="float">
            <text:p>0.408708111760154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0.00376687430263578" calcext:value-type="float">
            <text:p>0.00376687430263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31432362253944" calcext:value-type="float">
            <text:p>0.431432362253944</text:p>
          </table:table-cell>
          <table:table-cell office:value-type="float" office:value="0.415399991508583" calcext:value-type="float">
            <text:p>0.415399991508583</text:p>
          </table:table-cell>
          <table:table-cell office:value-type="float" office:value="0.421802619156686" calcext:value-type="float">
            <text:p>0.421802619156686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0.00376945474025611" calcext:value-type="float">
            <text:p>0.00376945474025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7187730061892" calcext:value-type="float">
            <text:p>0.77187730061892</text:p>
          </table:table-cell>
          <table:table-cell office:value-type="float" office:value="0.314764417525684" calcext:value-type="float">
            <text:p>0.314764417525684</text:p>
          </table:table-cell>
          <table:table-cell office:value-type="float" office:value="0.124032515462472" calcext:value-type="float">
            <text:p>0.124032515462472</text:p>
          </table:table-cell>
          <table:table-cell office:value-type="float" office:value="8.9" calcext:value-type="float">
            <text:p>8.9</text:p>
          </table:table-cell>
          <table:table-cell office:value-type="float" office:value="5.5" calcext:value-type="float">
            <text:p>5.5</text:p>
          </table:table-cell>
          <table:table-cell office:value-type="float" office:value="0.00378809169530527" calcext:value-type="float">
            <text:p>0.00378809169530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84357770051778" calcext:value-type="float">
            <text:p>0.984357770051778</text:p>
          </table:table-cell>
          <table:table-cell office:value-type="float" office:value="0.747183244691886" calcext:value-type="float">
            <text:p>0.747183244691886</text:p>
          </table:table-cell>
          <table:table-cell office:value-type="float" office:value="0.154335020397093" calcext:value-type="float">
            <text:p>0.15433502039709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0382659194059303" calcext:value-type="float">
            <text:p>0.00382659194059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1830321356894" calcext:value-type="float">
            <text:p>0.71830321356894</text:p>
          </table:table-cell>
          <table:table-cell office:value-type="float" office:value="0.340301558180649" calcext:value-type="float">
            <text:p>0.340301558180649</text:p>
          </table:table-cell>
          <table:table-cell office:value-type="float" office:value="0.363968710548632" calcext:value-type="float">
            <text:p>0.363968710548632</text:p>
          </table:table-cell>
          <table:table-cell office:value-type="float" office:value="0.2" calcext:value-type="float">
            <text:p>0.2</text:p>
          </table:table-cell>
          <table:table-cell office:value-type="float" office:value="14.4" calcext:value-type="float">
            <text:p>14.4</text:p>
          </table:table-cell>
          <table:table-cell office:value-type="float" office:value="0.00386248380865429" calcext:value-type="float">
            <text:p>0.00386248380865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42386790420547" calcext:value-type="float">
            <text:p>0.942386790420547</text:p>
          </table:table-cell>
          <table:table-cell office:value-type="float" office:value="0.124389809394134" calcext:value-type="float">
            <text:p>0.124389809394134</text:p>
          </table:table-cell>
          <table:table-cell office:value-type="float" office:value="0.612050181499081" calcext:value-type="float">
            <text:p>0.612050181499081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0.00386318367978678" calcext:value-type="float">
            <text:p>0.00386318367978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61155690003524" calcext:value-type="float">
            <text:p>0.961155690003524</text:p>
          </table:table-cell>
          <table:table-cell office:value-type="float" office:value="0.0673532711791081" calcext:value-type="float">
            <text:p>0.067353271179108</text:p>
          </table:table-cell>
          <table:table-cell office:value-type="float" office:value="0.598584553064125" calcext:value-type="float">
            <text:p>0.598584553064125</text:p>
          </table:table-cell>
          <table:table-cell office:value-type="float" office:value="5.5" calcext:value-type="float">
            <text:p>5.5</text:p>
          </table:table-cell>
          <table:table-cell office:value-type="float" office:value="14.4" calcext:value-type="float">
            <text:p>14.4</text:p>
          </table:table-cell>
          <table:table-cell office:value-type="float" office:value="0.00386500440878165" calcext:value-type="float">
            <text:p>0.00386500440878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49408531721846" calcext:value-type="float">
            <text:p>0.549408531721846</text:p>
          </table:table-cell>
          <table:table-cell office:value-type="float" office:value="0.510960574069204" calcext:value-type="float">
            <text:p>0.510960574069204</text:p>
          </table:table-cell>
          <table:table-cell office:value-type="float" office:value="0.44262600417116" calcext:value-type="float">
            <text:p>0.44262600417116</text:p>
          </table:table-cell>
          <table:table-cell office:value-type="float" office:value="3.4" calcext:value-type="float">
            <text:p>3.4</text:p>
          </table:table-cell>
          <table:table-cell office:value-type="float" office:value="0.8" calcext:value-type="float">
            <text:p>0.8</text:p>
          </table:table-cell>
          <table:table-cell office:value-type="float" office:value="0.00387137480457244" calcext:value-type="float">
            <text:p>0.00387137480457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66592435348635" calcext:value-type="float">
            <text:p>0.766592435348635</text:p>
          </table:table-cell>
          <table:table-cell office:value-type="float" office:value="0.203776419252526" calcext:value-type="float">
            <text:p>0.203776419252526</text:p>
          </table:table-cell>
          <table:table-cell office:value-type="float" office:value="0.0445623432462721" calcext:value-type="float">
            <text:p>0.044562343246272</text:p>
          </table:table-cell>
          <table:table-cell office:value-type="float" office:value="14.4" calcext:value-type="float">
            <text:p>14.4</text:p>
          </table:table-cell>
          <table:table-cell office:value-type="float" office:value="2.1" calcext:value-type="float">
            <text:p>2.1</text:p>
          </table:table-cell>
          <table:table-cell office:value-type="float" office:value="0.0038817462872203" calcext:value-type="float">
            <text:p>0.0038817462872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7915648995271" calcext:value-type="float">
            <text:p>0.47915648995271</text:p>
          </table:table-cell>
          <table:table-cell office:value-type="float" office:value="0.280445312393491" calcext:value-type="float">
            <text:p>0.280445312393491</text:p>
          </table:table-cell>
          <table:table-cell office:value-type="float" office:value="0.168562598559092" calcext:value-type="float">
            <text:p>0.168562598559092</text:p>
          </table:table-cell>
          <table:table-cell office:value-type="float" office:value="14.4" calcext:value-type="float">
            <text:p>14.4</text:p>
          </table:table-cell>
          <table:table-cell office:value-type="float" office:value="5.5" calcext:value-type="float">
            <text:p>5.5</text:p>
          </table:table-cell>
          <table:table-cell office:value-type="float" office:value="0.00390554208202899" calcext:value-type="float">
            <text:p>0.00390554208202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02470538852118" calcext:value-type="float">
            <text:p>0.202470538852118</text:p>
          </table:table-cell>
          <table:table-cell office:value-type="float" office:value="0.265986977772136" calcext:value-type="float">
            <text:p>0.265986977772136</text:p>
          </table:table-cell>
          <table:table-cell office:value-type="float" office:value="0.344177455908606" calcext:value-type="float">
            <text:p>0.344177455908606</text:p>
          </table:table-cell>
          <table:table-cell office:value-type="float" office:value="0.8" calcext:value-type="float">
            <text:p>0.8</text:p>
          </table:table-cell>
          <table:table-cell office:value-type="float" office:value="3.4" calcext:value-type="float">
            <text:p>3.4</text:p>
          </table:table-cell>
          <table:table-cell office:value-type="float" office:value="0.00390801344646453" calcext:value-type="float">
            <text:p>0.00390801344646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75012129361381" calcext:value-type="float">
            <text:p>0.775012129361381</text:p>
          </table:table-cell>
          <table:table-cell office:value-type="float" office:value="0.435079639564396" calcext:value-type="float">
            <text:p>0.435079639564396</text:p>
          </table:table-cell>
          <table:table-cell office:value-type="float" office:value="0.265967615273677" calcext:value-type="float">
            <text:p>0.265967615273677</text:p>
          </table:table-cell>
          <table:table-cell office:value-type="float" office:value="3.4" calcext:value-type="float">
            <text:p>3.4</text:p>
          </table:table-cell>
          <table:table-cell office:value-type="float" office:value="5.5" calcext:value-type="float">
            <text:p>5.5</text:p>
          </table:table-cell>
          <table:table-cell office:value-type="float" office:value="0.00391641072191013" calcext:value-type="float">
            <text:p>0.0039164107219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875551310121258" calcext:value-type="float">
            <text:p>0.087555131012126</text:p>
          </table:table-cell>
          <table:table-cell office:value-type="float" office:value="0.439495379785096" calcext:value-type="float">
            <text:p>0.439495379785096</text:p>
          </table:table-cell>
          <table:table-cell office:value-type="float" office:value="0.373403811445294" calcext:value-type="float">
            <text:p>0.373403811445294</text:p>
          </table:table-cell>
          <table:table-cell office:value-type="float" office:value="0.5" calcext:value-type="float">
            <text:p>0.5</text:p>
          </table:table-cell>
          <table:table-cell office:value-type="float" office:value="8.9" calcext:value-type="float">
            <text:p>8.9</text:p>
          </table:table-cell>
          <table:table-cell office:value-type="float" office:value="0.00395268457415111" calcext:value-type="float">
            <text:p>0.00395268457415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95195316965569" calcext:value-type="float">
            <text:p>0.195195316965569</text:p>
          </table:table-cell>
          <table:table-cell office:value-type="float" office:value="0.0166119142932206" calcext:value-type="float">
            <text:p>0.016611914293221</text:p>
          </table:table-cell>
          <table:table-cell office:value-type="float" office:value="0.0756113642805285" calcext:value-type="float">
            <text:p>0.075611364280529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0.00397599605551908" calcext:value-type="float">
            <text:p>0.00397599605551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79917736799336" calcext:value-type="float">
            <text:p>0.579917736799336</text:p>
          </table:table-cell>
          <table:table-cell office:value-type="float" office:value="0.381992289849954" calcext:value-type="float">
            <text:p>0.381992289849954</text:p>
          </table:table-cell>
          <table:table-cell office:value-type="float" office:value="0.488815730962287" calcext:value-type="float">
            <text:p>0.488815730962287</text:p>
          </table:table-cell>
          <table:table-cell office:value-type="float" office:value="1.3" calcext:value-type="float">
            <text:p>1.3</text:p>
          </table:table-cell>
          <table:table-cell office:value-type="float" office:value="3.4" calcext:value-type="float">
            <text:p>3.4</text:p>
          </table:table-cell>
          <table:table-cell office:value-type="float" office:value="0.00398504779773769" calcext:value-type="float">
            <text:p>0.00398504779773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66668412877625" calcext:value-type="float">
            <text:p>0.966668412877625</text:p>
          </table:table-cell>
          <table:table-cell office:value-type="float" office:value="0.315155073043663" calcext:value-type="float">
            <text:p>0.315155073043663</text:p>
          </table:table-cell>
          <table:table-cell office:value-type="float" office:value="0.229418393103991" calcext:value-type="float">
            <text:p>0.229418393103991</text:p>
          </table:table-cell>
          <table:table-cell table:number-columns-repeated="2" office:value-type="float" office:value="8.9" calcext:value-type="float">
            <text:p>8.9</text:p>
          </table:table-cell>
          <table:table-cell office:value-type="float" office:value="0.0039868571839186" calcext:value-type="float">
            <text:p>0.00398685718391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05590690168621" calcext:value-type="float">
            <text:p>0.705590690168621</text:p>
          </table:table-cell>
          <table:table-cell office:value-type="float" office:value="0.156573534664498" calcext:value-type="float">
            <text:p>0.156573534664498</text:p>
          </table:table-cell>
          <table:table-cell office:value-type="float" office:value="0.134696177025536" calcext:value-type="float">
            <text:p>0.13469617702553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0400557427023688" calcext:value-type="float">
            <text:p>0.00400557427023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60236716999842" calcext:value-type="float">
            <text:p>0.460236716999842</text:p>
          </table:table-cell>
          <table:table-cell office:value-type="float" office:value="0.598821248504663" calcext:value-type="float">
            <text:p>0.598821248504663</text:p>
          </table:table-cell>
          <table:table-cell office:value-type="float" office:value="0.297014775924637" calcext:value-type="float">
            <text:p>0.29701477592463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0402518919877935" calcext:value-type="float">
            <text:p>0.00402518919877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25924660075339" calcext:value-type="float">
            <text:p>0.925924660075339</text:p>
          </table:table-cell>
          <table:table-cell office:value-type="float" office:value="0.440748059379544" calcext:value-type="float">
            <text:p>0.440748059379544</text:p>
          </table:table-cell>
          <table:table-cell office:value-type="float" office:value="0.424165247536677" calcext:value-type="float">
            <text:p>0.424165247536677</text:p>
          </table:table-cell>
          <table:table-cell office:value-type="float" office:value="2.1" calcext:value-type="float">
            <text:p>2.1</text:p>
          </table:table-cell>
          <table:table-cell office:value-type="float" office:value="14.4" calcext:value-type="float">
            <text:p>14.4</text:p>
          </table:table-cell>
          <table:table-cell office:value-type="float" office:value="0.00403245693022999" calcext:value-type="float">
            <text:p>0.0040324569302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36257194528985" calcext:value-type="float">
            <text:p>0.073625719452899</text:p>
          </table:table-cell>
          <table:table-cell office:value-type="float" office:value="0.434251132576885" calcext:value-type="float">
            <text:p>0.434251132576885</text:p>
          </table:table-cell>
          <table:table-cell office:value-type="float" office:value="0.272643287919222" calcext:value-type="float">
            <text:p>0.272643287919222</text:p>
          </table:table-cell>
          <table:table-cell office:value-type="float" office:value="1.3" calcext:value-type="float">
            <text:p>1.3</text:p>
          </table:table-cell>
          <table:table-cell office:value-type="float" office:value="3.4" calcext:value-type="float">
            <text:p>3.4</text:p>
          </table:table-cell>
          <table:table-cell office:value-type="float" office:value="0.00404105390129235" calcext:value-type="float">
            <text:p>0.00404105390129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910880975603169" calcext:value-type="float">
            <text:p>0.091088097560317</text:p>
          </table:table-cell>
          <table:table-cell office:value-type="float" office:value="0.413980603990219" calcext:value-type="float">
            <text:p>0.413980603990219</text:p>
          </table:table-cell>
          <table:table-cell office:value-type="float" office:value="0.0490095808068493" calcext:value-type="float">
            <text:p>0.049009580806849</text:p>
          </table:table-cell>
          <table:table-cell office:value-type="float" office:value="2.1" calcext:value-type="float">
            <text:p>2.1</text:p>
          </table:table-cell>
          <table:table-cell office:value-type="float" office:value="3.4" calcext:value-type="float">
            <text:p>3.4</text:p>
          </table:table-cell>
          <table:table-cell office:value-type="float" office:value="0.00404125233636512" calcext:value-type="float">
            <text:p>0.00404125233636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64136544313085" calcext:value-type="float">
            <text:p>0.864136544313085</text:p>
          </table:table-cell>
          <table:table-cell office:value-type="float" office:value="0.294256253035413" calcext:value-type="float">
            <text:p>0.294256253035413</text:p>
          </table:table-cell>
          <table:table-cell office:value-type="float" office:value="0.421775065472453" calcext:value-type="float">
            <text:p>0.421775065472453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0.00405088193689965" calcext:value-type="float">
            <text:p>0.004050881936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40551462100988" calcext:value-type="float">
            <text:p>0.034055146210099</text:p>
          </table:table-cell>
          <table:table-cell office:value-type="float" office:value="0.203252707151415" calcext:value-type="float">
            <text:p>0.203252707151415</text:p>
          </table:table-cell>
          <table:table-cell office:value-type="float" office:value="0.340393911372642" calcext:value-type="float">
            <text:p>0.340393911372642</text:p>
          </table:table-cell>
          <table:table-cell office:value-type="float" office:value="0.2" calcext:value-type="float">
            <text:p>0.2</text:p>
          </table:table-cell>
          <table:table-cell office:value-type="float" office:value="14.4" calcext:value-type="float">
            <text:p>14.4</text:p>
          </table:table-cell>
          <table:table-cell office:value-type="float" office:value="0.00405810736911062" calcext:value-type="float">
            <text:p>0.00405810736911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29370391917272" calcext:value-type="float">
            <text:p>0.629370391917272</text:p>
          </table:table-cell>
          <table:table-cell office:value-type="float" office:value="0.351560643829639" calcext:value-type="float">
            <text:p>0.351560643829639</text:p>
          </table:table-cell>
          <table:table-cell office:value-type="float" office:value="0.352504297700327" calcext:value-type="float">
            <text:p>0.352504297700327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00405907925219003" calcext:value-type="float">
            <text:p>0.0040590792521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8744554202189" calcext:value-type="float">
            <text:p>0.08744554202189</text:p>
          </table:table-cell>
          <table:table-cell office:value-type="float" office:value="0.119506134607073" calcext:value-type="float">
            <text:p>0.119506134607073</text:p>
          </table:table-cell>
          <table:table-cell office:value-type="float" office:value="0.36139910134598" calcext:value-type="float">
            <text:p>0.36139910134598</text:p>
          </table:table-cell>
          <table:table-cell office:value-type="float" office:value="0.5" calcext:value-type="float">
            <text:p>0.5</text:p>
          </table:table-cell>
          <table:table-cell office:value-type="float" office:value="14.4" calcext:value-type="float">
            <text:p>14.4</text:p>
          </table:table-cell>
          <table:table-cell office:value-type="float" office:value="0.00406398510565321" calcext:value-type="float">
            <text:p>0.00406398510565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63486875199786" calcext:value-type="float">
            <text:p>0.363486875199786</text:p>
          </table:table-cell>
          <table:table-cell office:value-type="float" office:value="0.230414829787878" calcext:value-type="float">
            <text:p>0.230414829787878</text:p>
          </table:table-cell>
          <table:table-cell office:value-type="float" office:value="0.385316652367444" calcext:value-type="float">
            <text:p>0.385316652367444</text:p>
          </table:table-cell>
          <table:table-cell office:value-type="float" office:value="8.9" calcext:value-type="float">
            <text:p>8.9</text:p>
          </table:table-cell>
          <table:table-cell office:value-type="float" office:value="2.1" calcext:value-type="float">
            <text:p>2.1</text:p>
          </table:table-cell>
          <table:table-cell office:value-type="float" office:value="0.0040654493245932" calcext:value-type="float">
            <text:p>0.00406544932459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10192552509066" calcext:value-type="float">
            <text:p>0.110192552509066</text:p>
          </table:table-cell>
          <table:table-cell office:value-type="float" office:value="0.186051611690406" calcext:value-type="float">
            <text:p>0.186051611690406</text:p>
          </table:table-cell>
          <table:table-cell office:value-type="float" office:value="0.45401149811917" calcext:value-type="float">
            <text:p>0.45401149811917</text:p>
          </table:table-cell>
          <table:table-cell office:value-type="float" office:value="0.1" calcext:value-type="float">
            <text:p>0.1</text:p>
          </table:table-cell>
          <table:table-cell office:value-type="float" office:value="3.4" calcext:value-type="float">
            <text:p>3.4</text:p>
          </table:table-cell>
          <table:table-cell office:value-type="float" office:value="0.00407051215120277" calcext:value-type="float">
            <text:p>0.00407051215120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8502442628032" calcext:value-type="float">
            <text:p>0.18502442628032</text:p>
          </table:table-cell>
          <table:table-cell office:value-type="float" office:value="0.531243103613711" calcext:value-type="float">
            <text:p>0.531243103613711</text:p>
          </table:table-cell>
          <table:table-cell office:value-type="float" office:value="0.180820222917039" calcext:value-type="float">
            <text:p>0.180820222917039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0040892545436817" calcext:value-type="float">
            <text:p>0.00408925454368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38254394633308" calcext:value-type="float">
            <text:p>0.238254394633308</text:p>
          </table:table-cell>
          <table:table-cell office:value-type="float" office:value="0.268136190704512" calcext:value-type="float">
            <text:p>0.268136190704512</text:p>
          </table:table-cell>
          <table:table-cell office:value-type="float" office:value="0.416081849454677" calcext:value-type="float">
            <text:p>0.416081849454677</text:p>
          </table:table-cell>
          <table:table-cell office:value-type="float" office:value="3.4" calcext:value-type="float">
            <text:p>3.4</text:p>
          </table:table-cell>
          <table:table-cell office:value-type="float" office:value="2.1" calcext:value-type="float">
            <text:p>2.1</text:p>
          </table:table-cell>
          <table:table-cell office:value-type="float" office:value="0.00409929543522649" calcext:value-type="float">
            <text:p>0.00409929543522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83720572366332" calcext:value-type="float">
            <text:p>0.683720572366332</text:p>
          </table:table-cell>
          <table:table-cell office:value-type="float" office:value="0.200072307957533" calcext:value-type="float">
            <text:p>0.200072307957533</text:p>
          </table:table-cell>
          <table:table-cell office:value-type="float" office:value="0.439328691589025" calcext:value-type="float">
            <text:p>0.439328691589025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00411315597952663" calcext:value-type="float">
            <text:p>0.00411315597952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877790738208755" calcext:value-type="float">
            <text:p>0.087779073820876</text:p>
          </table:table-cell>
          <table:table-cell office:value-type="float" office:value="0.284948778939467" calcext:value-type="float">
            <text:p>0.284948778939467</text:p>
          </table:table-cell>
          <table:table-cell office:value-type="float" office:value="0.161558993095844" calcext:value-type="float">
            <text:p>0.161558993095844</text:p>
          </table:table-cell>
          <table:table-cell office:value-type="float" office:value="0.8" calcext:value-type="float">
            <text:p>0.8</text:p>
          </table:table-cell>
          <table:table-cell office:value-type="float" office:value="5.5" calcext:value-type="float">
            <text:p>5.5</text:p>
          </table:table-cell>
          <table:table-cell office:value-type="float" office:value="0.00413034857136135" calcext:value-type="float">
            <text:p>0.00413034857136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49534848082143" calcext:value-type="float">
            <text:p>0.449534848082143</text:p>
          </table:table-cell>
          <table:table-cell office:value-type="float" office:value="0.285966019203019" calcext:value-type="float">
            <text:p>0.285966019203019</text:p>
          </table:table-cell>
          <table:table-cell office:value-type="float" office:value="0.260646986130555" calcext:value-type="float">
            <text:p>0.260646986130555</text:p>
          </table:table-cell>
          <table:table-cell office:value-type="float" office:value="0.8" calcext:value-type="float">
            <text:p>0.8</text:p>
          </table:table-cell>
          <table:table-cell office:value-type="float" office:value="5.5" calcext:value-type="float">
            <text:p>5.5</text:p>
          </table:table-cell>
          <table:table-cell office:value-type="float" office:value="0.00414093717683022" calcext:value-type="float">
            <text:p>0.0041409371768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19658359277985" calcext:value-type="float">
            <text:p>0.219658359277985</text:p>
          </table:table-cell>
          <table:table-cell office:value-type="float" office:value="0.416927062274536" calcext:value-type="float">
            <text:p>0.416927062274536</text:p>
          </table:table-cell>
          <table:table-cell office:value-type="float" office:value="0.19621860313516" calcext:value-type="float">
            <text:p>0.19621860313516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0.00414793504871924" calcext:value-type="float">
            <text:p>0.00414793504871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5831666982152" calcext:value-type="float">
            <text:p>0.85831666982152</text:p>
          </table:table-cell>
          <table:table-cell office:value-type="float" office:value="0.205569365526313" calcext:value-type="float">
            <text:p>0.205569365526313</text:p>
          </table:table-cell>
          <table:table-cell office:value-type="float" office:value="0.116329270745238" calcext:value-type="float">
            <text:p>0.116329270745238</text:p>
          </table:table-cell>
          <table:table-cell office:value-type="float" office:value="2.1" calcext:value-type="float">
            <text:p>2.1</text:p>
          </table:table-cell>
          <table:table-cell office:value-type="float" office:value="8.9" calcext:value-type="float">
            <text:p>8.9</text:p>
          </table:table-cell>
          <table:table-cell office:value-type="float" office:value="0.00416134139879723" calcext:value-type="float">
            <text:p>0.00416134139879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22654524065137" calcext:value-type="float">
            <text:p>0.222654524065137</text:p>
          </table:table-cell>
          <table:table-cell office:value-type="float" office:value="0.450461896887269" calcext:value-type="float">
            <text:p>0.450461896887269</text:p>
          </table:table-cell>
          <table:table-cell office:value-type="float" office:value="0.0899475799182532" calcext:value-type="float">
            <text:p>0.089947579918253</text:p>
          </table:table-cell>
          <table:table-cell office:value-type="float" office:value="0.2" calcext:value-type="float">
            <text:p>0.2</text:p>
          </table:table-cell>
          <table:table-cell office:value-type="float" office:value="14.4" calcext:value-type="float">
            <text:p>14.4</text:p>
          </table:table-cell>
          <table:table-cell office:value-type="float" office:value="0.00416216888081768" calcext:value-type="float">
            <text:p>0.00416216888081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64572126233567" calcext:value-type="float">
            <text:p>0.364572126233567</text:p>
          </table:table-cell>
          <table:table-cell office:value-type="float" office:value="0.684663301879217" calcext:value-type="float">
            <text:p>0.684663301879217</text:p>
          </table:table-cell>
          <table:table-cell office:value-type="float" office:value="0.0173363300696199" calcext:value-type="float">
            <text:p>0.01733633006962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office:value-type="float" office:value="0.00420214284197861" calcext:value-type="float">
            <text:p>0.00420214284197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19190346380889" calcext:value-type="float">
            <text:p>0.619190346380889</text:p>
          </table:table-cell>
          <table:table-cell office:value-type="float" office:value="0.520744578133281" calcext:value-type="float">
            <text:p>0.520744578133281</text:p>
          </table:table-cell>
          <table:table-cell office:value-type="float" office:value="0.0868642933846867" calcext:value-type="float">
            <text:p>0.086864293384687</text:p>
          </table:table-cell>
          <table:table-cell office:value-type="float" office:value="0.1" calcext:value-type="float">
            <text:p>0.1</text:p>
          </table:table-cell>
          <table:table-cell office:value-type="float" office:value="14.4" calcext:value-type="float">
            <text:p>14.4</text:p>
          </table:table-cell>
          <table:table-cell office:value-type="float" office:value="0.00420399442274376" calcext:value-type="float">
            <text:p>0.00420399442274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84718351830104" calcext:value-type="float">
            <text:p>0.584718351830104</text:p>
          </table:table-cell>
          <table:table-cell office:value-type="float" office:value="0.535165894042789" calcext:value-type="float">
            <text:p>0.535165894042789</text:p>
          </table:table-cell>
          <table:table-cell office:value-type="float" office:value="0.308082954425949" calcext:value-type="float">
            <text:p>0.308082954425949</text:p>
          </table:table-cell>
          <table:table-cell office:value-type="float" office:value="1.3" calcext:value-type="float">
            <text:p>1.3</text:p>
          </table:table-cell>
          <table:table-cell office:value-type="float" office:value="8.9" calcext:value-type="float">
            <text:p>8.9</text:p>
          </table:table-cell>
          <table:table-cell office:value-type="float" office:value="0.00420784000412408" calcext:value-type="float">
            <text:p>0.00420784000412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97542093025058" calcext:value-type="float">
            <text:p>0.197542093025058</text:p>
          </table:table-cell>
          <table:table-cell office:value-type="float" office:value="0.275143448703786" calcext:value-type="float">
            <text:p>0.275143448703786</text:p>
          </table:table-cell>
          <table:table-cell office:value-type="float" office:value="0.594992134128309" calcext:value-type="float">
            <text:p>0.594992134128309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00424234678624408" calcext:value-type="float">
            <text:p>0.00424234678624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24239184430114" calcext:value-type="float">
            <text:p>0.224239184430114</text:p>
          </table:table-cell>
          <table:table-cell office:value-type="float" office:value="0.451788771839803" calcext:value-type="float">
            <text:p>0.451788771839803</text:p>
          </table:table-cell>
          <table:table-cell office:value-type="float" office:value="0.0851236419727636" calcext:value-type="float">
            <text:p>0.08512364197276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0426797268956658" calcext:value-type="float">
            <text:p>0.00426797268956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39855693015354" calcext:value-type="float">
            <text:p>0.739855693015354</text:p>
          </table:table-cell>
          <table:table-cell office:value-type="float" office:value="0.3382002297697" calcext:value-type="float">
            <text:p>0.3382002297697</text:p>
          </table:table-cell>
          <table:table-cell office:value-type="float" office:value="0.234802641554399" calcext:value-type="float">
            <text:p>0.234802641554399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00428932682519935" calcext:value-type="float">
            <text:p>0.00428932682519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32172050219666" calcext:value-type="float">
            <text:p>0.832172050219666</text:p>
          </table:table-cell>
          <table:table-cell office:value-type="float" office:value="0.661503186698504" calcext:value-type="float">
            <text:p>0.661503186698504</text:p>
          </table:table-cell>
          <table:table-cell office:value-type="float" office:value="0.00669423945566368" calcext:value-type="float">
            <text:p>0.006694239455664</text:p>
          </table:table-cell>
          <table:table-cell office:value-type="float" office:value="1.3" calcext:value-type="float">
            <text:p>1.3</text:p>
          </table:table-cell>
          <table:table-cell office:value-type="float" office:value="3.4" calcext:value-type="float">
            <text:p>3.4</text:p>
          </table:table-cell>
          <table:table-cell office:value-type="float" office:value="0.00429526565641732" calcext:value-type="float">
            <text:p>0.00429526565641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20729119382643" calcext:value-type="float">
            <text:p>0.120729119382643</text:p>
          </table:table-cell>
          <table:table-cell office:value-type="float" office:value="0.288436452763651" calcext:value-type="float">
            <text:p>0.288436452763651</text:p>
          </table:table-cell>
          <table:table-cell office:value-type="float" office:value="0.115308314643313" calcext:value-type="float">
            <text:p>0.115308314643313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0429651116669863" calcext:value-type="float">
            <text:p>0.00429651116669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94294888202534" calcext:value-type="float">
            <text:p>0.394294888202534</text:p>
          </table:table-cell>
          <table:table-cell office:value-type="float" office:value="0.574204445619157" calcext:value-type="float">
            <text:p>0.574204445619157</text:p>
          </table:table-cell>
          <table:table-cell office:value-type="float" office:value="0.313715139400989" calcext:value-type="float">
            <text:p>0.313715139400989</text:p>
          </table:table-cell>
          <table:table-cell office:value-type="float" office:value="14.4" calcext:value-type="float">
            <text:p>14.4</text:p>
          </table:table-cell>
          <table:table-cell office:value-type="float" office:value="3.4" calcext:value-type="float">
            <text:p>3.4</text:p>
          </table:table-cell>
          <table:table-cell office:value-type="float" office:value="0.00429739577205003" calcext:value-type="float">
            <text:p>0.004297395772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19644772969455" calcext:value-type="float">
            <text:p>0.519644772969455</text:p>
          </table:table-cell>
          <table:table-cell office:value-type="float" office:value="0.353272142822175" calcext:value-type="float">
            <text:p>0.353272142822175</text:p>
          </table:table-cell>
          <table:table-cell office:value-type="float" office:value="0.250756895587819" calcext:value-type="float">
            <text:p>0.250756895587819</text:p>
          </table:table-cell>
          <table:table-cell office:value-type="float" office:value="5.5" calcext:value-type="float">
            <text:p>5.5</text:p>
          </table:table-cell>
          <table:table-cell office:value-type="float" office:value="3.4" calcext:value-type="float">
            <text:p>3.4</text:p>
          </table:table-cell>
          <table:table-cell office:value-type="float" office:value="0.00432223463898713" calcext:value-type="float">
            <text:p>0.00432223463898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51716493923477" calcext:value-type="float">
            <text:p>0.251716493923477</text:p>
          </table:table-cell>
          <table:table-cell office:value-type="float" office:value="0.387791980530396" calcext:value-type="float">
            <text:p>0.387791980530396</text:p>
          </table:table-cell>
          <table:table-cell office:value-type="float" office:value="0.458884478412859" calcext:value-type="float">
            <text:p>0.458884478412859</text:p>
          </table:table-cell>
          <table:table-cell office:value-type="float" office:value="0.3" calcext:value-type="float">
            <text:p>0.3</text:p>
          </table:table-cell>
          <table:table-cell office:value-type="float" office:value="1.3" calcext:value-type="float">
            <text:p>1.3</text:p>
          </table:table-cell>
          <table:table-cell office:value-type="float" office:value="0.00434583000845403" calcext:value-type="float">
            <text:p>0.00434583000845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70720674682933" calcext:value-type="float">
            <text:p>0.770720674682933</text:p>
          </table:table-cell>
          <table:table-cell office:value-type="float" office:value="0.62004309026598" calcext:value-type="float">
            <text:p>0.62004309026598</text:p>
          </table:table-cell>
          <table:table-cell office:value-type="float" office:value="0.349059228329889" calcext:value-type="float">
            <text:p>0.349059228329889</text:p>
          </table:table-cell>
          <table:table-cell office:value-type="float" office:value="1.3" calcext:value-type="float">
            <text:p>1.3</text:p>
          </table:table-cell>
          <table:table-cell office:value-type="float" office:value="5.5" calcext:value-type="float">
            <text:p>5.5</text:p>
          </table:table-cell>
          <table:table-cell office:value-type="float" office:value="0.00434659812490817" calcext:value-type="float">
            <text:p>0.00434659812490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06602674086057" calcext:value-type="float">
            <text:p>0.906602674086057</text:p>
          </table:table-cell>
          <table:table-cell office:value-type="float" office:value="0.242329851937812" calcext:value-type="float">
            <text:p>0.242329851937812</text:p>
          </table:table-cell>
          <table:table-cell office:value-type="float" office:value="0.64863041084842" calcext:value-type="float">
            <text:p>0.64863041084842</text:p>
          </table:table-cell>
          <table:table-cell office:value-type="float" office:value="14.4" calcext:value-type="float">
            <text:p>14.4</text:p>
          </table:table-cell>
          <table:table-cell office:value-type="float" office:value="3.4" calcext:value-type="float">
            <text:p>3.4</text:p>
          </table:table-cell>
          <table:table-cell office:value-type="float" office:value="0.00435754451059911" calcext:value-type="float">
            <text:p>0.00435754451059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07331175524589" calcext:value-type="float">
            <text:p>0.507331175524589</text:p>
          </table:table-cell>
          <table:table-cell office:value-type="float" office:value="0.299854269716396" calcext:value-type="float">
            <text:p>0.299854269716396</text:p>
          </table:table-cell>
          <table:table-cell office:value-type="float" office:value="0.513351964227662" calcext:value-type="float">
            <text:p>0.513351964227662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0.00436792033285249" calcext:value-type="float">
            <text:p>0.00436792033285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56215529522233" calcext:value-type="float">
            <text:p>0.156215529522233</text:p>
          </table:table-cell>
          <table:table-cell office:value-type="float" office:value="0.59188660385596" calcext:value-type="float">
            <text:p>0.59188660385596</text:p>
          </table:table-cell>
          <table:table-cell office:value-type="float" office:value="0.121033251031535" calcext:value-type="float">
            <text:p>0.121033251031535</text:p>
          </table:table-cell>
          <table:table-cell office:value-type="float" office:value="3.4" calcext:value-type="float">
            <text:p>3.4</text:p>
          </table:table-cell>
          <table:table-cell office:value-type="float" office:value="14.4" calcext:value-type="float">
            <text:p>14.4</text:p>
          </table:table-cell>
          <table:table-cell office:value-type="float" office:value="0.00441929008258772" calcext:value-type="float">
            <text:p>0.00441929008258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11268806571591" calcext:value-type="float">
            <text:p>0.311268806571591</text:p>
          </table:table-cell>
          <table:table-cell office:value-type="float" office:value="0.49504399641061" calcext:value-type="float">
            <text:p>0.49504399641061</text:p>
          </table:table-cell>
          <table:table-cell office:value-type="float" office:value="0.317444296411682" calcext:value-type="float">
            <text:p>0.31744429641168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044603421485576" calcext:value-type="float">
            <text:p>0.00446034214855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56238251958966" calcext:value-type="float">
            <text:p>0.856238251958966</text:p>
          </table:table-cell>
          <table:table-cell office:value-type="float" office:value="0.350095074021095" calcext:value-type="float">
            <text:p>0.350095074021095</text:p>
          </table:table-cell>
          <table:table-cell office:value-type="float" office:value="0.465900836094059" calcext:value-type="float">
            <text:p>0.465900836094059</text:p>
          </table:table-cell>
          <table:table-cell office:value-type="float" office:value="14.4" calcext:value-type="float">
            <text:p>14.4</text:p>
          </table:table-cell>
          <table:table-cell office:value-type="float" office:value="1.3" calcext:value-type="float">
            <text:p>1.3</text:p>
          </table:table-cell>
          <table:table-cell office:value-type="float" office:value="0.00447901353994356" calcext:value-type="float">
            <text:p>0.00447901353994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18853349564271" calcext:value-type="float">
            <text:p>0.418853349564271</text:p>
          </table:table-cell>
          <table:table-cell office:value-type="float" office:value="0.207485213415496" calcext:value-type="float">
            <text:p>0.207485213415496</text:p>
          </table:table-cell>
          <table:table-cell office:value-type="float" office:value="0.441980825857603" calcext:value-type="float">
            <text:p>0.441980825857603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office:value-type="float" office:value="0.00449181896322863" calcext:value-type="float">
            <text:p>0.00449181896322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02404596627204" calcext:value-type="float">
            <text:p>0.302404596627204</text:p>
          </table:table-cell>
          <table:table-cell office:value-type="float" office:value="0.432630078223716" calcext:value-type="float">
            <text:p>0.432630078223716</text:p>
          </table:table-cell>
          <table:table-cell office:value-type="float" office:value="0.140363509242976" calcext:value-type="float">
            <text:p>0.140363509242976</text:p>
          </table:table-cell>
          <table:table-cell office:value-type="float" office:value="14.4" calcext:value-type="float">
            <text:p>14.4</text:p>
          </table:table-cell>
          <table:table-cell office:value-type="float" office:value="0.3" calcext:value-type="float">
            <text:p>0.3</text:p>
          </table:table-cell>
          <table:table-cell office:value-type="float" office:value="0.00449774051118758" calcext:value-type="float">
            <text:p>0.00449774051118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82330449717233" calcext:value-type="float">
            <text:p>0.282330449717233</text:p>
          </table:table-cell>
          <table:table-cell office:value-type="float" office:value="0.380834568450908" calcext:value-type="float">
            <text:p>0.380834568450908</text:p>
          </table:table-cell>
          <table:table-cell office:value-type="float" office:value="0.485079202942768" calcext:value-type="float">
            <text:p>0.485079202942768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office:value-type="float" office:value="0.00450978054508053" calcext:value-type="float">
            <text:p>0.00450978054508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34742815110997" calcext:value-type="float">
            <text:p>0.834742815110997</text:p>
          </table:table-cell>
          <table:table-cell office:value-type="float" office:value="0.321160986889225" calcext:value-type="float">
            <text:p>0.321160986889225</text:p>
          </table:table-cell>
          <table:table-cell office:value-type="float" office:value="0.188050342796838" calcext:value-type="float">
            <text:p>0.188050342796838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00452941152067191" calcext:value-type="float">
            <text:p>0.00452941152067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26866923147367" calcext:value-type="float">
            <text:p>0.626866923147367</text:p>
          </table:table-cell>
          <table:table-cell office:value-type="float" office:value="0.318851256128077" calcext:value-type="float">
            <text:p>0.318851256128077</text:p>
          </table:table-cell>
          <table:table-cell office:value-type="float" office:value="0.403349768838831" calcext:value-type="float">
            <text:p>0.403349768838831</text:p>
          </table:table-cell>
          <table:table-cell office:value-type="float" office:value="0.3" calcext:value-type="float">
            <text:p>0.3</text:p>
          </table:table-cell>
          <table:table-cell office:value-type="float" office:value="3.4" calcext:value-type="float">
            <text:p>3.4</text:p>
          </table:table-cell>
          <table:table-cell office:value-type="float" office:value="0.00453177390728861" calcext:value-type="float">
            <text:p>0.00453177390728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97085295545909" calcext:value-type="float">
            <text:p>0.797085295545909</text:p>
          </table:table-cell>
          <table:table-cell office:value-type="float" office:value="0.490692366426132" calcext:value-type="float">
            <text:p>0.490692366426132</text:p>
          </table:table-cell>
          <table:table-cell office:value-type="float" office:value="0.0699034448776188" calcext:value-type="float">
            <text:p>0.069903444877619</text:p>
          </table:table-cell>
          <table:table-cell office:value-type="float" office:value="8.9" calcext:value-type="float">
            <text:p>8.9</text:p>
          </table:table-cell>
          <table:table-cell office:value-type="float" office:value="0.8" calcext:value-type="float">
            <text:p>0.8</text:p>
          </table:table-cell>
          <table:table-cell office:value-type="float" office:value="0.00455826203504993" calcext:value-type="float">
            <text:p>0.0045582620350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178786777859721" calcext:value-type="float">
            <text:p>0.017878677785972</text:p>
          </table:table-cell>
          <table:table-cell office:value-type="float" office:value="0.180214757604607" calcext:value-type="float">
            <text:p>0.180214757604607</text:p>
          </table:table-cell>
          <table:table-cell office:value-type="float" office:value="0.526251590912501" calcext:value-type="float">
            <text:p>0.526251590912501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00458670245217749" calcext:value-type="float">
            <text:p>0.00458670245217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07602897260181" calcext:value-type="float">
            <text:p>0.107602897260181</text:p>
          </table:table-cell>
          <table:table-cell office:value-type="float" office:value="0.267688139115525" calcext:value-type="float">
            <text:p>0.267688139115525</text:p>
          </table:table-cell>
          <table:table-cell office:value-type="float" office:value="0.112983076613095" calcext:value-type="float">
            <text:p>0.112983076613095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office:value-type="float" office:value="0.00459713645956655" calcext:value-type="float">
            <text:p>0.00459713645956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00133941955896" calcext:value-type="float">
            <text:p>0.900133941955896</text:p>
          </table:table-cell>
          <table:table-cell office:value-type="float" office:value="0.313032664199473" calcext:value-type="float">
            <text:p>0.313032664199473</text:p>
          </table:table-cell>
          <table:table-cell office:value-type="float" office:value="0.336535763467538" calcext:value-type="float">
            <text:p>0.336535763467538</text:p>
          </table:table-cell>
          <table:table-cell office:value-type="float" office:value="0.3" calcext:value-type="float">
            <text:p>0.3</text:p>
          </table:table-cell>
          <table:table-cell office:value-type="float" office:value="8.9" calcext:value-type="float">
            <text:p>8.9</text:p>
          </table:table-cell>
          <table:table-cell office:value-type="float" office:value="0.004606617576714" calcext:value-type="float">
            <text:p>0.00460661757671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29287628126777" calcext:value-type="float">
            <text:p>0.229287628126777</text:p>
          </table:table-cell>
          <table:table-cell office:value-type="float" office:value="0.300819998159554" calcext:value-type="float">
            <text:p>0.300819998159554</text:p>
          </table:table-cell>
          <table:table-cell office:value-type="float" office:value="0.316150251418526" calcext:value-type="float">
            <text:p>0.316150251418526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00465503616131897" calcext:value-type="float">
            <text:p>0.00465503616131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25211444389466" calcext:value-type="float">
            <text:p>0.525211444389466</text:p>
          </table:table-cell>
          <table:table-cell office:value-type="float" office:value="0.339133647226564" calcext:value-type="float">
            <text:p>0.339133647226564</text:p>
          </table:table-cell>
          <table:table-cell office:value-type="float" office:value="0.104582284297787" calcext:value-type="float">
            <text:p>0.104582284297787</text:p>
          </table:table-cell>
          <table:table-cell office:value-type="float" office:value="0.8" calcext:value-type="float">
            <text:p>0.8</text:p>
          </table:table-cell>
          <table:table-cell office:value-type="float" office:value="5.5" calcext:value-type="float">
            <text:p>5.5</text:p>
          </table:table-cell>
          <table:table-cell office:value-type="float" office:value="0.00467427521454977" calcext:value-type="float">
            <text:p>0.0046742752145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53447402114507" calcext:value-type="float">
            <text:p>0.553447402114507</text:p>
          </table:table-cell>
          <table:table-cell office:value-type="float" office:value="0.537864864571333" calcext:value-type="float">
            <text:p>0.537864864571333</text:p>
          </table:table-cell>
          <table:table-cell office:value-type="float" office:value="0.267235542889667" calcext:value-type="float">
            <text:p>0.267235542889667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00469340492253277" calcext:value-type="float">
            <text:p>0.0046934049225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48441932843479" calcext:value-type="float">
            <text:p>0.648441932843479</text:p>
          </table:table-cell>
          <table:table-cell office:value-type="float" office:value="0.358803523297248" calcext:value-type="float">
            <text:p>0.358803523297248</text:p>
          </table:table-cell>
          <table:table-cell office:value-type="float" office:value="0.398194918132863" calcext:value-type="float">
            <text:p>0.398194918132863</text:p>
          </table:table-cell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00470936843267738" calcext:value-type="float">
            <text:p>0.00470936843267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78046603066017" calcext:value-type="float">
            <text:p>0.678046603066017</text:p>
          </table:table-cell>
          <table:table-cell office:value-type="float" office:value="0.584527456829502" calcext:value-type="float">
            <text:p>0.584527456829502</text:p>
          </table:table-cell>
          <table:table-cell office:value-type="float" office:value="0.208125702170848" calcext:value-type="float">
            <text:p>0.208125702170848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0.00480374376665294" calcext:value-type="float">
            <text:p>0.00480374376665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77725194357277" calcext:value-type="float">
            <text:p>0.377725194357277</text:p>
          </table:table-cell>
          <table:table-cell office:value-type="float" office:value="0.609905409778341" calcext:value-type="float">
            <text:p>0.609905409778341</text:p>
          </table:table-cell>
          <table:table-cell office:value-type="float" office:value="0.0752170866422898" calcext:value-type="float">
            <text:p>0.07521708664229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00482700344513393" calcext:value-type="float">
            <text:p>0.0048270034451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29779538420883" calcext:value-type="float">
            <text:p>0.229779538420883</text:p>
          </table:table-cell>
          <table:table-cell office:value-type="float" office:value="0.169658814544484" calcext:value-type="float">
            <text:p>0.169658814544484</text:p>
          </table:table-cell>
          <table:table-cell office:value-type="float" office:value="0.341042715081797" calcext:value-type="float">
            <text:p>0.341042715081797</text:p>
          </table:table-cell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00488246641639715" calcext:value-type="float">
            <text:p>0.00488246641639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310920999742" calcext:value-type="float">
            <text:p>0.016631092099974</text:p>
          </table:table-cell>
          <table:table-cell office:value-type="float" office:value="0.361795638834017" calcext:value-type="float">
            <text:p>0.361795638834017</text:p>
          </table:table-cell>
          <table:table-cell office:value-type="float" office:value="0.5988689894203" calcext:value-type="float">
            <text:p>0.5988689894203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00488258782898491" calcext:value-type="float">
            <text:p>0.00488258782898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40204802295525" calcext:value-type="float">
            <text:p>0.340204802295525</text:p>
          </table:table-cell>
          <table:table-cell office:value-type="float" office:value="0.210679491095576" calcext:value-type="float">
            <text:p>0.210679491095576</text:p>
          </table:table-cell>
          <table:table-cell office:value-type="float" office:value="0.341123511448116" calcext:value-type="float">
            <text:p>0.341123511448116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0.00489110565688008" calcext:value-type="float">
            <text:p>0.0048911056568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63168519221142" calcext:value-type="float">
            <text:p>0.863168519221142</text:p>
          </table:table-cell>
          <table:table-cell office:value-type="float" office:value="0.352255813154411" calcext:value-type="float">
            <text:p>0.352255813154411</text:p>
          </table:table-cell>
          <table:table-cell office:value-type="float" office:value="0.321840341842687" calcext:value-type="float">
            <text:p>0.321840341842687</text:p>
          </table:table-cell>
          <table:table-cell office:value-type="float" office:value="0.3" calcext:value-type="float">
            <text:p>0.3</text:p>
          </table:table-cell>
          <table:table-cell office:value-type="float" office:value="3.4" calcext:value-type="float">
            <text:p>3.4</text:p>
          </table:table-cell>
          <table:table-cell office:value-type="float" office:value="0.00490875203502343" calcext:value-type="float">
            <text:p>0.00490875203502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9814083621104" calcext:value-type="float">
            <text:p>0.59814083621104</text:p>
          </table:table-cell>
          <table:table-cell office:value-type="float" office:value="0.60497018142718" calcext:value-type="float">
            <text:p>0.60497018142718</text:p>
          </table:table-cell>
          <table:table-cell office:value-type="float" office:value="0.0994634665640313" calcext:value-type="float">
            <text:p>0.099463466564031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0049946968647311" calcext:value-type="float">
            <text:p>0.00499469686473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85543547423263" calcext:value-type="float">
            <text:p>0.185543547423263</text:p>
          </table:table-cell>
          <table:table-cell office:value-type="float" office:value="0.358816595588955" calcext:value-type="float">
            <text:p>0.358816595588955</text:p>
          </table:table-cell>
          <table:table-cell office:value-type="float" office:value="0.279916348424775" calcext:value-type="float">
            <text:p>0.27991634842477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00505671676720541" calcext:value-type="float">
            <text:p>0.00505671676720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83682061929263" calcext:value-type="float">
            <text:p>0.583682061929263</text:p>
          </table:table-cell>
          <table:table-cell office:value-type="float" office:value="0.282972538187106" calcext:value-type="float">
            <text:p>0.282972538187106</text:p>
          </table:table-cell>
          <table:table-cell office:value-type="float" office:value="0.32765373107367" calcext:value-type="float">
            <text:p>0.32765373107367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0.00509024641198682" calcext:value-type="float">
            <text:p>0.00509024641198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2588974079671" calcext:value-type="float">
            <text:p>0.492588974079671</text:p>
          </table:table-cell>
          <table:table-cell office:value-type="float" office:value="0.248205022597292" calcext:value-type="float">
            <text:p>0.248205022597292</text:p>
          </table:table-cell>
          <table:table-cell office:value-type="float" office:value="0.222548317226208" calcext:value-type="float">
            <text:p>0.222548317226208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0.00514041015649999" calcext:value-type="float">
            <text:p>0.005140410156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17173956482975" calcext:value-type="float">
            <text:p>0.617173956482975</text:p>
          </table:table-cell>
          <table:table-cell office:value-type="float" office:value="0.478309351610316" calcext:value-type="float">
            <text:p>0.478309351610316</text:p>
          </table:table-cell>
          <table:table-cell office:value-type="float" office:value="0.145826783748061" calcext:value-type="float">
            <text:p>0.145826783748061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.00514234989547115" calcext:value-type="float">
            <text:p>0.00514234989547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15551731437303" calcext:value-type="float">
            <text:p>0.715551731437303</text:p>
          </table:table-cell>
          <table:table-cell office:value-type="float" office:value="0.324365059226315" calcext:value-type="float">
            <text:p>0.324365059226315</text:p>
          </table:table-cell>
          <table:table-cell office:value-type="float" office:value="0.14932849412134" calcext:value-type="float">
            <text:p>0.14932849412134</text:p>
          </table:table-cell>
          <table:table-cell office:value-type="float" office:value="14.4" calcext:value-type="float">
            <text:p>14.4</text:p>
          </table:table-cell>
          <table:table-cell office:value-type="float" office:value="0.1" calcext:value-type="float">
            <text:p>0.1</text:p>
          </table:table-cell>
          <table:table-cell office:value-type="float" office:value="0.00526385841706549" calcext:value-type="float">
            <text:p>0.00526385841706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65456255548028" calcext:value-type="float">
            <text:p>0.965456255548028</text:p>
          </table:table-cell>
          <table:table-cell office:value-type="float" office:value="0.801263195076189" calcext:value-type="float">
            <text:p>0.801263195076189</text:p>
          </table:table-cell>
          <table:table-cell office:value-type="float" office:value="0.0669309823498043" calcext:value-type="float">
            <text:p>0.066930982349804</text:p>
          </table:table-cell>
          <table:table-cell office:value-type="float" office:value="3.4" calcext:value-type="float">
            <text:p>3.4</text:p>
          </table:table-cell>
          <table:table-cell office:value-type="float" office:value="8.9" calcext:value-type="float">
            <text:p>8.9</text:p>
          </table:table-cell>
          <table:table-cell office:value-type="float" office:value="0.00529559610532573" calcext:value-type="float">
            <text:p>0.00529559610532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44554170304351" calcext:value-type="float">
            <text:p>0.844554170304351</text:p>
          </table:table-cell>
          <table:table-cell office:value-type="float" office:value="0.379808531845046" calcext:value-type="float">
            <text:p>0.379808531845046</text:p>
          </table:table-cell>
          <table:table-cell office:value-type="float" office:value="0.456185006975795" calcext:value-type="float">
            <text:p>0.456185006975795</text:p>
          </table:table-cell>
          <table:table-cell office:value-type="float" office:value="3.4" calcext:value-type="float">
            <text:p>3.4</text:p>
          </table:table-cell>
          <table:table-cell office:value-type="float" office:value="0.8" calcext:value-type="float">
            <text:p>0.8</text:p>
          </table:table-cell>
          <table:table-cell office:value-type="float" office:value="0.00535343733610724" calcext:value-type="float">
            <text:p>0.00535343733610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18407444636087" calcext:value-type="float">
            <text:p>0.618407444636087</text:p>
          </table:table-cell>
          <table:table-cell office:value-type="float" office:value="0.411302091172478" calcext:value-type="float">
            <text:p>0.411302091172478</text:p>
          </table:table-cell>
          <table:table-cell office:value-type="float" office:value="0.0262814347690206" calcext:value-type="float">
            <text:p>0.026281434769021</text:p>
          </table:table-cell>
          <table:table-cell office:value-type="float" office:value="8.9" calcext:value-type="float">
            <text:p>8.9</text:p>
          </table:table-cell>
          <table:table-cell office:value-type="float" office:value="14.4" calcext:value-type="float">
            <text:p>14.4</text:p>
          </table:table-cell>
          <table:table-cell office:value-type="float" office:value="0.00536061749752626" calcext:value-type="float">
            <text:p>0.00536061749752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21744539671495" calcext:value-type="float">
            <text:p>0.921744539671495</text:p>
          </table:table-cell>
          <table:table-cell office:value-type="float" office:value="0.466546320385435" calcext:value-type="float">
            <text:p>0.466546320385435</text:p>
          </table:table-cell>
          <table:table-cell office:value-type="float" office:value="0.152976048786433" calcext:value-type="float">
            <text:p>0.152976048786433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0.00541311396474894" calcext:value-type="float">
            <text:p>0.00541311396474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7079166511068" calcext:value-type="float">
            <text:p>0.957079166511068</text:p>
          </table:table-cell>
          <table:table-cell office:value-type="float" office:value="0.803096215729392" calcext:value-type="float">
            <text:p>0.803096215729392</text:p>
          </table:table-cell>
          <table:table-cell office:value-type="float" office:value="0.158921964779047" calcext:value-type="float">
            <text:p>0.158921964779047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00553507763848564" calcext:value-type="float">
            <text:p>0.00553507763848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77714341680445" calcext:value-type="float">
            <text:p>0.377714341680445</text:p>
          </table:table-cell>
          <table:table-cell office:value-type="float" office:value="0.266541866925966" calcext:value-type="float">
            <text:p>0.266541866925966</text:p>
          </table:table-cell>
          <table:table-cell office:value-type="float" office:value="0.335177143676216" calcext:value-type="float">
            <text:p>0.335177143676216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0.00557237741859852" calcext:value-type="float">
            <text:p>0.00557237741859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87264808086157" calcext:value-type="float">
            <text:p>0.687264808086157</text:p>
          </table:table-cell>
          <table:table-cell office:value-type="float" office:value="0.244862813241434" calcext:value-type="float">
            <text:p>0.244862813241434</text:p>
          </table:table-cell>
          <table:table-cell office:value-type="float" office:value="0.141087042064784" calcext:value-type="float">
            <text:p>0.141087042064784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0.00558262386698176" calcext:value-type="float">
            <text:p>0.00558262386698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62142911227575" calcext:value-type="float">
            <text:p>0.362142911227575</text:p>
          </table:table-cell>
          <table:table-cell office:value-type="float" office:value="0.0594465170059506" calcext:value-type="float">
            <text:p>0.059446517005951</text:p>
          </table:table-cell>
          <table:table-cell office:value-type="float" office:value="0.482254236156948" calcext:value-type="float">
            <text:p>0.482254236156948</text:p>
          </table:table-cell>
          <table:table-cell office:value-type="float" office:value="3.4" calcext:value-type="float">
            <text:p>3.4</text:p>
          </table:table-cell>
          <table:table-cell office:value-type="float" office:value="0.5" calcext:value-type="float">
            <text:p>0.5</text:p>
          </table:table-cell>
          <table:table-cell office:value-type="float" office:value="0.00561381286836445" calcext:value-type="float">
            <text:p>0.00561381286836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88907468944378" calcext:value-type="float">
            <text:p>0.068890746894438</text:p>
          </table:table-cell>
          <table:table-cell office:value-type="float" office:value="0.413696376985611" calcext:value-type="float">
            <text:p>0.413696376985611</text:p>
          </table:table-cell>
          <table:table-cell office:value-type="float" office:value="0.302084100059893" calcext:value-type="float">
            <text:p>0.302084100059893</text:p>
          </table:table-cell>
          <table:table-cell office:value-type="float" office:value="3.4" calcext:value-type="float">
            <text:p>3.4</text:p>
          </table:table-cell>
          <table:table-cell office:value-type="float" office:value="0.3" calcext:value-type="float">
            <text:p>0.3</text:p>
          </table:table-cell>
          <table:table-cell office:value-type="float" office:value="0.00566119735330021" calcext:value-type="float">
            <text:p>0.005661197353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32845630477599" calcext:value-type="float">
            <text:p>0.232845630477599</text:p>
          </table:table-cell>
          <table:table-cell office:value-type="float" office:value="0.344631656247066" calcext:value-type="float">
            <text:p>0.344631656247066</text:p>
          </table:table-cell>
          <table:table-cell office:value-type="float" office:value="0.219336666379727" calcext:value-type="float">
            <text:p>0.21933666637972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00579262845063958" calcext:value-type="float">
            <text:p>0.0057926284506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74746102897603" calcext:value-type="float">
            <text:p>0.474746102897603</text:p>
          </table:table-cell>
          <table:table-cell office:value-type="float" office:value="0.217104296718501" calcext:value-type="float">
            <text:p>0.217104296718501</text:p>
          </table:table-cell>
          <table:table-cell office:value-type="float" office:value="0.224964224275497" calcext:value-type="float">
            <text:p>0.224964224275497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0.00581117267535054" calcext:value-type="float">
            <text:p>0.00581117267535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4899444913381" calcext:value-type="float">
            <text:p>0.94899444913381</text:p>
          </table:table-cell>
          <table:table-cell office:value-type="float" office:value="0.384638113261335" calcext:value-type="float">
            <text:p>0.384638113261335</text:p>
          </table:table-cell>
          <table:table-cell office:value-type="float" office:value="0.135179440688666" calcext:value-type="float">
            <text:p>0.135179440688666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0.00590605375761441" calcext:value-type="float">
            <text:p>0.00590605375761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42929765552061" calcext:value-type="float">
            <text:p>0.442929765552061</text:p>
          </table:table-cell>
          <table:table-cell office:value-type="float" office:value="0.0680137995316555" calcext:value-type="float">
            <text:p>0.068013799531656</text:p>
          </table:table-cell>
          <table:table-cell office:value-type="float" office:value="0.702024341705309" calcext:value-type="float">
            <text:p>0.702024341705309</text:p>
          </table:table-cell>
          <table:table-cell office:value-type="float" office:value="0.1" calcext:value-type="float">
            <text:p>0.1</text:p>
          </table:table-cell>
          <table:table-cell office:value-type="float" office:value="14.4" calcext:value-type="float">
            <text:p>14.4</text:p>
          </table:table-cell>
          <table:table-cell office:value-type="float" office:value="0.00596714541095605" calcext:value-type="float">
            <text:p>0.00596714541095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3760085969721" calcext:value-type="float">
            <text:p>0.353760085969721</text:p>
          </table:table-cell>
          <table:table-cell office:value-type="float" office:value="0.556096147150755" calcext:value-type="float">
            <text:p>0.556096147150755</text:p>
          </table:table-cell>
          <table:table-cell office:value-type="float" office:value="0.151731982679691" calcext:value-type="float">
            <text:p>0.151731982679691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0.00597792048530028" calcext:value-type="float">
            <text:p>0.005977920485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73232961857191" calcext:value-type="float">
            <text:p>0.773232961857191</text:p>
          </table:table-cell>
          <table:table-cell office:value-type="float" office:value="0.279427864598767" calcext:value-type="float">
            <text:p>0.279427864598767</text:p>
          </table:table-cell>
          <table:table-cell office:value-type="float" office:value="0.397682977250605" calcext:value-type="float">
            <text:p>0.397682977250605</text:p>
          </table:table-cell>
          <table:table-cell office:value-type="float" office:value="3.4" calcext:value-type="float">
            <text:p>3.4</text:p>
          </table:table-cell>
          <table:table-cell office:value-type="float" office:value="8.9" calcext:value-type="float">
            <text:p>8.9</text:p>
          </table:table-cell>
          <table:table-cell office:value-type="float" office:value="0.00602907926782752" calcext:value-type="float">
            <text:p>0.00602907926782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872673345337933" calcext:value-type="float">
            <text:p>0.872673345337933</text:p>
          </table:table-cell>
          <table:table-cell office:value-type="float" office:value="0.43334157591916" calcext:value-type="float">
            <text:p>0.43334157591916</text:p>
          </table:table-cell>
          <table:table-cell office:value-type="float" office:value="0.271982968247985" calcext:value-type="float">
            <text:p>0.271982968247985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0.00619022191140491" calcext:value-type="float">
            <text:p>0.00619022191140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85640104521347" calcext:value-type="float">
            <text:p>0.885640104521347</text:p>
          </table:table-cell>
          <table:table-cell office:value-type="float" office:value="0.387185539038715" calcext:value-type="float">
            <text:p>0.387185539038715</text:p>
          </table:table-cell>
          <table:table-cell office:value-type="float" office:value="0.563154700616668" calcext:value-type="float">
            <text:p>0.563154700616668</text:p>
          </table:table-cell>
          <table:table-cell office:value-type="float" office:value="0.8" calcext:value-type="float">
            <text:p>0.8</text:p>
          </table:table-cell>
          <table:table-cell office:value-type="float" office:value="3.4" calcext:value-type="float">
            <text:p>3.4</text:p>
          </table:table-cell>
          <table:table-cell office:value-type="float" office:value="0.00624285233089157" calcext:value-type="float">
            <text:p>0.00624285233089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845083280195419" calcext:value-type="float">
            <text:p>0.845083280195419</text:p>
          </table:table-cell>
          <table:table-cell office:value-type="float" office:value="0.0110341673117902" calcext:value-type="float">
            <text:p>0.01103416731179</text:p>
          </table:table-cell>
          <table:table-cell office:value-type="float" office:value="0.333360771295977" calcext:value-type="float">
            <text:p>0.333360771295977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0063675640578504" calcext:value-type="float">
            <text:p>0.0063675640578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0339770668376" calcext:value-type="float">
            <text:p>0.450339770668376</text:p>
          </table:table-cell>
          <table:table-cell office:value-type="float" office:value="0.647555506925609" calcext:value-type="float">
            <text:p>0.647555506925609</text:p>
          </table:table-cell>
          <table:table-cell office:value-type="float" office:value="0.306795846512236" calcext:value-type="float">
            <text:p>0.306795846512236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office:value-type="float" office:value="0.00637322282374224" calcext:value-type="float">
            <text:p>0.00637322282374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73130035296063" calcext:value-type="float">
            <text:p>0.373130035296063</text:p>
          </table:table-cell>
          <table:table-cell office:value-type="float" office:value="0.0357261759588458" calcext:value-type="float">
            <text:p>0.035726175958846</text:p>
          </table:table-cell>
          <table:table-cell office:value-type="float" office:value="0.120288428521461" calcext:value-type="float">
            <text:p>0.12028842852146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0641523741615589" calcext:value-type="float">
            <text:p>0.00641523741615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08677438036538" calcext:value-type="float">
            <text:p>0.608677438036538</text:p>
          </table:table-cell>
          <table:table-cell office:value-type="float" office:value="0.593258045296833" calcext:value-type="float">
            <text:p>0.593258045296833</text:p>
          </table:table-cell>
          <table:table-cell office:value-type="float" office:value="0.04450733269372" calcext:value-type="float">
            <text:p>0.04450733269372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.00647292750738254" calcext:value-type="float">
            <text:p>0.00647292750738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1124736834346" calcext:value-type="float">
            <text:p>0.881124736834346</text:p>
          </table:table-cell>
          <table:table-cell office:value-type="float" office:value="0.375843042968583" calcext:value-type="float">
            <text:p>0.375843042968583</text:p>
          </table:table-cell>
          <table:table-cell office:value-type="float" office:value="0.508706492109016" calcext:value-type="float">
            <text:p>0.508706492109016</text:p>
          </table:table-cell>
          <table:table-cell office:value-type="float" office:value="0.3" calcext:value-type="float">
            <text:p>0.3</text:p>
          </table:table-cell>
          <table:table-cell office:value-type="float" office:value="14.4" calcext:value-type="float">
            <text:p>14.4</text:p>
          </table:table-cell>
          <table:table-cell office:value-type="float" office:value="0.00648581178342209" calcext:value-type="float">
            <text:p>0.00648581178342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33468278930223" calcext:value-type="float">
            <text:p>0.233468278930223</text:p>
          </table:table-cell>
          <table:table-cell office:value-type="float" office:value="0.219941508350933" calcext:value-type="float">
            <text:p>0.219941508350933</text:p>
          </table:table-cell>
          <table:table-cell office:value-type="float" office:value="0.406608098228019" calcext:value-type="float">
            <text:p>0.406608098228019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0065122670710792" calcext:value-type="float">
            <text:p>0.00651226707107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77130214101338" calcext:value-type="float">
            <text:p>0.677130214101338</text:p>
          </table:table-cell>
          <table:table-cell office:value-type="float" office:value="0.337192528070534" calcext:value-type="float">
            <text:p>0.337192528070534</text:p>
          </table:table-cell>
          <table:table-cell office:value-type="float" office:value="0.336966543206455" calcext:value-type="float">
            <text:p>0.336966543206455</text:p>
          </table:table-cell>
          <table:table-cell office:value-type="float" office:value="1.3" calcext:value-type="float">
            <text:p>1.3</text:p>
          </table:table-cell>
          <table:table-cell office:value-type="float" office:value="2.1" calcext:value-type="float">
            <text:p>2.1</text:p>
          </table:table-cell>
          <table:table-cell office:value-type="float" office:value="0.00652530255559737" calcext:value-type="float">
            <text:p>0.00652530255559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51725679143609" calcext:value-type="float">
            <text:p>0.451725679143609</text:p>
          </table:table-cell>
          <table:table-cell office:value-type="float" office:value="0.620239854058844" calcext:value-type="float">
            <text:p>0.620239854058844</text:p>
          </table:table-cell>
          <table:table-cell office:value-type="float" office:value="0.228074954073349" calcext:value-type="float">
            <text:p>0.228074954073349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0.00654384509708306" calcext:value-type="float">
            <text:p>0.00654384509708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64240837257652" calcext:value-type="float">
            <text:p>0.036424083725765</text:p>
          </table:table-cell>
          <table:table-cell office:value-type="float" office:value="0.399840964197292" calcext:value-type="float">
            <text:p>0.399840964197292</text:p>
          </table:table-cell>
          <table:table-cell office:value-type="float" office:value="0.260573466538148" calcext:value-type="float">
            <text:p>0.260573466538148</text:p>
          </table:table-cell>
          <table:table-cell office:value-type="float" office:value="0.1" calcext:value-type="float">
            <text:p>0.1</text:p>
          </table:table-cell>
          <table:table-cell office:value-type="float" office:value="14.4" calcext:value-type="float">
            <text:p>14.4</text:p>
          </table:table-cell>
          <table:table-cell office:value-type="float" office:value="0.00661790616633762" calcext:value-type="float">
            <text:p>0.00661790616633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6854605075338" calcext:value-type="float">
            <text:p>0.856854605075338</text:p>
          </table:table-cell>
          <table:table-cell office:value-type="float" office:value="0.286201497466558" calcext:value-type="float">
            <text:p>0.286201497466558</text:p>
          </table:table-cell>
          <table:table-cell office:value-type="float" office:value="0.35632538652459" calcext:value-type="float">
            <text:p>0.3563253865245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00666276937542442" calcext:value-type="float">
            <text:p>0.00666276937542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13060465123723" calcext:value-type="float">
            <text:p>0.613060465123723</text:p>
          </table:table-cell>
          <table:table-cell office:value-type="float" office:value="0.049275613277447" calcext:value-type="float">
            <text:p>0.049275613277447</text:p>
          </table:table-cell>
          <table:table-cell office:value-type="float" office:value="0.0555476476338954" calcext:value-type="float">
            <text:p>0.055547647633895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0.00677302100736676" calcext:value-type="float">
            <text:p>0.00677302100736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51668589722592" calcext:value-type="float">
            <text:p>0.951668589722592</text:p>
          </table:table-cell>
          <table:table-cell office:value-type="float" office:value="0.37610025440138" calcext:value-type="float">
            <text:p>0.37610025440138</text:p>
          </table:table-cell>
          <table:table-cell office:value-type="float" office:value="0.308198852719354" calcext:value-type="float">
            <text:p>0.308198852719354</text:p>
          </table:table-cell>
          <table:table-cell office:value-type="float" office:value="3.4" calcext:value-type="float">
            <text:p>3.4</text:p>
          </table:table-cell>
          <table:table-cell office:value-type="float" office:value="0.2" calcext:value-type="float">
            <text:p>0.2</text:p>
          </table:table-cell>
          <table:table-cell office:value-type="float" office:value="0.00681044213701501" calcext:value-type="float">
            <text:p>0.00681044213701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17622716334274" calcext:value-type="float">
            <text:p>0.717622716334274</text:p>
          </table:table-cell>
          <table:table-cell office:value-type="float" office:value="0.407498666061334" calcext:value-type="float">
            <text:p>0.407498666061334</text:p>
          </table:table-cell>
          <table:table-cell office:value-type="float" office:value="0.20264453102243" calcext:value-type="float">
            <text:p>0.20264453102243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0.00689890964053977" calcext:value-type="float">
            <text:p>0.0068989096405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06354572403346" calcext:value-type="float">
            <text:p>0.106354572403346</text:p>
          </table:table-cell>
          <table:table-cell office:value-type="float" office:value="0.438404428688516" calcext:value-type="float">
            <text:p>0.438404428688516</text:p>
          </table:table-cell>
          <table:table-cell office:value-type="float" office:value="0.197025281624307" calcext:value-type="float">
            <text:p>0.197025281624307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00698096510754417" calcext:value-type="float">
            <text:p>0.00698096510754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25361865940161" calcext:value-type="float">
            <text:p>0.625361865940161</text:p>
          </table:table-cell>
          <table:table-cell office:value-type="float" office:value="0.498530915739721" calcext:value-type="float">
            <text:p>0.498530915739721</text:p>
          </table:table-cell>
          <table:table-cell office:value-type="float" office:value="0.313303490435069" calcext:value-type="float">
            <text:p>0.313303490435069</text:p>
          </table:table-cell>
          <table:table-cell office:value-type="float" office:value="2.1" calcext:value-type="float">
            <text:p>2.1</text:p>
          </table:table-cell>
          <table:table-cell office:value-type="float" office:value="3.4" calcext:value-type="float">
            <text:p>3.4</text:p>
          </table:table-cell>
          <table:table-cell office:value-type="float" office:value="0.00702897055945237" calcext:value-type="float">
            <text:p>0.00702897055945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93452852381484" calcext:value-type="float">
            <text:p>0.493452852381484</text:p>
          </table:table-cell>
          <table:table-cell office:value-type="float" office:value="0.186963123891904" calcext:value-type="float">
            <text:p>0.186963123891904</text:p>
          </table:table-cell>
          <table:table-cell office:value-type="float" office:value="0.368300782122565" calcext:value-type="float">
            <text:p>0.368300782122565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0.00728194403294064" calcext:value-type="float">
            <text:p>0.00728194403294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61489985489296" calcext:value-type="float">
            <text:p>0.761489985489296</text:p>
          </table:table-cell>
          <table:table-cell office:value-type="float" office:value="0.511499689244718" calcext:value-type="float">
            <text:p>0.511499689244718</text:p>
          </table:table-cell>
          <table:table-cell office:value-type="float" office:value="0.465667580566759" calcext:value-type="float">
            <text:p>0.465667580566759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00732280788004194" calcext:value-type="float">
            <text:p>0.00732280788004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506702441208" calcext:value-type="float">
            <text:p>0.19506702441208</text:p>
          </table:table-cell>
          <table:table-cell office:value-type="float" office:value="0.524855688202798" calcext:value-type="float">
            <text:p>0.524855688202798</text:p>
          </table:table-cell>
          <table:table-cell office:value-type="float" office:value="0.0376937506593429" calcext:value-type="float">
            <text:p>0.037693750659343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0075705328795198" calcext:value-type="float">
            <text:p>0.0075705328795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55164871367154" calcext:value-type="float">
            <text:p>0.655164871367154</text:p>
          </table:table-cell>
          <table:table-cell office:value-type="float" office:value="0.854652415586909" calcext:value-type="float">
            <text:p>0.854652415586909</text:p>
          </table:table-cell>
          <table:table-cell office:value-type="float" office:value="0.118025587932019" calcext:value-type="float">
            <text:p>0.118025587932019</text:p>
          </table:table-cell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00771159346531444" calcext:value-type="float">
            <text:p>0.00771159346531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91711991120976" calcext:value-type="float">
            <text:p>0.991711991120976</text:p>
          </table:table-cell>
          <table:table-cell office:value-type="float" office:value="0.0477298508055154" calcext:value-type="float">
            <text:p>0.047729850805515</text:p>
          </table:table-cell>
          <table:table-cell office:value-type="float" office:value="0.467879186155639" calcext:value-type="float">
            <text:p>0.467879186155639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0.0078760455324262" calcext:value-type="float">
            <text:p>0.00787604553242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62104334083326" calcext:value-type="float">
            <text:p>0.262104334083326</text:p>
          </table:table-cell>
          <table:table-cell office:value-type="float" office:value="0.713243388561326" calcext:value-type="float">
            <text:p>0.713243388561326</text:p>
          </table:table-cell>
          <table:table-cell office:value-type="float" office:value="0.0611061270350034" calcext:value-type="float">
            <text:p>0.061106127035003</text:p>
          </table:table-cell>
          <table:table-cell office:value-type="float" office:value="5.5" calcext:value-type="float">
            <text:p>5.5</text:p>
          </table:table-cell>
          <table:table-cell office:value-type="float" office:value="8.9" calcext:value-type="float">
            <text:p>8.9</text:p>
          </table:table-cell>
          <table:table-cell office:value-type="float" office:value="0.00802739123251845" calcext:value-type="float">
            <text:p>0.00802739123251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05909187719312" calcext:value-type="float">
            <text:p>0.905909187719312</text:p>
          </table:table-cell>
          <table:table-cell office:value-type="float" office:value="0.0529958659524869" calcext:value-type="float">
            <text:p>0.052995865952487</text:p>
          </table:table-cell>
          <table:table-cell office:value-type="float" office:value="0.400397068876751" calcext:value-type="float">
            <text:p>0.400397068876751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00827218425419379" calcext:value-type="float">
            <text:p>0.00827218425419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27029598981266" calcext:value-type="float">
            <text:p>0.527029598981266</text:p>
          </table:table-cell>
          <table:table-cell office:value-type="float" office:value="0.681842026831772" calcext:value-type="float">
            <text:p>0.681842026831772</text:p>
          </table:table-cell>
          <table:table-cell office:value-type="float" office:value="0.0343446224038937" calcext:value-type="float">
            <text:p>0.034344622403894</text:p>
          </table:table-cell>
          <table:table-cell office:value-type="float" office:value="14.4" calcext:value-type="float">
            <text:p>14.4</text:p>
          </table:table-cell>
          <table:table-cell office:value-type="float" office:value="2.1" calcext:value-type="float">
            <text:p>2.1</text:p>
          </table:table-cell>
          <table:table-cell office:value-type="float" office:value="0.00856907910223078" calcext:value-type="float">
            <text:p>0.00856907910223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10411368994492" calcext:value-type="float">
            <text:p>0.210411368994492</text:p>
          </table:table-cell>
          <table:table-cell office:value-type="float" office:value="0.492556716356001" calcext:value-type="float">
            <text:p>0.492556716356001</text:p>
          </table:table-cell>
          <table:table-cell office:value-type="float" office:value="0.0745142188675445" calcext:value-type="float">
            <text:p>0.074514218867545</text:p>
          </table:table-cell>
          <table:table-cell office:value-type="float" office:value="3.4" calcext:value-type="float">
            <text:p>3.4</text:p>
          </table:table-cell>
          <table:table-cell office:value-type="float" office:value="2.1" calcext:value-type="float">
            <text:p>2.1</text:p>
          </table:table-cell>
          <table:table-cell office:value-type="float" office:value="0.00898737243634752" calcext:value-type="float">
            <text:p>0.00898737243634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0190929275567" calcext:value-type="float">
            <text:p>0.150190929275567</text:p>
          </table:table-cell>
          <table:table-cell office:value-type="float" office:value="0.517702857072698" calcext:value-type="float">
            <text:p>0.517702857072698</text:p>
          </table:table-cell>
          <table:table-cell office:value-type="float" office:value="0.103270374049539" calcext:value-type="float">
            <text:p>0.103270374049539</text:p>
          </table:table-cell>
          <table:table-cell office:value-type="float" office:value="2.1" calcext:value-type="float">
            <text:p>2.1</text:p>
          </table:table-cell>
          <table:table-cell office:value-type="float" office:value="5.5" calcext:value-type="float">
            <text:p>5.5</text:p>
          </table:table-cell>
          <table:table-cell office:value-type="float" office:value="0.00902500000000002" calcext:value-type="float">
            <text:p>0.00902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09677127580711" calcext:value-type="float">
            <text:p>0.209677127580711</text:p>
          </table:table-cell>
          <table:table-cell office:value-type="float" office:value="0.380589177446235" calcext:value-type="float">
            <text:p>0.380589177446235</text:p>
          </table:table-cell>
          <table:table-cell office:value-type="float" office:value="0.0015078928725244" calcext:value-type="float">
            <text:p>0.001507892872524</text:p>
          </table:table-cell>
          <table:table-cell office:value-type="float" office:value="0.8" calcext:value-type="float">
            <text:p>0.8</text:p>
          </table:table-cell>
          <table:table-cell office:value-type="float" office:value="8.9" calcext:value-type="float">
            <text:p>8.9</text:p>
          </table:table-cell>
          <table:table-cell office:value-type="float" office:value="0.00919776279422381" calcext:value-type="float">
            <text:p>0.00919776279422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26130631449461" calcext:value-type="float">
            <text:p>0.226130631449461</text:p>
          </table:table-cell>
          <table:table-cell office:value-type="float" office:value="0.588745367554033" calcext:value-type="float">
            <text:p>0.588745367554033</text:p>
          </table:table-cell>
          <table:table-cell office:value-type="float" office:value="0.36599147341405" calcext:value-type="float">
            <text:p>0.36599147341405</text:p>
          </table:table-cell>
          <table:table-cell office:value-type="float" office:value="1.3" calcext:value-type="float">
            <text:p>1.3</text:p>
          </table:table-cell>
          <table:table-cell office:value-type="float" office:value="5.5" calcext:value-type="float">
            <text:p>5.5</text:p>
          </table:table-cell>
          <table:table-cell office:value-type="float" office:value="0.00926781142697815" calcext:value-type="float">
            <text:p>0.00926781142697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03866670586593" calcext:value-type="float">
            <text:p>0.703866670586593</text:p>
          </table:table-cell>
          <table:table-cell office:value-type="float" office:value="0.0596770575092026" calcext:value-type="float">
            <text:p>0.059677057509203</text:p>
          </table:table-cell>
          <table:table-cell office:value-type="float" office:value="0.210214544095945" calcext:value-type="float">
            <text:p>0.210214544095945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0.00929269766243409" calcext:value-type="float">
            <text:p>0.00929269766243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69028905780899" calcext:value-type="float">
            <text:p>0.04690289057809</text:p>
          </table:table-cell>
          <table:table-cell office:value-type="float" office:value="0.550052508446832" calcext:value-type="float">
            <text:p>0.550052508446832</text:p>
          </table:table-cell>
          <table:table-cell office:value-type="float" office:value="0.00687841371781199" calcext:value-type="float">
            <text:p>0.006878413717812</text:p>
          </table:table-cell>
          <table:table-cell office:value-type="float" office:value="0.5" calcext:value-type="float">
            <text:p>0.5</text:p>
          </table:table-cell>
          <table:table-cell office:value-type="float" office:value="2.1" calcext:value-type="float">
            <text:p>2.1</text:p>
          </table:table-cell>
          <table:table-cell office:value-type="float" office:value="0.00931592358030776" calcext:value-type="float">
            <text:p>0.00931592358030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20066180000167" calcext:value-type="float">
            <text:p>0.820066180000167</text:p>
          </table:table-cell>
          <table:table-cell office:value-type="float" office:value="0.383556627655144" calcext:value-type="float">
            <text:p>0.383556627655144</text:p>
          </table:table-cell>
          <table:table-cell office:value-type="float" office:value="0.297341827610065" calcext:value-type="float">
            <text:p>0.297341827610065</text:p>
          </table:table-cell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00963093583349257" calcext:value-type="float">
            <text:p>0.00963093583349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83291073520598" calcext:value-type="float">
            <text:p>0.383291073520598</text:p>
          </table:table-cell>
          <table:table-cell office:value-type="float" office:value="0.352858996496595" calcext:value-type="float">
            <text:p>0.352858996496595</text:p>
          </table:table-cell>
          <table:table-cell office:value-type="float" office:value="0.0158761676549909" calcext:value-type="float">
            <text:p>0.015876167654991</text:p>
          </table:table-cell>
          <table:table-cell office:value-type="float" office:value="8.9" calcext:value-type="float">
            <text:p>8.9</text:p>
          </table:table-cell>
          <table:table-cell office:value-type="float" office:value="0.5" calcext:value-type="float">
            <text:p>0.5</text:p>
          </table:table-cell>
          <table:table-cell office:value-type="float" office:value="0.0097918319061909" calcext:value-type="float">
            <text:p>0.00979183190619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06799162140642" calcext:value-type="float">
            <text:p>0.106799162140642</text:p>
          </table:table-cell>
          <table:table-cell office:value-type="float" office:value="0.395951799047414" calcext:value-type="float">
            <text:p>0.395951799047414</text:p>
          </table:table-cell>
          <table:table-cell office:value-type="float" office:value="0.0169711855511152" calcext:value-type="float">
            <text:p>0.016971185551115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0.00986577140914113" calcext:value-type="float">
            <text:p>0.00986577140914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83337924669657" calcext:value-type="float">
            <text:p>0.183337924669657</text:p>
          </table:table-cell>
          <table:table-cell office:value-type="float" office:value="0.180184611965332" calcext:value-type="float">
            <text:p>0.180184611965332</text:p>
          </table:table-cell>
          <table:table-cell office:value-type="float" office:value="0.118346912067304" calcext:value-type="float">
            <text:p>0.118346912067304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0.0100761192199804" calcext:value-type="float">
            <text:p>0.0100761192199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74142858611164" calcext:value-type="float">
            <text:p>0.474142858611164</text:p>
          </table:table-cell>
          <table:table-cell office:value-type="float" office:value="0.631428513632572" calcext:value-type="float">
            <text:p>0.631428513632572</text:p>
          </table:table-cell>
          <table:table-cell office:value-type="float" office:value="0.0115785554321406" calcext:value-type="float">
            <text:p>0.011578555432141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0102457289787332" calcext:value-type="float">
            <text:p>0.01024572897873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36147014420448" calcext:value-type="float">
            <text:p>0.536147014420448</text:p>
          </table:table-cell>
          <table:table-cell office:value-type="float" office:value="0.742397965125998" calcext:value-type="float">
            <text:p>0.742397965125998</text:p>
          </table:table-cell>
          <table:table-cell office:value-type="float" office:value="0.128102542936578" calcext:value-type="float">
            <text:p>0.128102542936578</text:p>
          </table:table-cell>
          <table:table-cell office:value-type="float" office:value="8.9" calcext:value-type="float">
            <text:p>8.9</text:p>
          </table:table-cell>
          <table:table-cell office:value-type="float" office:value="0.8" calcext:value-type="float">
            <text:p>0.8</text:p>
          </table:table-cell>
          <table:table-cell office:value-type="float" office:value="0.0130855732141442" calcext:value-type="float">
            <text:p>0.01308557321414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95529204389243" calcext:value-type="float">
            <text:p>0.895529204389243</text:p>
          </table:table-cell>
          <table:table-cell office:value-type="float" office:value="0.45136595372383" calcext:value-type="float">
            <text:p>0.45136595372383</text:p>
          </table:table-cell>
          <table:table-cell office:value-type="float" office:value="0.482322460304246" calcext:value-type="float">
            <text:p>0.482322460304246</text:p>
          </table:table-cell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table:style-name="ce26" office:value-type="float" office:value="0.02" calcext:value-type="float">
            <text:p>0.02</text:p>
          </table:table-cell>
          <table:table-cell office:value-type="string" calcext:value-type="string">
            <text:p>actually +inf erro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79249986994486" calcext:value-type="float">
            <text:p>0.579249986994486</text:p>
          </table:table-cell>
          <table:table-cell office:value-type="float" office:value="0.504054824599043" calcext:value-type="float">
            <text:p>0.504054824599043</text:p>
          </table:table-cell>
          <table:table-cell office:value-type="float" office:value="0.4002667503147" calcext:value-type="float">
            <text:p>0.4002667503147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style-name="ce26" office:value-type="float" office:value="0.02" calcext:value-type="float">
            <text:p>0.02</text:p>
          </table:table-cell>
          <table:table-cell office:value-type="string" calcext:value-type="string">
            <text:p>actually +inf erro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10136350826361" calcext:value-type="float">
            <text:p>0.210136350826361</text:p>
          </table:table-cell>
          <table:table-cell office:value-type="float" office:value="0.467820713474658" calcext:value-type="float">
            <text:p>0.467820713474658</text:p>
          </table:table-cell>
          <table:table-cell office:value-type="float" office:value="0.288158714015971" calcext:value-type="float">
            <text:p>0.28815871401597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style-name="ce26" office:value-type="float" office:value="0.02" calcext:value-type="float">
            <text:p>0.02</text:p>
          </table:table-cell>
          <table:table-cell office:value-type="string" calcext:value-type="string">
            <text:p>actually +inf erro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68338935661712" calcext:value-type="float">
            <text:p>0.368338935661712</text:p>
          </table:table-cell>
          <table:table-cell office:value-type="float" office:value="0.211554555381287" calcext:value-type="float">
            <text:p>0.211554555381287</text:p>
          </table:table-cell>
          <table:table-cell office:value-type="float" office:value="0.487585707802446" calcext:value-type="float">
            <text:p>0.487585707802446</text:p>
          </table:table-cell>
          <table:table-cell office:value-type="float" office:value="0.2" calcext:value-type="float">
            <text:p>0.2</text:p>
          </table:table-cell>
          <table:table-cell office:value-type="float" office:value="3.4" calcext:value-type="float">
            <text:p>3.4</text:p>
          </table:table-cell>
          <table:table-cell table:style-name="ce26" office:value-type="float" office:value="0.02" calcext:value-type="float">
            <text:p>0.02</text:p>
          </table:table-cell>
          <table:table-cell office:value-type="string" calcext:value-type="string">
            <text:p>actually +inf erro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73476089820464" calcext:value-type="float">
            <text:p>0.373476089820464</text:p>
          </table:table-cell>
          <table:table-cell office:value-type="float" office:value="0.552278066697808" calcext:value-type="float">
            <text:p>0.552278066697808</text:p>
          </table:table-cell>
          <table:table-cell office:value-type="float" office:value="0.229320766876915" calcext:value-type="float">
            <text:p>0.229320766876915</text:p>
          </table:table-cell>
          <table:table-cell office:value-type="float" office:value="0.3" calcext:value-type="float">
            <text:p>0.3</text:p>
          </table:table-cell>
          <table:table-cell office:value-type="float" office:value="8.9" calcext:value-type="float">
            <text:p>8.9</text:p>
          </table:table-cell>
          <table:table-cell table:style-name="ce26" office:value-type="float" office:value="0.02" calcext:value-type="float">
            <text:p>0.02</text:p>
          </table:table-cell>
          <table:table-cell office:value-type="string" calcext:value-type="string">
            <text:p>actually +inf erro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60397760089149" calcext:value-type="float">
            <text:p>0.660397760089149</text:p>
          </table:table-cell>
          <table:table-cell office:value-type="float" office:value="0.26876080723466" calcext:value-type="float">
            <text:p>0.26876080723466</text:p>
          </table:table-cell>
          <table:table-cell office:value-type="float" office:value="0.247438635332662" calcext:value-type="float">
            <text:p>0.247438635332662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style-name="ce26" office:value-type="float" office:value="0.02" calcext:value-type="float">
            <text:p>0.02</text:p>
          </table:table-cell>
          <table:table-cell office:value-type="string" calcext:value-type="string">
            <text:p>actually +inf erro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25715746993253" calcext:value-type="float">
            <text:p>0.125715746993253</text:p>
          </table:table-cell>
          <table:table-cell office:value-type="float" office:value="0.778798614077499" calcext:value-type="float">
            <text:p>0.778798614077499</text:p>
          </table:table-cell>
          <table:table-cell office:value-type="float" office:value="0.0856659624000555" calcext:value-type="float">
            <text:p>0.08566596240005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style-name="ce26" office:value-type="float" office:value="0.02" calcext:value-type="float">
            <text:p>0.02</text:p>
          </table:table-cell>
          <table:table-cell office:value-type="string" calcext:value-type="string">
            <text:p>actually +inf error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02036767470336" calcext:value-type="float">
            <text:p>0.902036767470336</text:p>
          </table:table-cell>
          <table:table-cell office:value-type="float" office:value="0.516998033188685" calcext:value-type="float">
            <text:p>0.516998033188685</text:p>
          </table:table-cell>
          <table:table-cell office:value-type="float" office:value="0.472471089394026" calcext:value-type="float">
            <text:p>0.472471089394026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style-name="ce26" office:value-type="float" office:value="0.02" calcext:value-type="float">
            <text:p>0.02</text:p>
          </table:table-cell>
          <table:table-cell office:value-type="string" calcext:value-type="string">
            <text:p>actually +inf erro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18546218757539" calcext:value-type="float">
            <text:p>0.618546218757539</text:p>
          </table:table-cell>
          <table:table-cell office:value-type="float" office:value="0.404427812453627" calcext:value-type="float">
            <text:p>0.404427812453627</text:p>
          </table:table-cell>
          <table:table-cell office:value-type="float" office:value="0.426651004467529" calcext:value-type="float">
            <text:p>0.426651004467529</text:p>
          </table:table-cell>
          <table:table-cell office:value-type="float" office:value="3.4" calcext:value-type="float">
            <text:p>3.4</text:p>
          </table:table-cell>
          <table:table-cell office:value-type="float" office:value="0.3" calcext:value-type="float">
            <text:p>0.3</text:p>
          </table:table-cell>
          <table:table-cell table:style-name="ce26" office:value-type="float" office:value="0.02" calcext:value-type="float">
            <text:p>0.02</text:p>
          </table:table-cell>
          <table:table-cell office:value-type="string" calcext:value-type="string">
            <text:p>actually +inf erro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47001625486189" calcext:value-type="float">
            <text:p>0.347001625486189</text:p>
          </table:table-cell>
          <table:table-cell office:value-type="float" office:value="0.169442945636631" calcext:value-type="float">
            <text:p>0.169442945636631</text:p>
          </table:table-cell>
          <table:table-cell office:value-type="float" office:value="0.256720333035673" calcext:value-type="float">
            <text:p>0.256720333035673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table:style-name="ce26" office:value-type="float" office:value="0.02" calcext:value-type="float">
            <text:p>0.02</text:p>
          </table:table-cell>
          <table:table-cell office:value-type="string" calcext:value-type="string">
            <text:p>actually +inf error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table:style-name="ce19" table:formula="of:=AVERAGE([.A2:.A31])" office:value-type="float" office:value="65" calcext:value-type="float">
            <text:p>65</text:p>
          </table:table-cell>
          <table:table-cell table:style-name="ce20" table:formula="of:=AVERAGE([.B2:.B31])" office:value-type="float" office:value="0.493639072474927" calcext:value-type="float">
            <text:p>0.493639072474927</text:p>
          </table:table-cell>
          <table:table-cell table:style-name="ce22" table:formula="of:=AVERAGE([.C2:.C31])" office:value-type="float" office:value="0.315142151575532" calcext:value-type="float">
            <text:p>0.315142151575532</text:p>
          </table:table-cell>
          <table:table-cell table:style-name="ce23" table:formula="of:=AVERAGE([.D2:.D31])" office:value-type="float" office:value="0.396497364606781" calcext:value-type="float">
            <text:p>0.396497364606781</text:p>
          </table:table-cell>
          <table:table-cell table:style-name="ce24" table:formula="of:=AVERAGE([.E2:.E31])" office:value-type="float" office:value="3.03666666666667" calcext:value-type="float">
            <text:p>3.03666666666667</text:p>
          </table:table-cell>
          <table:table-cell table:style-name="ce25" table:formula="of:=AVERAGE([.F2:.F31])" office:value-type="float" office:value="3.42" calcext:value-type="float">
            <text:p>3.42</text:p>
          </table:table-cell>
          <table:table-cell table:style-name="ce27" table:formula="of:=AVERAGE([.G2:.G31])" office:value-type="float" office:value="0.00242806879527271" calcext:value-type="float">
            <text:p>0.002428068795273</text:p>
          </table:table-cell>
          <table:table-cell office:value-type="string" calcext:value-type="string">
            <text:p>Top 30</text:p>
          </table:table-cell>
        </table:table-row>
        <table:table-row table:style-name="ro2">
          <table:table-cell table:style-name="ce19" table:formula="of:=AVERAGE([.A2:.A91])" office:value-type="float" office:value="81.0555555555556" calcext:value-type="float">
            <text:p>81.0555555555556</text:p>
          </table:table-cell>
          <table:table-cell table:style-name="ce20" table:formula="of:=AVERAGE([.B2:.B91])" office:value-type="float" office:value="0.506827603940214" calcext:value-type="float">
            <text:p>0.506827603940214</text:p>
          </table:table-cell>
          <table:table-cell table:style-name="ce22" table:formula="of:=AVERAGE([.C2:.C91])" office:value-type="float" office:value="0.31756853290359" calcext:value-type="float">
            <text:p>0.31756853290359</text:p>
          </table:table-cell>
          <table:table-cell table:style-name="ce23" table:formula="of:=AVERAGE([.D2:.D91])" office:value-type="float" office:value="0.357327260751527" calcext:value-type="float">
            <text:p>0.357327260751527</text:p>
          </table:table-cell>
          <table:table-cell table:style-name="ce24" table:formula="of:=AVERAGE([.E2:.E91])" office:value-type="float" office:value="2.58" calcext:value-type="float">
            <text:p>2.58</text:p>
          </table:table-cell>
          <table:table-cell table:style-name="ce25" table:formula="of:=AVERAGE([.F2:.F91])" office:value-type="float" office:value="4.06444444444444" calcext:value-type="float">
            <text:p>4.06444444444444</text:p>
          </table:table-cell>
          <table:table-cell table:style-name="ce27" table:formula="of:=AVERAGE([.G2:.G91])" office:value-type="float" office:value="0.00266922409860352" calcext:value-type="float">
            <text:p>0.002669224098604</text:p>
          </table:table-cell>
          <table:table-cell office:value-type="string" calcext:value-type="string">
            <text:p>Best quartile</text:p>
          </table:table-cell>
        </table:table-row>
        <table:table-row table:style-name="ro2">
          <table:table-cell table:style-name="ce19" table:formula="of:=AVERAGE([.A91:.A181])" office:value-type="float" office:value="107.417582417582" calcext:value-type="float">
            <text:p>107.417582417582</text:p>
          </table:table-cell>
          <table:table-cell table:style-name="ce20" table:formula="of:=AVERAGE([.B91:.B181])" office:value-type="float" office:value="0.528067899967807" calcext:value-type="float">
            <text:p>0.528067899967807</text:p>
          </table:table-cell>
          <table:table-cell table:style-name="ce22" table:formula="of:=AVERAGE([.C91:.C181])" office:value-type="float" office:value="0.336035440763575" calcext:value-type="float">
            <text:p>0.336035440763575</text:p>
          </table:table-cell>
          <table:table-cell table:style-name="ce23" table:formula="of:=AVERAGE([.D91:.D181])" office:value-type="float" office:value="0.330199795920939" calcext:value-type="float">
            <text:p>0.330199795920939</text:p>
          </table:table-cell>
          <table:table-cell table:style-name="ce24" table:formula="of:=AVERAGE([.E91:.E181])" office:value-type="float" office:value="3.48131868131868" calcext:value-type="float">
            <text:p>3.48131868131868</text:p>
          </table:table-cell>
          <table:table-cell table:style-name="ce25" table:formula="of:=AVERAGE([.F91:.F181])" office:value-type="float" office:value="3.76483516483517" calcext:value-type="float">
            <text:p>3.76483516483517</text:p>
          </table:table-cell>
          <table:table-cell table:style-name="ce27" table:formula="of:=AVERAGE([.G91:.G181])" office:value-type="float" office:value="0.00318523182263676" calcext:value-type="float">
            <text:p>0.003185231822637</text:p>
          </table:table-cell>
          <table:table-cell/>
        </table:table-row>
        <table:table-row table:style-name="ro2">
          <table:table-cell table:style-name="ce19" table:formula="of:=AVERAGE([.A181:.A271])" office:value-type="float" office:value="84.0659340659341" calcext:value-type="float">
            <text:p>84.0659340659341</text:p>
          </table:table-cell>
          <table:table-cell table:style-name="ce20" table:formula="of:=AVERAGE([.B181:.B271])" office:value-type="float" office:value="0.492610370130031" calcext:value-type="float">
            <text:p>0.492610370130031</text:p>
          </table:table-cell>
          <table:table-cell table:style-name="ce22" table:formula="of:=AVERAGE([.C181:.C271])" office:value-type="float" office:value="0.361706822826613" calcext:value-type="float">
            <text:p>0.361706822826613</text:p>
          </table:table-cell>
          <table:table-cell table:style-name="ce23" table:formula="of:=AVERAGE([.D181:.D271])" office:value-type="float" office:value="0.31911199826131" calcext:value-type="float">
            <text:p>0.31911199826131</text:p>
          </table:table-cell>
          <table:table-cell table:style-name="ce24" table:formula="of:=AVERAGE([.E181:.E271])" office:value-type="float" office:value="2.82087912087912" calcext:value-type="float">
            <text:p>2.82087912087912</text:p>
          </table:table-cell>
          <table:table-cell table:style-name="ce25" table:formula="of:=AVERAGE([.F181:.F271])" office:value-type="float" office:value="3.78351648351648" calcext:value-type="float">
            <text:p>3.78351648351648</text:p>
          </table:table-cell>
          <table:table-cell table:style-name="ce27" table:formula="of:=AVERAGE([.G181:.G271])" office:value-type="float" office:value="0.00384811303316799" calcext:value-type="float">
            <text:p>0.003848113033168</text:p>
          </table:table-cell>
          <table:table-cell/>
        </table:table-row>
        <table:table-row table:style-name="ro2">
          <table:table-cell table:style-name="ce19" table:formula="of:=AVERAGE([.A271:.A361])" office:value-type="float" office:value="64.1208791208791" calcext:value-type="float">
            <text:p>64.1208791208791</text:p>
          </table:table-cell>
          <table:table-cell table:style-name="ce20" table:formula="of:=AVERAGE([.B271:.B361])" office:value-type="float" office:value="0.515527510994508" calcext:value-type="float">
            <text:p>0.515527510994508</text:p>
          </table:table-cell>
          <table:table-cell table:style-name="ce22" table:formula="of:=AVERAGE([.C271:.C361])" office:value-type="float" office:value="0.392980066418091" calcext:value-type="float">
            <text:p>0.392980066418091</text:p>
          </table:table-cell>
          <table:table-cell table:style-name="ce23" table:formula="of:=AVERAGE([.D271:.D361])" office:value-type="float" office:value="0.26117405472949" calcext:value-type="float">
            <text:p>0.26117405472949</text:p>
          </table:table-cell>
          <table:table-cell table:style-name="ce24" table:formula="of:=AVERAGE([.E271:.E361])" office:value-type="float" office:value="2.57802197802198" calcext:value-type="float">
            <text:p>2.57802197802198</text:p>
          </table:table-cell>
          <table:table-cell table:style-name="ce25" table:formula="of:=AVERAGE([.F271:.F361])" office:value-type="float" office:value="2.6989010989011" calcext:value-type="float">
            <text:p>2.6989010989011</text:p>
          </table:table-cell>
          <table:table-cell table:style-name="ce27" table:formula="of:=AVERAGE([.G271:.G361])" office:value-type="float" office:value="0.00785098934016038" calcext:value-type="float">
            <text:p>0.00785098934016</text:p>
          </table:table-cell>
          <table:table-cell office:value-type="string" calcext:value-type="string">
            <text:p>Worst quartile</text:p>
          </table:table-cell>
        </table:table-row>
        <table:table-row table:style-name="ro2">
          <table:table-cell table:style-name="ce19" table:formula="of:=AVERAGE([.A331:.A361])" office:value-type="float" office:value="41.4516129032258" calcext:value-type="float">
            <text:p>41.4516129032258</text:p>
          </table:table-cell>
          <table:table-cell table:style-name="ce20" table:formula="of:=AVERAGE([.B331:.B361])" office:value-type="float" office:value="0.469312394510044" calcext:value-type="float">
            <text:p>0.469312394510044</text:p>
          </table:table-cell>
          <table:table-cell table:style-name="ce22" table:formula="of:=AVERAGE([.C331:.C361])" office:value-type="float" office:value="0.441081209341707" calcext:value-type="float">
            <text:p>0.441081209341707</text:p>
          </table:table-cell>
          <table:table-cell table:style-name="ce23" table:formula="of:=AVERAGE([.D331:.D361])" office:value-type="float" office:value="0.225610120270996" calcext:value-type="float">
            <text:p>0.225610120270996</text:p>
          </table:table-cell>
          <table:table-cell table:style-name="ce24" table:formula="of:=AVERAGE([.E331:.E361])" office:value-type="float" office:value="2.40645161290323" calcext:value-type="float">
            <text:p>2.40645161290323</text:p>
          </table:table-cell>
          <table:table-cell table:style-name="ce25" table:formula="of:=AVERAGE([.F331:.F361])" office:value-type="float" office:value="2.36129032258064" calcext:value-type="float">
            <text:p>2.36129032258064</text:p>
          </table:table-cell>
          <table:table-cell table:style-name="ce27" table:formula="of:=AVERAGE([.G331:.G361])" office:value-type="float" office:value="0.0124981637871165" calcext:value-type="float">
            <text:p>0.012498163787117</text:p>
          </table:table-cell>
          <table:table-cell office:value-type="string" calcext:value-type="string">
            <text:p>Worst 30</text:p>
          </table:table-cell>
        </table:table-row>
        <calcext:conditional-formats>
          <calcext:conditional-format calcext:target-range-address="metaopt.A363:metaopt.A3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metaopt.B363:metaopt.B3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etaopt.C363:metaopt.C3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etaopt.D363:metaopt.D3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etaopt.E363:metaopt.E3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etaopt.F363:metaopt.F3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etaopt.G363:metaopt.G3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 style:data-style-name="N2" text:time-value="23:51:54.0062721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07T23:42:38.492128496</dc:date>
    <meta:editing-duration>PT17M4S</meta:editing-duration>
    <meta:editing-cycles>2</meta:editing-cycles>
    <meta:generator>LibreOffice/7.0.3.1$Linux_X86_64 LibreOffice_project/00$Build-1</meta:generator>
    <meta:document-statistic meta:table-count="1" meta:cell-count="2583" meta:object-count="0"/>
  </office:meta>
</office:document-meta>
</file>